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Shopping</text:p>
          </table:table-cell>
          <table:table-cell table:number-columns-repeated="9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table:number-columns-repeated="8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1950s Memorabilia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Gas and Oil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Paperweigh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Sig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Signs</text:p>
          </table:table-cell>
          <table:table-cell office:value-type="string">
            <text:p>Neo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Signs</text:p>
          </table:table-cell>
          <table:table-cell office:value-type="string">
            <text:p>Reproduction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Soda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Soda</text:p>
          </table:table-cell>
          <table:table-cell office:value-type="string">
            <text:p>Coca-Cola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Soda</text:p>
          </table:table-cell>
          <table:table-cell office:value-type="string">
            <text:p>Pepsi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Tobacco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Tobacco</text:p>
          </table:table-cell>
          <table:table-cell office:value-type="string">
            <text:p>Cigar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office:value-type="string">
            <text:p>Trade Car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rtifact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rtifacts</text:p>
          </table:table-cell>
          <table:table-cell office:value-type="string">
            <text:p>Americ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rtifacts</text:p>
          </table:table-cell>
          <table:table-cell office:value-type="string">
            <text:p>American</text:p>
          </table:table-cell>
          <table:table-cell office:value-type="string">
            <text:p>Native America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rtifacts</text:p>
          </table:table-cell>
          <table:table-cell office:value-type="string">
            <text:p>Asi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Artifacts</text:p>
          </table:table-cell>
          <table:table-cell office:value-type="string">
            <text:p>Near Easter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Basket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Basket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Baskets</text:p>
          </table:table-cell>
          <table:table-cell office:value-type="string">
            <text:p>Longaberger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Beer Steins and Glass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ameras and Photograph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elebrity Memorabilia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elebrity Memorabilia</text:p>
          </table:table-cell>
          <table:table-cell office:value-type="string">
            <text:p>Autograph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elebrity Memorabilia</text:p>
          </table:table-cell>
          <table:table-cell office:value-type="string">
            <text:p>Autographs</text:p>
          </table:table-cell>
          <table:table-cell office:value-type="string">
            <text:p>Historical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elebrity Memorabilia</text:p>
          </table:table-cell>
          <table:table-cell office:value-type="string">
            <text:p>Autographs</text:p>
          </table:table-cell>
          <table:table-cell office:value-type="string">
            <text:p>Music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elebrity Memorabilia</text:p>
          </table:table-cell>
          <table:table-cell office:value-type="string">
            <text:p>Churchill, Sir Winsto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elebrity Memorabilia</text:p>
          </table:table-cell>
          <table:table-cell office:value-type="string">
            <text:p>Monroe, Marily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eramics and Pottery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hina, Porcelain, and Glas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lassified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locks and Watch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locks and Watches</text:p>
          </table:table-cell>
          <table:table-cell office:value-type="string">
            <text:p>Repair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locks and Watches</text:p>
          </table:table-cell>
          <table:table-cell office:value-type="string">
            <text:p>Watch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lothing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Ancient Coi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Auctio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Certified Coi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Classifie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Error Coi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Gold Coi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Grading Servic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Medals and Toke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Private Min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Suppl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Supplies</text:p>
          </table:table-cell>
          <table:table-cell office:value-type="string">
            <text:p>50 States Quarter Holder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Supplies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World Coi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World Coins</text:p>
          </table:table-cell>
          <table:table-cell office:value-type="string">
            <text:p>50 State Quarter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World Coins</text:p>
          </table:table-cell>
          <table:table-cell office:value-type="string">
            <text:p>Europ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World Coins</text:p>
          </table:table-cell>
          <table:table-cell office:value-type="string">
            <text:p>Europe</text:p>
          </table:table-cell>
          <table:table-cell office:value-type="string">
            <text:p>United Kingdom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World Coins</text:p>
          </table:table-cell>
          <table:table-cell office:value-type="string">
            <text:p>North America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World Coin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World Coins</text:p>
          </table:table-cell>
          <table:table-cell office:value-type="string">
            <text:p>North America</text:p>
          </table:table-cell>
          <table:table-cell office:value-type="string">
            <text:p>Mexico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ins</text:p>
          </table:table-cell>
          <table:table-cell office:value-type="string">
            <text:p>World Coin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okie Jar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Corkscrew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Directori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lectronics and Machinery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phemera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phemera</text:p>
          </table:table-cell>
          <table:table-cell office:value-type="string">
            <text:p>Crate Lab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phemera</text:p>
          </table:table-cell>
          <table:table-cell office:value-type="string">
            <text:p>Ma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phemera</text:p>
          </table:table-cell>
          <table:table-cell office:value-type="string">
            <text:p>Maps</text:p>
          </table:table-cell>
          <table:table-cell office:value-type="string">
            <text:p>Reproduc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phemera</text:p>
          </table:table-cell>
          <table:table-cell office:value-type="string">
            <text:p>Periodic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phemera</text:p>
          </table:table-cell>
          <table:table-cell office:value-type="string">
            <text:p>Periodicals</text:p>
          </table:table-cell>
          <table:table-cell office:value-type="string">
            <text:p>Individual Advertise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phemera</text:p>
          </table:table-cell>
          <table:table-cell office:value-type="string">
            <text:p>Postcar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phemera</text:p>
          </table:table-cell>
          <table:table-cell office:value-type="string">
            <text:p>Prints and Pos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thnographic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Ethnographic</text:p>
          </table:table-cell>
          <table:table-cell office:value-type="string">
            <text:p>As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Boy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Carous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Charming Tai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Cherished Tedd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Department 56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Department 56</text:p>
          </table:table-cell>
          <table:table-cell office:value-type="string">
            <text:p>Secondary Market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Dreamsic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Fairies and Fantas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Humm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Limoges and Miniature Box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Pewt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Pocket Drag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Precious Mom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Royal Doulto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Stone Crit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Wee Forest Fol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igurines</text:p>
          </table:table-cell>
          <table:table-cell office:value-type="string">
            <text:p>Wee Forest Folk</text:p>
          </table:table-cell>
          <table:table-cell office:value-type="string">
            <text:p>Secondary Marke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urnitur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urniture</text:p>
          </table:table-cell>
          <table:table-cell office:value-type="string">
            <text:p>Asian Antiqu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urniture</text:p>
          </table:table-cell>
          <table:table-cell office:value-type="string">
            <text:p>English Antiqu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urniture</text:p>
          </table:table-cell>
          <table:table-cell office:value-type="string">
            <text:p>French Antiqu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urniture</text:p>
          </table:table-cell>
          <table:table-cell office:value-type="string">
            <text:p>Post 1900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Furniture</text:p>
          </table:table-cell>
          <table:table-cell office:value-type="string">
            <text:p>Reproduction Antiqu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Light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Lighting</text:p>
          </table:table-cell>
          <table:table-cell office:value-type="string">
            <text:p>Reproduc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Lunchbox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Metals and Minera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Militaria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Militaria</text:p>
          </table:table-cell>
          <table:table-cell office:value-type="string">
            <text:p>Auc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Militaria</text:p>
          </table:table-cell>
          <table:table-cell office:value-type="string">
            <text:p>Medals, Orders, and Decora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Militaria</text:p>
          </table:table-cell>
          <table:table-cell office:value-type="string">
            <text:p>Swor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Militaria</text:p>
          </table:table-cell>
          <table:table-cell office:value-type="string">
            <text:p>US Civil Wa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Militaria</text:p>
          </table:table-cell>
          <table:table-cell office:value-type="string">
            <text:p>World War I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Music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Nautic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Paper Mone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Paper Money</text:p>
          </table:table-cell>
          <table:table-cell office:value-type="string">
            <text:p>Certificat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Paper Money</text:p>
          </table:table-cell>
          <table:table-cell office:value-type="string">
            <text:p>Suppl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Patch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Phonecar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Phonograph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Pin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Radio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Radios</text:p>
          </table:table-cell>
          <table:table-cell office:value-type="string">
            <text:p>Parts and Service Dat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Razo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Religious and Inspirational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Religious and Inspirational</text:p>
          </table:table-cell>
          <table:table-cell office:value-type="string">
            <text:p>Ang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Religious and Inspirational</text:p>
          </table:table-cell>
          <table:table-cell office:value-type="string">
            <text:p>Christ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Reproduction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cience Fiction, Fantasy and Horro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eptember 11, 2001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ew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ewing</text:p>
          </table:table-cell>
          <table:table-cell office:value-type="string">
            <text:p>Machi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ewing</text:p>
          </table:table-cell>
          <table:table-cell office:value-type="string">
            <text:p>Thim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ilver, Pewter and Flatwar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Afr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As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Europ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Europe</text:p>
          </table:table-cell>
          <table:table-cell office:value-type="string">
            <text:p>British Commonwealt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North Amer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Ocean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Oceania</text:p>
          </table:table-cell>
          <table:table-cell office:value-type="string">
            <text:p>New Zeal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By Region</text:p>
          </table:table-cell>
          <table:table-cell office:value-type="string">
            <text:p>South Amer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Postal Histo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office:value-type="string">
            <text:p>Topical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uppli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upplies</text:p>
          </table:table-cell>
          <table:table-cell office:value-type="string">
            <text:p>Display Cas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Supplies</text:p>
          </table:table-cell>
          <table:table-cell office:value-type="string">
            <text:p>Stamp Collec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extil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extiles</text:p>
          </table:table-cell>
          <table:table-cell office:value-type="string">
            <text:p>La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extiles</text:p>
          </table:table-cell>
          <table:table-cell office:value-type="string">
            <text:p>Line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extiles</text:p>
          </table:table-cell>
          <table:table-cell office:value-type="string">
            <text:p>Quil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Construction 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Diecas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Diecast</text:p>
          </table:table-cell>
          <table:table-cell office:value-type="string">
            <text:p>1-18 Scal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Diecast</text:p>
          </table:table-cell>
          <table:table-cell office:value-type="string">
            <text:p>Corgi and Dink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Diecast</text:p>
          </table:table-cell>
          <table:table-cell office:value-type="string">
            <text:p>Gas Station Collectib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Diecast</text:p>
          </table:table-cell>
          <table:table-cell office:value-type="string">
            <text:p>Hot Whee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Diecast</text:p>
          </table:table-cell>
          <table:table-cell office:value-type="string">
            <text:p>Matchbox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Diecast</text:p>
          </table:table-cell>
          <table:table-cell office:value-type="string">
            <text:p>Racing and NASCA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Diecast</text:p>
          </table:table-cell>
          <table:table-cell office:value-type="string">
            <text:p>Racing and NASCAR</text:p>
          </table:table-cell>
          <table:table-cell office:value-type="string">
            <text:p>NASCA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Motorcyc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Pedal C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Police - Fire - Emergenc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Tractors and Farm Toy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Tractors and Farm Toys</text:p>
          </table:table-cell>
          <table:table-cell office:value-type="string">
            <text:p>John Deere Toy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ars and Trucks</text:p>
          </table:table-cell>
          <table:table-cell office:value-type="string">
            <text:p>Truc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Classifie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Dol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Erector S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Fast Food Toy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Mar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Sewing Machi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Slot Machin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Toy Soldiers and Figur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Toys and Games</text:p>
          </table:table-cell>
          <table:table-cell office:value-type="string">
            <text:p>Toy Soldiers and Figures</text:p>
          </table:table-cell>
          <table:table-cell office:value-type="string">
            <text:p>Plas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B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G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J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New Collecti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Q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aried Merchandise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ehicl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ehicles</text:p>
          </table:table-cell>
          <table:table-cell office:value-type="string">
            <text:p>Tracto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ehicles</text:p>
          </table:table-cell>
          <table:table-cell office:value-type="string">
            <text:p>Tractors</text:p>
          </table:table-cell>
          <table:table-cell office:value-type="string">
            <text:p>Gas Engi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ehicles</text:p>
          </table:table-cell>
          <table:table-cell office:value-type="string">
            <text:p>Tractors</text:p>
          </table:table-cell>
          <table:table-cell office:value-type="string">
            <text:p>Gas Engines</text:p>
          </table:table-cell>
          <table:table-cell office:value-type="string">
            <text:p>Old Machiner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Vehicles</text:p>
          </table:table-cell>
          <table:table-cell office:value-type="string">
            <text:p>Tractors</text:p>
          </table:table-cell>
          <table:table-cell office:value-type="string">
            <text:p>P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Writing Instrumen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ntiques and Collectibles</text:p>
          </table:table-cell>
          <table:table-cell office:value-type="string">
            <text:p>Writing Instruments</text:p>
          </table:table-cell>
          <table:table-cell office:value-type="string">
            <text:p>Auc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Antiques and Collectibl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Antiques and Collectibles</text:p>
          </table:table-cell>
          <table:table-cell office:value-type="string">
            <text:p>Advertising Collectibl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Antiques and Collectibles</text:p>
          </table:table-cell>
          <table:table-cell office:value-type="string">
            <text:p>Autograph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Antiques and Collectibles</text:p>
          </table:table-cell>
          <table:table-cell office:value-type="string">
            <text:p>Stam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Antiques and Collectibles</text:p>
          </table:table-cell>
          <table:table-cell office:value-type="string">
            <text:p>Toy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Antiques and Collectibles</text:p>
          </table:table-cell>
          <table:table-cell office:value-type="string">
            <text:p>Trading Car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Arts and Craf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Auto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Boa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Charit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Compute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Dutch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E-mai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Entertainmen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Food and Win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Gun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Jewelr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Search Engin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Specialt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Spor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Auctions</text:p>
          </table:table-cell>
          <table:table-cell office:value-type="string">
            <text:p>Sports</text:p>
          </table:table-cell>
          <table:table-cell office:value-type="string">
            <text:p>Car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By Region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Albums and Fram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Bath and Body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Bibs and Tow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Birth Announcem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Birth Announcements</text:p>
          </table:table-cell>
          <table:table-cell office:value-type="string">
            <text:p>Onli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Birth Announcements</text:p>
          </table:table-cell>
          <table:table-cell office:value-type="string">
            <text:p>Prin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Birth Announcements</text:p>
          </table:table-cell>
          <table:table-cell office:value-type="string">
            <text:p>Printed</text:p>
          </table:table-cell>
          <table:table-cell office:value-type="string">
            <text:p>Photo Car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Diaper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Diapering</text:p>
          </table:table-cell>
          <table:table-cell office:value-type="string">
            <text:p>Diaper Ba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Diapering</text:p>
          </table:table-cell>
          <table:table-cell office:value-type="string">
            <text:p>Disposabl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Equipment</text:p>
          </table:table-cell>
          <table:table-cell office:value-type="string">
            <text:p>Carri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Equipment</text:p>
          </table:table-cell>
          <table:table-cell office:value-type="string">
            <text:p>Carriers</text:p>
          </table:table-cell>
          <table:table-cell office:value-type="string">
            <text:p>Cov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Equipment</text:p>
          </table:table-cell>
          <table:table-cell office:value-type="string">
            <text:p>Carriers</text:p>
          </table:table-cell>
          <table:table-cell office:value-type="string">
            <text:p>Sling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Equipment</text:p>
          </table:table-cell>
          <table:table-cell office:value-type="string">
            <text:p>Furnitu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Equipment</text:p>
          </table:table-cell>
          <table:table-cell office:value-type="string">
            <text:p>Stroll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Fee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Jewel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Keepsak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Keepsakes</text:p>
          </table:table-cell>
          <table:table-cell office:value-type="string">
            <text:p>Casting Mol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Keepsakes</text:p>
          </table:table-cell>
          <table:table-cell office:value-type="string">
            <text:p>Shoe Bronz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Multip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Personaliz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Shower Suppl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Shower Supplies</text:p>
          </table:table-cell>
          <table:table-cell office:value-type="string">
            <text:p>Diaper Cak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aby</text:p>
          </table:table-cell>
          <table:table-cell office:value-type="string">
            <text:p>Varied Merchandise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lankets and Bedd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lankets and Bedding</text:p>
          </table:table-cell>
          <table:table-cell office:value-type="string">
            <text:p>Bab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lankets and Bedding</text:p>
          </table:table-cell>
          <table:table-cell office:value-type="string">
            <text:p>Baby</text:p>
          </table:table-cell>
          <table:table-cell office:value-type="string">
            <text:p>Custo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lankets and Bedding</text:p>
          </table:table-cell>
          <table:table-cell office:value-type="string">
            <text:p>Baby</text:p>
          </table:table-cell>
          <table:table-cell office:value-type="string">
            <text:p>Handmad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lankets and Bedding</text:p>
          </table:table-cell>
          <table:table-cell office:value-type="string">
            <text:p>Baby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lankets and Bedding</text:p>
          </table:table-cell>
          <table:table-cell office:value-type="string">
            <text:p>Baby</text:p>
          </table:table-cell>
          <table:table-cell office:value-type="string">
            <text:p>Personaliz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Blankets and Bedding</text:p>
          </table:table-cell>
          <table:table-cell office:value-type="string">
            <text:p>Sleeping Ba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Education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Home Deco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Home Decor</text:p>
          </table:table-cell>
          <table:table-cell office:value-type="string">
            <text:p>Nurs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Part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Personalize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Recording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Recordings</text:p>
          </table:table-cell>
          <table:table-cell office:value-type="string">
            <text:p>Mus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Recordings</text:p>
          </table:table-cell>
          <table:table-cell office:value-type="string">
            <text:p>Music</text:p>
          </table:table-cell>
          <table:table-cell office:value-type="string">
            <text:p>Personaliz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Safety Products and Servic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Safety Products and Services</text:p>
          </table:table-cell>
          <table:table-cell office:value-type="string">
            <text:p>Car Safe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Safety Products and Services</text:p>
          </table:table-cell>
          <table:table-cell office:value-type="string">
            <text:p>Child Registration and Identific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Safety Products and Services</text:p>
          </table:table-cell>
          <table:table-cell office:value-type="string">
            <text:p>Shopping Car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Safety Products and Services</text:p>
          </table:table-cell>
          <table:table-cell office:value-type="string">
            <text:p>Sleep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Safety Products and Services</text:p>
          </table:table-cell>
          <table:table-cell office:value-type="string">
            <text:p>Surveillance and Monitoring System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Safety Products and Services</text:p>
          </table:table-cell>
          <table:table-cell office:value-type="string">
            <text:p>Swimming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Toilet Training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hildren</text:p>
          </table:table-cell>
          <table:table-cell office:value-type="string">
            <text:p>Varied Merchandi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Automotiv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Automotive</text:p>
          </table:table-cell>
          <table:table-cell office:value-type="string">
            <text:p>Class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Automotive</text:p>
          </table:table-cell>
          <table:table-cell office:value-type="string">
            <text:p>Fre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Automotive</text:p>
          </table:table-cell>
          <table:table-cell office:value-type="string">
            <text:p>Internet Dealershi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Automotive</text:p>
          </table:table-cell>
          <table:table-cell office:value-type="string">
            <text:p>Recreational Vehic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Aviat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Business to Busines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Business to Business</text:p>
          </table:table-cell>
          <table:table-cell office:value-type="string">
            <text:p>Businesses for Sa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Free Classifie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Real Estat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assifieds</text:p>
          </table:table-cell>
          <table:table-cell office:value-type="string">
            <text:p>Watercraf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Apr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Belts and Buck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Childr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Glov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Gloves</text:p>
          </table:table-cell>
          <table:table-cell office:value-type="string">
            <text:p>Form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Gloves</text:p>
          </table:table-cell>
          <table:table-cell office:value-type="string">
            <text:p>Leath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Beaded and Embroidered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Cigar Bo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Custom and Handmad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Design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Designer</text:p>
          </table:table-cell>
          <table:table-cell office:value-type="string">
            <text:p>Private Labe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Fabric and Tapest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Fabric and Tapestry</text:p>
          </table:table-cell>
          <table:table-cell office:value-type="string">
            <text:p>Custom and Handmad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Leath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Leather</text:p>
          </table:table-cell>
          <table:table-cell office:value-type="string">
            <text:p>Custom and Handmade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Leather</text:p>
          </table:table-cell>
          <table:table-cell office:value-type="string">
            <text:p>Designer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dbags and Purses</text:p>
          </table:table-cell>
          <table:table-cell office:value-type="string">
            <text:p>Leather</text:p>
          </table:table-cell>
          <table:table-cell office:value-type="string">
            <text:p>Designer Inspir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Hang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Men's</text:p>
          </table:table-cell>
          <table:table-cell office:value-type="string">
            <text:p>Cuff Lin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Scarv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Scarves</text:p>
          </table:table-cell>
          <table:table-cell office:value-type="string">
            <text:p>Sil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Umbrella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Accessories</text:p>
          </table:table-cell>
          <table:table-cell office:value-type="string">
            <text:p>Wo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Caps and H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Caps and Hats</text:p>
          </table:table-cell>
          <table:table-cell office:value-type="string">
            <text:p>Hair Loss Cov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Caps and Hats</text:p>
          </table:table-cell>
          <table:table-cell office:value-type="string">
            <text:p>Spo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Jea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Swea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ie Dy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Anim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A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Avi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C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Children'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Computer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Cyc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Ethnic and Region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Ethnic and Regional</text:p>
          </table:table-cell>
          <table:table-cell office:value-type="string">
            <text:p>Americ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Ethnic and Regional</text:p>
          </table:table-cell>
          <table:table-cell office:value-type="string">
            <text:p>American</text:p>
          </table:table-cell>
          <table:table-cell office:value-type="string">
            <text:p>September 11, 2001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Humo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Mus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Occupa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Painted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Social Statemen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Spo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Tie Dy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T-Shirts</text:p>
          </table:table-cell>
          <table:table-cell office:value-type="string">
            <text:p>W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asual</text:p>
          </table:table-cell>
          <table:table-cell office:value-type="string">
            <text:p>Wo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hildren'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hildren's</text:p>
          </table:table-cell>
          <table:table-cell office:value-type="string">
            <text:p>Bab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hildren's</text:p>
          </table:table-cell>
          <table:table-cell office:value-type="string">
            <text:p>Baby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hildren's</text:p>
          </table:table-cell>
          <table:table-cell office:value-type="string">
            <text:p>Baby</text:p>
          </table:table-cell>
          <table:table-cell office:value-type="string">
            <text:p>Preemi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hildren's</text:p>
          </table:table-cell>
          <table:table-cell office:value-type="string">
            <text:p>Boy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hildren's</text:p>
          </table:table-cell>
          <table:table-cell office:value-type="string">
            <text:p>Gir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hildren's</text:p>
          </table:table-cell>
          <table:table-cell office:value-type="string">
            <text:p>Girl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Childr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Fai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18th Centu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19th Centu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19th Century</text:p>
          </table:table-cell>
          <table:table-cell office:value-type="string">
            <text:p>American Civil Wa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19th Century</text:p>
          </table:table-cell>
          <table:table-cell office:value-type="string">
            <text:p>Old Wes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20th Centu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Footwear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Medieval and Renaissanc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Medieval and Renaissance</text:p>
          </table:table-cell>
          <table:table-cell office:value-type="string">
            <text:p>Armo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Medieval and Renaissance</text:p>
          </table:table-cell>
          <table:table-cell office:value-type="string">
            <text:p>Armor</text:p>
          </table:table-cell>
          <table:table-cell office:value-type="string">
            <text:p>Chain Mail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istorical</text:p>
          </table:table-cell>
          <table:table-cell office:value-type="string">
            <text:p>Patterns and Publica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olida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Holiday</text:p>
          </table:table-cell>
          <table:table-cell office:value-type="string">
            <text:p>Hallowee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Masco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Mas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ostumes</text:p>
          </table:table-cell>
          <table:table-cell office:value-type="string">
            <text:p>Science Fiction and Fantas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ustom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ustom</text:p>
          </table:table-cell>
          <table:table-cell office:value-type="string">
            <text:p>Design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ustom</text:p>
          </table:table-cell>
          <table:table-cell office:value-type="string">
            <text:p>Embroid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ustom</text:p>
          </table:table-cell>
          <table:table-cell office:value-type="string">
            <text:p>Prin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Custom</text:p>
          </table:table-cell>
          <table:table-cell office:value-type="string">
            <text:p>Tailo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Bati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Cel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Celtic</text:p>
          </table:table-cell>
          <table:table-cell office:value-type="string">
            <text:p>Iris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Celtic</text:p>
          </table:table-cell>
          <table:table-cell office:value-type="string">
            <text:p>Scottis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Celtic</text:p>
          </table:table-cell>
          <table:table-cell office:value-type="string">
            <text:p>Tart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Celtic</text:p>
          </table:table-cell>
          <table:table-cell office:value-type="string">
            <text:p>Tartan</text:p>
          </table:table-cell>
          <table:table-cell office:value-type="string">
            <text:p>Kilt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Dutc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office:value-type="string">
            <text:p>Mex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frican America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Hawai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Hawaiian</text:p>
          </table:table-cell>
          <table:table-cell office:value-type="string">
            <text:p>T-Shir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ativ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ative</text:p>
          </table:table-cell>
          <table:table-cell office:value-type="string">
            <text:p>Native-Inspir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ative</text:p>
          </table:table-cell>
          <table:table-cell office:value-type="string">
            <text:p>Native-Mad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West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Western</text:p>
          </table:table-cell>
          <table:table-cell office:value-type="string">
            <text:p>Boo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Western</text:p>
          </table:table-cell>
          <table:table-cell office:value-type="string">
            <text:p>Ha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Athlet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Boo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Childr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Children's</text:p>
          </table:table-cell>
          <table:table-cell office:value-type="string">
            <text:p>Soft So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Comfor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Comfort</text:p>
          </table:table-cell>
          <table:table-cell office:value-type="string">
            <text:p>Sanda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Comfort</text:p>
          </table:table-cell>
          <table:table-cell office:value-type="string">
            <text:p>Slippers and Moccasi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High He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Outdoo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Outdoor</text:p>
          </table:table-cell>
          <table:table-cell office:value-type="string">
            <text:p>Snowsho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Specialty Siz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Specialty Sizes</text:p>
          </table:table-cell>
          <table:table-cell office:value-type="string">
            <text:p>Men'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Specialty Sizes</text:p>
          </table:table-cell>
          <table:table-cell office:value-type="string">
            <text:p>Small and Narro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Specialty Sizes</text:p>
          </table:table-cell>
          <table:table-cell office:value-type="string">
            <text:p>Women'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Wo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Wor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Childr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Children's</text:p>
          </table:table-cell>
          <table:table-cell office:value-type="string">
            <text:p>Christening and Commun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Children's</text:p>
          </table:table-cell>
          <table:table-cell office:value-type="string">
            <text:p>Girl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Children's</text:p>
          </table:table-cell>
          <table:table-cell office:value-type="string">
            <text:p>Pageant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Men'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Wo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Women'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Women's</text:p>
          </table:table-cell>
          <table:table-cell office:value-type="string">
            <text:p>Brid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Women's</text:p>
          </table:table-cell>
          <table:table-cell office:value-type="string">
            <text:p>Bridal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Women's</text:p>
          </table:table-cell>
          <table:table-cell office:value-type="string">
            <text:p>Bridal</text:p>
          </table:table-cell>
          <table:table-cell office:value-type="string">
            <text:p>Gow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Women's</text:p>
          </table:table-cell>
          <table:table-cell office:value-type="string">
            <text:p>Bridal</text:p>
          </table:table-cell>
          <table:table-cell office:value-type="string">
            <text:p>Sho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ormal Wear</text:p>
          </table:table-cell>
          <table:table-cell office:value-type="string">
            <text:p>Women's</text:p>
          </table:table-cell>
          <table:table-cell office:value-type="string">
            <text:p>Bridal</text:p>
          </table:table-cell>
          <table:table-cell office:value-type="string">
            <text:p>Vei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u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Fur</text:p>
          </table:table-cell>
          <table:table-cell office:value-type="string">
            <text:p>Fau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Leathe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Leather</text:p>
          </table:table-cell>
          <table:table-cell office:value-type="string">
            <text:p>Flight Jack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Big-Tall-Stou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H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Jackets and Co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Neckt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Necktie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Neckties</text:p>
          </table:table-cell>
          <table:table-cell office:value-type="string">
            <text:p>Bow T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Neckties</text:p>
          </table:table-cell>
          <table:table-cell office:value-type="string">
            <text:p>Sil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Shi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Skirts and Kil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Underwea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Underwear</text:p>
          </table:table-cell>
          <table:table-cell office:value-type="string">
            <text:p>Box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Men's</text:p>
          </table:table-cell>
          <table:table-cell office:value-type="string">
            <text:p>Underwear</text:p>
          </table:table-cell>
          <table:table-cell office:value-type="string">
            <text:p>Bran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atural Fibe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atural Fiber</text:p>
          </table:table-cell>
          <table:table-cell office:value-type="string">
            <text:p>Bambo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atural Fiber</text:p>
          </table:table-cell>
          <table:table-cell office:value-type="string">
            <text:p>Hem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atural Fiber</text:p>
          </table:table-cell>
          <table:table-cell office:value-type="string">
            <text:p>Organic Cott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atural Fiber</text:p>
          </table:table-cell>
          <table:table-cell office:value-type="string">
            <text:p>Sil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atural Fiber</text:p>
          </table:table-cell>
          <table:table-cell office:value-type="string">
            <text:p>Wool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atural Fiber</text:p>
          </table:table-cell>
          <table:table-cell office:value-type="string">
            <text:p>Wool</text:p>
          </table:table-cell>
          <table:table-cell office:value-type="string">
            <text:p>Alpa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atural Fiber</text:p>
          </table:table-cell>
          <table:table-cell office:value-type="string">
            <text:p>Wool</text:p>
          </table:table-cell>
          <table:table-cell office:value-type="string">
            <text:p>Cashmere and Pashmin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Da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Dance</text:p>
          </table:table-cell>
          <table:table-cell office:value-type="string">
            <text:p>Balle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Dance</text:p>
          </table:table-cell>
          <table:table-cell office:value-type="string">
            <text:p>Ballroo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Dance</text:p>
          </table:table-cell>
          <table:table-cell office:value-type="string">
            <text:p>Irish Ste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Dance</text:p>
          </table:table-cell>
          <table:table-cell office:value-type="string">
            <text:p>Middle East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Dance</text:p>
          </table:table-cell>
          <table:table-cell office:value-type="string">
            <text:p>Middle Eastern</text:p>
          </table:table-cell>
          <table:table-cell office:value-type="string">
            <text:p>Tribal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Dance</text:p>
          </table:table-cell>
          <table:table-cell office:value-type="string">
            <text:p>Sho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Dance</text:p>
          </table:table-cell>
          <table:table-cell office:value-type="string">
            <text:p>Square and Roun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Dance</text:p>
          </table:table-cell>
          <table:table-cell office:value-type="string">
            <text:p>Sw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Genre and Subcul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Genre and Subculture</text:p>
          </table:table-cell>
          <table:table-cell office:value-type="string">
            <text:p>Clubwe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Genre and Subculture</text:p>
          </table:table-cell>
          <table:table-cell office:value-type="string">
            <text:p>Goth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Genre and Subculture</text:p>
          </table:table-cell>
          <table:table-cell office:value-type="string">
            <text:p>Hip Ho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Genre and Subculture</text:p>
          </table:table-cell>
          <table:table-cell office:value-type="string">
            <text:p>Hip Hop</text:p>
          </table:table-cell>
          <table:table-cell office:value-type="string">
            <text:p>Design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Genre and Subculture</text:p>
          </table:table-cell>
          <table:table-cell office:value-type="string">
            <text:p>Pun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Genre and Subculture</text:p>
          </table:table-cell>
          <table:table-cell office:value-type="string">
            <text:p>Rav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Genre and Subculture</text:p>
          </table:table-cell>
          <table:table-cell office:value-type="string">
            <text:p>Retr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Niche</text:p>
          </table:table-cell>
          <table:table-cell office:value-type="string">
            <text:p>Genre and Subculture</text:p>
          </table:table-cell>
          <table:table-cell office:value-type="string">
            <text:p>Rockabill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Outerwea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Outerwear</text:p>
          </table:table-cell>
          <table:table-cell office:value-type="string">
            <text:p>Bab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Childr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Wo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Women's</text:p>
          </table:table-cell>
          <table:table-cell office:value-type="string">
            <text:p>Activewear and Dancewe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Women's</text:p>
          </table:table-cell>
          <table:table-cell office:value-type="string">
            <text:p>Designer and Custo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Women's</text:p>
          </table:table-cell>
          <table:table-cell office:value-type="string">
            <text:p>Formal We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Women's</text:p>
          </table:table-cell>
          <table:table-cell office:value-type="string">
            <text:p>Lingeri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Women's</text:p>
          </table:table-cell>
          <table:table-cell office:value-type="string">
            <text:p>Lingerie</text:p>
          </table:table-cell>
          <table:table-cell office:value-type="string">
            <text:p>Exot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Women's</text:p>
          </table:table-cell>
          <table:table-cell office:value-type="string">
            <text:p>Maternity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Women's</text:p>
          </table:table-cell>
          <table:table-cell office:value-type="string">
            <text:p>Swimwear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Plus-Size</text:p>
          </table:table-cell>
          <table:table-cell office:value-type="string">
            <text:p>Women's</text:p>
          </table:table-cell>
          <table:table-cell office:value-type="string">
            <text:p>Trend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Swimwea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Swimwear</text:p>
          </table:table-cell>
          <table:table-cell office:value-type="string">
            <text:p>Childr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Swimwear</text:p>
          </table:table-cell>
          <table:table-cell office:value-type="string">
            <text:p>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Swimwear</text:p>
          </table:table-cell>
          <table:table-cell office:value-type="string">
            <text:p>Tan Throug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Swimwear</text:p>
          </table:table-cell>
          <table:table-cell office:value-type="string">
            <text:p>Wo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Swimwear</text:p>
          </table:table-cell>
          <table:table-cell office:value-type="string">
            <text:p>Women's</text:p>
          </table:table-cell>
          <table:table-cell office:value-type="string">
            <text:p>Bikini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Teen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Teens</text:p>
          </table:table-cell>
          <table:table-cell office:value-type="string">
            <text:p>Girl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Bas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Basics</text:p>
          </table:table-cell>
          <table:table-cell office:value-type="string">
            <text:p>Bra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Basics</text:p>
          </table:table-cell>
          <table:table-cell office:value-type="string">
            <text:p>Bras</text:p>
          </table:table-cell>
          <table:table-cell office:value-type="string">
            <text:p>Spor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Design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Girdles and Cors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Lingeri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Lingerie</text:p>
          </table:table-cell>
          <table:table-cell office:value-type="string">
            <text:p>Brid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Lingerie</text:p>
          </table:table-cell>
          <table:table-cell office:value-type="string">
            <text:p>Exo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Lingerie</text:p>
          </table:table-cell>
          <table:table-cell office:value-type="string">
            <text:p>Fi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Lingerie</text:p>
          </table:table-cell>
          <table:table-cell office:value-type="string">
            <text:p>Women'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Sleepwea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Sleepwear</text:p>
          </table:table-cell>
          <table:table-cell office:value-type="string">
            <text:p>Rob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Socks and Hosi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dergarments</text:p>
          </table:table-cell>
          <table:table-cell office:value-type="string">
            <text:p>Socks and Hosiery</text:p>
          </table:table-cell>
          <table:table-cell office:value-type="string">
            <text:p>Childre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Avi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Corporat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Food Servi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Industri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Med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Medical</text:p>
          </table:table-cell>
          <table:table-cell office:value-type="string">
            <text:p>Caps and Ha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Military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Post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Public Safe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niforms</text:p>
          </table:table-cell>
          <table:table-cell office:value-type="string">
            <text:p>Schoo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sed and Secondhan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sed and Secondhand</text:p>
          </table:table-cell>
          <table:table-cell office:value-type="string">
            <text:p>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Used and Secondhand</text:p>
          </table:table-cell>
          <table:table-cell office:value-type="string">
            <text:p>Wed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Women'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Women's</text:p>
          </table:table-cell>
          <table:table-cell office:value-type="string">
            <text:p>Millin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Women's</text:p>
          </table:table-cell>
          <table:table-cell office:value-type="string">
            <text:p>Motherho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Women's</text:p>
          </table:table-cell>
          <table:table-cell office:value-type="string">
            <text:p>Motherhood</text:p>
          </table:table-cell>
          <table:table-cell office:value-type="string">
            <text:p>Breastfeed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Women's</text:p>
          </table:table-cell>
          <table:table-cell office:value-type="string">
            <text:p>Motherhood</text:p>
          </table:table-cell>
          <table:table-cell office:value-type="string">
            <text:p>Materni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Women's</text:p>
          </table:table-cell>
          <table:table-cell office:value-type="string">
            <text:p>Petit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lothing</text:p>
          </table:table-cell>
          <table:table-cell office:value-type="string">
            <text:p>Women's</text:p>
          </table:table-cell>
          <table:table-cell office:value-type="string">
            <text:p>Tal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Batte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Ca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Cables</text:p>
          </table:table-cell>
          <table:table-cell office:value-type="string">
            <text:p>Audio and Vide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Ca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Componen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Components</text:p>
          </table:table-cell>
          <table:table-cell office:value-type="string">
            <text:p>Tub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Flashligh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Furni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Furniture</text:p>
          </table:table-cell>
          <table:table-cell office:value-type="string">
            <text:p>Mou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Laser Poin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Remote Contro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Screen Protecto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ccessories</text:p>
          </table:table-cell>
          <table:table-cell office:value-type="string">
            <text:p>Ski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udio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udio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udio</text:p>
          </table:table-cell>
          <table:table-cell office:value-type="string">
            <text:p>Amplific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udio</text:p>
          </table:table-cell>
          <table:table-cell office:value-type="string">
            <text:p>Analo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udio</text:p>
          </table:table-cell>
          <table:table-cell office:value-type="string">
            <text:p>Classifie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udio</text:p>
          </table:table-cell>
          <table:table-cell office:value-type="string">
            <text:p>Headpho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udio</text:p>
          </table:table-cell>
          <table:table-cell office:value-type="string">
            <text:p>Minidis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udio</text:p>
          </table:table-cell>
          <table:table-cell office:value-type="string">
            <text:p>Speak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Audio</text:p>
          </table:table-cell>
          <table:table-cell office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B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Digital Satellit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Digital Satellite</text:p>
          </table:table-cell>
          <table:table-cell office:value-type="string">
            <text:p>Equipment and Provid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Digital Satellite</text:p>
          </table:table-cell>
          <table:table-cell office:value-type="string">
            <text:p>European Satellite Hard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Global Positioning Syste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Global Positioning System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Global Positioning System</text:p>
          </table:table-cell>
          <table:table-cell office:value-type="string">
            <text:p>Vehicl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Home and Office Pho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Video Pho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Accessories</text:p>
          </table:table-cell>
          <table:table-cell office:value-type="string">
            <text:p>Phone Car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Digital Conten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iPhon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L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Q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W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Accessories</text:p>
          </table:table-cell>
          <table:table-cell office:value-type="string">
            <text:p>Z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Recycl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Repair Service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Unlock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Cellular Phones</text:p>
          </table:table-cell>
          <table:table-cell office:value-type="string">
            <text:p>Us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Pag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Amateur Radio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Amateur Radios</text:p>
          </table:table-cell>
          <table:table-cell office:value-type="string">
            <text:p>Dealer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Amateur Radios</text:p>
          </table:table-cell>
          <table:table-cell office:value-type="string">
            <text:p>QRP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Amateur Radios</text:p>
          </table:table-cell>
          <table:table-cell office:value-type="string">
            <text:p>Radio Direction Find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Antenna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Citizen B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Digita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Emergency Suppl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GMRS and F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Kits and Componen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Kits and Components</text:p>
          </table:table-cell>
          <table:table-cell office:value-type="string">
            <text:p>Tub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Communications</text:p>
          </table:table-cell>
          <table:table-cell office:value-type="string">
            <text:p>Wireless</text:p>
          </table:table-cell>
          <table:table-cell office:value-type="string">
            <text:p>Radios</text:p>
          </table:table-cell>
          <table:table-cell office:value-type="string">
            <text:p>Scann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Digital Portable Playe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Digital Portable Player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Digital Portable Players</text:p>
          </table:table-cell>
          <table:table-cell office:value-type="string">
            <text:p>Apple iP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Digital Portable Players</text:p>
          </table:table-cell>
          <table:table-cell office:value-type="string">
            <text:p>Apple iPod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E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F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G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H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Home Automat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Home Theate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I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J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K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L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Language Translator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M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O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Q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U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V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Video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Video</text:p>
          </table:table-cell>
          <table:table-cell office:value-type="string">
            <text:p>Content Fil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Video</text:p>
          </table:table-cell>
          <table:table-cell office:value-type="string">
            <text:p>Descrambl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Video</text:p>
          </table:table-cell>
          <table:table-cell office:value-type="string">
            <text:p>DVD Play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Video</text:p>
          </table:table-cell>
          <table:table-cell office:value-type="string">
            <text:p>Projecto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Video</text:p>
          </table:table-cell>
          <table:table-cell office:value-type="string">
            <text:p>Televis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Video</text:p>
          </table:table-cell>
          <table:table-cell office:value-type="string">
            <text:p>Television</text:p>
          </table:table-cell>
          <table:table-cell office:value-type="string">
            <text:p>Lamps and Bulb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onsumer Electronics</text:p>
          </table:table-cell>
          <table:table-cell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table:number-columns-repeated="8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Basket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Bea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Decorativ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Decorative</text:p>
          </table:table-cell>
          <table:table-cell office:value-type="string">
            <text:p>Earthen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Decorative</text:p>
          </table:table-cell>
          <table:table-cell office:value-type="string">
            <text:p>Hand Pain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Decorative</text:p>
          </table:table-cell>
          <table:table-cell office:value-type="string">
            <text:p>Stone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Earthen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Functional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Functional</text:p>
          </table:table-cell>
          <table:table-cell office:value-type="string">
            <text:p>Earthenwar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Functional</text:p>
          </table:table-cell>
          <table:table-cell office:value-type="string">
            <text:p>Stone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Porcelai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Raku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Stone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Ti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Ceramic Art and Pottery</text:p>
          </table:table-cell>
          <table:table-cell office:value-type="string">
            <text:p>Woodfir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ecorative Paint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ecorative Painting</text:p>
          </table:table-cell>
          <table:table-cell office:value-type="string">
            <text:p>Clay Po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ecorative Painting</text:p>
          </table:table-cell>
          <table:table-cell office:value-type="string">
            <text:p>Mailbox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ecorative Painting</text:p>
          </table:table-cell>
          <table:table-cell office:value-type="string">
            <text:p>Roc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ecorative Painting</text:p>
          </table:table-cell>
          <table:table-cell office:value-type="string">
            <text:p>Wo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irect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Ang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Art Dol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Cloth and Soft Sculp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Clothing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Clothing and Accessories</text:p>
          </table:table-cell>
          <table:table-cell office:value-type="string">
            <text:p>11.5 Inch Do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Clothing and Accessories</text:p>
          </table:table-cell>
          <table:table-cell office:value-type="string">
            <text:p>18 Inch Do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Clothing and Accessories</text:p>
          </table:table-cell>
          <table:table-cell office:value-type="string">
            <text:p>Custom Sizes and Item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Clothing and Accessories</text:p>
          </table:table-cell>
          <table:table-cell office:value-type="string">
            <text:p>Furnitu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Country and Primitiv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Fairies and Fantasy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Minia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Pap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Porcelai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Ra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Santa Clau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Time-Ou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Dolls</text:p>
          </table:table-cell>
          <table:table-cell office:value-type="string">
            <text:p>Wo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Caribb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Middle Eas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ppalach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Hawai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Mex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ew Englan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West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Cloth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Exotic Fib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Hand Wea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Blankets, Throws, Afgha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Children's Produ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Crochet Wor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Cross Stitch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Embroidery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Home Decora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Knit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Rag Ru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Quil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Quilts</text:p>
          </table:table-cell>
          <table:table-cell office:value-type="string">
            <text:p>Hawai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Quilts</text:p>
          </table:table-cell>
          <table:table-cell office:value-type="string">
            <text:p>Machine Quil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iber Arts</text:p>
          </table:table-cell>
          <table:table-cell office:value-type="string">
            <text:p>Quilts</text:p>
          </table:table-cell>
          <table:table-cell office:value-type="string">
            <text:p>Memory and T-Shi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loral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loral</text:p>
          </table:table-cell>
          <table:table-cell office:value-type="string">
            <text:p>Dried Flower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loral</text:p>
          </table:table-cell>
          <table:table-cell office:value-type="string">
            <text:p>Pressed Flow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loral</text:p>
          </table:table-cell>
          <table:table-cell office:value-type="string">
            <text:p>Silk Flow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Folk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alle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Cryst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Etched Gla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Hand Paint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Hot Gla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Hot Glass</text:p>
          </table:table-cell>
          <table:table-cell office:value-type="string">
            <text:p>Blow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Hot Glass</text:p>
          </table:table-cell>
          <table:table-cell office:value-type="string">
            <text:p>Fus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Hot Glass</text:p>
          </table:table-cell>
          <table:table-cell office:value-type="string">
            <text:p>Lampwor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Hot Glass</text:p>
          </table:table-cell>
          <table:table-cell office:value-type="string">
            <text:p>Ne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Kaleidoscop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Recycl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office:value-type="string">
            <text:p>Box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office:value-type="string">
            <text:p>Ligh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office:value-type="string">
            <text:p>Stepping Sto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office:value-type="string">
            <text:p>Suncatch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office:value-type="string">
            <text:p>Them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office:value-type="string">
            <text:p>Window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Bead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Bead</text:p>
          </table:table-cell>
          <table:table-cell office:value-type="string">
            <text:p>Seed Bea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Ceram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Cryst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Flow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Gemston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Gemstone</text:p>
          </table:table-cell>
          <table:table-cell office:value-type="string">
            <text:p>Amb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Gemstone</text:p>
          </table:table-cell>
          <table:table-cell office:value-type="string">
            <text:p>Natural Crystal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Gla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Glass</text:p>
          </table:table-cell>
          <table:table-cell office:value-type="string">
            <text:p>Lampwor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Handcrafted Bea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Handcrafted Beads</text:p>
          </table:table-cell>
          <table:table-cell office:value-type="string">
            <text:p>Lampwor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Handcrafted Beads</text:p>
          </table:table-cell>
          <table:table-cell office:value-type="string">
            <text:p>Polymer Cla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Hem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Leath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Metalsmith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Mixed Medi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Pear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Polymer Cla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Precious Met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Precious Metal</text:p>
          </table:table-cell>
          <table:table-cell office:value-type="string">
            <text:p>Gold and Silv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Precious Metal</text:p>
          </table:table-cell>
          <table:table-cell office:value-type="string">
            <text:p>Gold and Silver</text:p>
          </table:table-cell>
          <table:table-cell office:value-type="string">
            <text:p>Silv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Precious Metal</text:p>
          </table:table-cell>
          <table:table-cell office:value-type="string">
            <text:p>Titaniu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Bea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Penda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Themat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Thematic</text:p>
          </table:table-cell>
          <table:table-cell office:value-type="string">
            <text:p>Ang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Thematic</text:p>
          </table:table-cell>
          <table:table-cell office:value-type="string">
            <text:p>Animals and Natu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Thematic</text:p>
          </table:table-cell>
          <table:table-cell office:value-type="string">
            <text:p>Ethnic and Region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Thematic</text:p>
          </table:table-cell>
          <table:table-cell office:value-type="string">
            <text:p>Personalized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Thematic</text:p>
          </table:table-cell>
          <table:table-cell office:value-type="string">
            <text:p>Religiou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Thematic</text:p>
          </table:table-cell>
          <table:table-cell office:value-type="string">
            <text:p>Wedd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Jewelry</text:p>
          </table:table-cell>
          <table:table-cell office:value-type="string">
            <text:p>Wi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Leathe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Leather</text:p>
          </table:table-cell>
          <table:table-cell office:value-type="string">
            <text:p>Whi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Mask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Met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Metal</text:p>
          </table:table-cell>
          <table:table-cell office:value-type="string">
            <text:p>Historic Replica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Metal</text:p>
          </table:table-cell>
          <table:table-cell office:value-type="string">
            <text:p>Iron Work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Mosaic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Mosaics</text:p>
          </table:table-cell>
          <table:table-cell office:value-type="string">
            <text:p>Ceramic and Broken China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Mosaics</text:p>
          </table:table-cell>
          <table:table-cell office:value-type="string">
            <text:p>Gla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Multiple Craft Artisan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Natur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Nature</text:p>
          </table:table-cell>
          <table:table-cell office:value-type="string">
            <text:p>Antler Ar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Nature</text:p>
          </table:table-cell>
          <table:table-cell office:value-type="string">
            <text:p>Eg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Nature</text:p>
          </table:table-cell>
          <table:table-cell office:value-type="string">
            <text:p>Gour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Nature</text:p>
          </table:table-cell>
          <table:table-cell office:value-type="string">
            <text:p>Scrimshaw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Pape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Paper</text:p>
          </table:table-cell>
          <table:table-cell office:value-type="string">
            <text:p>Book 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Paper</text:p>
          </table:table-cell>
          <table:table-cell office:value-type="string">
            <text:p>Decoupag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Paper</text:p>
          </table:table-cell>
          <table:table-cell office:value-type="string">
            <text:p>Origam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Paper</text:p>
          </table:table-cell>
          <table:table-cell office:value-type="string">
            <text:p>Papier Mach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Paper</text:p>
          </table:table-cell>
          <table:table-cell office:value-type="string">
            <text:p>Quil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Polymer Cla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Polymer Clay</text:p>
          </table:table-cell>
          <table:table-cell office:value-type="string">
            <text:p>Figures and Creatu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crapbook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oft Toy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oft Toys</text:p>
          </table:table-cell>
          <table:table-cell office:value-type="string">
            <text:p>Bea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oft Toys</text:p>
          </table:table-cell>
          <table:table-cell office:value-type="string">
            <text:p>Bears</text:p>
          </table:table-cell>
          <table:table-cell office:value-type="string">
            <text:p>Dress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oft Toys</text:p>
          </table:table-cell>
          <table:table-cell office:value-type="string">
            <text:p>Bears</text:p>
          </table:table-cell>
          <table:table-cell office:value-type="string">
            <text:p>Fu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oft Toys</text:p>
          </table:table-cell>
          <table:table-cell office:value-type="string">
            <text:p>Bears</text:p>
          </table:table-cell>
          <table:table-cell office:value-type="string">
            <text:p>Fur</text:p>
          </table:table-cell>
          <table:table-cell office:value-type="string">
            <text:p>Faux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oft Toys</text:p>
          </table:table-cell>
          <table:table-cell office:value-type="string">
            <text:p>Bears</text:p>
          </table:table-cell>
          <table:table-cell office:value-type="string">
            <text:p>Miniatu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oft Toys</text:p>
          </table:table-cell>
          <table:table-cell office:value-type="string">
            <text:p>Bears</text:p>
          </table:table-cell>
          <table:table-cell office:value-type="string">
            <text:p>Realis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oft Toys</text:p>
          </table:table-cell>
          <table:table-cell office:value-type="string">
            <text:p>Bears</text:p>
          </table:table-cell>
          <table:table-cell office:value-type="string">
            <text:p>Them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oft Toys</text:p>
          </table:table-cell>
          <table:table-cell office:value-type="string">
            <text:p>Bears</text:p>
          </table:table-cell>
          <table:table-cell office:value-type="string">
            <text:p>Tradition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Basket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Bea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Ceramics and Pott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Ceramics and Pottery</text:p>
          </table:table-cell>
          <table:table-cell office:value-type="string">
            <text:p>Ceramic Bisqu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Ceramics and Pottery</text:p>
          </table:table-cell>
          <table:table-cell office:value-type="string">
            <text:p>China Pain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Decorative Pain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Decorative Painting</text:p>
          </table:table-cell>
          <table:table-cell office:value-type="string">
            <text:p>Patter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Doll Mak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Doll Making</text:p>
          </table:table-cell>
          <table:table-cell office:value-type="string">
            <text:p>Costuming and Fabr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Doll Making</text:p>
          </table:table-cell>
          <table:table-cell office:value-type="string">
            <text:p>Hair and Ey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Doll Making</text:p>
          </table:table-cell>
          <table:table-cell office:value-type="string">
            <text:p>Ki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Doll Making</text:p>
          </table:table-cell>
          <table:table-cell office:value-type="string">
            <text:p>Molds and Porcelai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Doll Making</text:p>
          </table:table-cell>
          <table:table-cell office:value-type="string">
            <text:p>Patter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Fabr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Fabric</text:p>
          </table:table-cell>
          <table:table-cell office:value-type="string">
            <text:p>Appare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Fabric</text:p>
          </table:table-cell>
          <table:table-cell office:value-type="string">
            <text:p>Decorato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Fabric</text:p>
          </table:table-cell>
          <table:table-cell office:value-type="string">
            <text:p>Quilt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Fabric</text:p>
          </table:table-cell>
          <table:table-cell office:value-type="string">
            <text:p>Quilting</text:p>
          </table:table-cell>
          <table:table-cell office:value-type="string">
            <text:p>Hand-Dyed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Lacemak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Cross Stitc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Cross Stitch</text:p>
          </table:table-cell>
          <table:table-cell office:value-type="string">
            <text:p>Kits and Pattern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Cross Stitch</text:p>
          </table:table-cell>
          <table:table-cell office:value-type="string">
            <text:p>Kits and Patterns</text:p>
          </table:table-cell>
          <table:table-cell office:value-type="string">
            <text:p>Chart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Cross Stitch</text:p>
          </table:table-cell>
          <table:table-cell office:value-type="string">
            <text:p>Kits and Patterns</text:p>
          </table:table-cell>
          <table:table-cell office:value-type="string">
            <text:p>Kit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Embroidery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Needlepoint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Needlepoint</text:p>
          </table:table-cell>
          <table:table-cell office:value-type="string">
            <text:p>Canva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Needlepoint</text:p>
          </table:table-cell>
          <table:table-cell office:value-type="string">
            <text:p>Kit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Photo to Chart Conversi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Needlework</text:p>
          </table:table-cell>
          <table:table-cell office:value-type="string">
            <text:p>Swedish Weav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Patter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Softwar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Quilting</text:p>
          </table:table-cell>
          <table:table-cell office:value-type="string">
            <text:p>Z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ew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ewing</text:p>
          </table:table-cell>
          <table:table-cell office:value-type="string">
            <text:p>Heirloo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ewing</text:p>
          </table:table-cell>
          <table:table-cell office:value-type="string">
            <text:p>Machine Embroider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ewing</text:p>
          </table:table-cell>
          <table:table-cell office:value-type="string">
            <text:p>Machine Embroidery</text:p>
          </table:table-cell>
          <table:table-cell office:value-type="string">
            <text:p>Pattern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ewing</text:p>
          </table:table-cell>
          <table:table-cell office:value-type="string">
            <text:p>Machin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ewing</text:p>
          </table:table-cell>
          <table:table-cell office:value-type="string">
            <text:p>Machines</text:p>
          </table:table-cell>
          <table:table-cell office:value-type="string">
            <text:p>Parts and Repai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ewing</text:p>
          </table:table-cell>
          <table:table-cell office:value-type="string">
            <text:p>Notion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ewing</text:p>
          </table:table-cell>
          <table:table-cell office:value-type="string">
            <text:p>Pattern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Software</text:p>
          </table:table-cell>
          <table:table-cell office:value-type="string">
            <text:p>Knitt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Knitting and Croche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Knitting and Crochet</text:p>
          </table:table-cell>
          <table:table-cell office:value-type="string">
            <text:p>Kit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Knitting and Crochet</text:p>
          </table:table-cell>
          <table:table-cell office:value-type="string">
            <text:p>Knitt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Knitting and Crochet</text:p>
          </table:table-cell>
          <table:table-cell office:value-type="string">
            <text:p>Knitting</text:p>
          </table:table-cell>
          <table:table-cell office:value-type="string">
            <text:p>Machine Knitting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Knitting and Crochet</text:p>
          </table:table-cell>
          <table:table-cell office:value-type="string">
            <text:p>Knitting</text:p>
          </table:table-cell>
          <table:table-cell office:value-type="string">
            <text:p>Machine Knitting</text:p>
          </table:table-cell>
          <table:table-cell office:value-type="string">
            <text:p>Dealers</text:p>
          </table:table-cell>
          <table:table-cell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Knitting and Crochet</text:p>
          </table:table-cell>
          <table:table-cell office:value-type="string">
            <text:p>Knitting</text:p>
          </table:table-cell>
          <table:table-cell office:value-type="string">
            <text:p>Machine Knitting</text:p>
          </table:table-cell>
          <table:table-cell office:value-type="string">
            <text:p>Patterns</text:p>
          </table:table-cell>
          <table:table-cell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Knitting and Crochet</text:p>
          </table:table-cell>
          <table:table-cell office:value-type="string">
            <text:p>Pattern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Spinn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Spinning</text:p>
          </table:table-cell>
          <table:table-cell office:value-type="string">
            <text:p>Equipmen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Spinning</text:p>
          </table:table-cell>
          <table:table-cell office:value-type="string">
            <text:p>Processor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Weav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iber Arts</text:p>
          </table:table-cell>
          <table:table-cell office:value-type="string">
            <text:p>Yarn Arts</text:p>
          </table:table-cell>
          <table:table-cell office:value-type="string">
            <text:p>Weaving</text:p>
          </table:table-cell>
          <table:table-cell office:value-type="string">
            <text:p>Loom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Flor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Gla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office:value-type="string">
            <text:p>Patter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Glass</text:p>
          </table:table-cell>
          <table:table-cell office:value-type="string">
            <text:p>Stained Glass</text:p>
          </table:table-cell>
          <table:table-cell office:value-type="string">
            <text:p>Softwar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Ki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Leatherworking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Mas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Matting and Ru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Metal Craf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Metal Craft</text:p>
          </table:table-cell>
          <table:table-cell office:value-type="string">
            <text:p>Blacksmit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Mosa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Na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Nature</text:p>
          </table:table-cell>
          <table:table-cell office:value-type="string">
            <text:p>Eg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Nature</text:p>
          </table:table-cell>
          <table:table-cell office:value-type="string">
            <text:p>Feath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Nature</text:p>
          </table:table-cell>
          <table:table-cell office:value-type="string">
            <text:p>Gou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Nature</text:p>
          </table:table-cell>
          <table:table-cell office:value-type="string">
            <text:p>Pine Co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Nature</text:p>
          </table:table-cell>
          <table:table-cell office:value-type="string">
            <text:p>Tumblewe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Pap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Paper</text:p>
          </table:table-cell>
          <table:table-cell office:value-type="string">
            <text:p>Book 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Paper</text:p>
          </table:table-cell>
          <table:table-cell office:value-type="string">
            <text:p>Origam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Paper</text:p>
          </table:table-cell>
          <table:table-cell office:value-type="string">
            <text:p>Papermak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Paper</text:p>
          </table:table-cell>
          <table:table-cell office:value-type="string">
            <text:p>Quill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Patter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Polymer Cla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Rubber Stamping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Album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Cut Ou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Diecu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Embellish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Eyel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Imprin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Ki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Layou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Nich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Organiz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Pap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Paper Piec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Punch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Stick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crapbooking</text:p>
          </table:table-cell>
          <table:table-cell office:value-type="string">
            <text:p>Tool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oap and Candle Mak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oap and Candle Making</text:p>
          </table:table-cell>
          <table:table-cell office:value-type="string">
            <text:p>Cand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oap and Candle Making</text:p>
          </table:table-cell>
          <table:table-cell office:value-type="string">
            <text:p>Soa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oft Toy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oft Toys</text:p>
          </table:table-cell>
          <table:table-cell office:value-type="string">
            <text:p>Teddy Be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oft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tenci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tenciling</text:p>
          </table:table-cell>
          <table:table-cell office:value-type="string">
            <text:p>Adhesiv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Stenciling</text:p>
          </table:table-cell>
          <table:table-cell office:value-type="string">
            <text:p>Bra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Woodcraf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Woodcraft</text:p>
          </table:table-cell>
          <table:table-cell office:value-type="string">
            <text:p>Carv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Woodcraft</text:p>
          </table:table-cell>
          <table:table-cell office:value-type="string">
            <text:p>Craft Ki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Woodcraft</text:p>
          </table:table-cell>
          <table:table-cell office:value-type="string">
            <text:p>Woodtur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Woodcraft</text:p>
          </table:table-cell>
          <table:table-cell office:value-type="string">
            <text:p>Woodwork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Supplies</text:p>
          </table:table-cell>
          <table:table-cell office:value-type="string">
            <text:p>Woodcraft</text:p>
          </table:table-cell>
          <table:table-cell office:value-type="string">
            <text:p>Woodworking</text:p>
          </table:table-cell>
          <table:table-cell office:value-type="string">
            <text:p>Project Pla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Toilet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Toiletries</text:p>
          </table:table-cell>
          <table:table-cell office:value-type="string">
            <text:p>Soa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Box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Car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Carving</text:p>
          </table:table-cell>
          <table:table-cell office:value-type="string">
            <text:p>Caricatur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Carving</text:p>
          </table:table-cell>
          <table:table-cell office:value-type="string">
            <text:p>Chainsa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Carving</text:p>
          </table:table-cell>
          <table:table-cell office:value-type="string">
            <text:p>Wildlif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Decorativ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Decorative</text:p>
          </table:table-cell>
          <table:table-cell office:value-type="string">
            <text:p>Intars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Decorative</text:p>
          </table:table-cell>
          <table:table-cell office:value-type="string">
            <text:p>Marquet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Decorative</text:p>
          </table:table-cell>
          <table:table-cell office:value-type="string">
            <text:p>Pyrograph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Furni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Househol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Outdoo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Puzz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Puzzles</text:p>
          </table:table-cell>
          <table:table-cell office:value-type="string">
            <text:p>Childre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Puzzles</text:p>
          </table:table-cell>
          <table:table-cell office:value-type="string">
            <text:p>Jigsaw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Sig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Toy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Toys</text:p>
          </table:table-cell>
          <table:table-cell office:value-type="string">
            <text:p>Rocking Hor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Toys</text:p>
          </table:table-cell>
          <table:table-cell office:value-type="string">
            <text:p>Rocking Horses</text:p>
          </table:table-cell>
          <table:table-cell office:value-type="string">
            <text:p>Victor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Toys</text:p>
          </table:table-cell>
          <table:table-cell office:value-type="string">
            <text:p>Transport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Woodturn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Crafts</text:p>
          </table:table-cell>
          <table:table-cell office:value-type="string">
            <text:p>Woodcraft</text:p>
          </table:table-cell>
          <table:table-cell office:value-type="string">
            <text:p>Woodturning</text:p>
          </table:table-cell>
          <table:table-cell office:value-type="string">
            <text:p>Writing Instru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Death Care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Death Care</text:p>
          </table:table-cell>
          <table:table-cell office:value-type="string">
            <text:p>Caske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Death Care</text:p>
          </table:table-cell>
          <table:table-cell office:value-type="string">
            <text:p>Memoria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Death Care</text:p>
          </table:table-cell>
          <table:table-cell office:value-type="string">
            <text:p>Memorials</text:p>
          </table:table-cell>
          <table:table-cell office:value-type="string">
            <text:p>Tre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Death Care</text:p>
          </table:table-cell>
          <table:table-cell office:value-type="string">
            <text:p>Online Memoria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Death Care</text:p>
          </table:table-cell>
          <table:table-cell office:value-type="string">
            <text:p>Urn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Directorie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Equipmen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Equipment</text:p>
          </table:table-cell>
          <table:table-cell office:value-type="string">
            <text:p>Expenda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Equipment</text:p>
          </table:table-cell>
          <table:table-cell office:value-type="string">
            <text:p>Firewor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Equipment</text:p>
          </table:table-cell>
          <table:table-cell office:value-type="string">
            <text:p>Lighting and Effe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office:value-type="string">
            <text:p>Ballo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office:value-type="string">
            <text:p>Balloon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office:value-type="string">
            <text:p>Balloons</text:p>
          </table:table-cell>
          <table:table-cell office:value-type="string">
            <text:p>Water Balloon Launcher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office:value-type="string">
            <text:p>Bann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office:value-type="string">
            <text:p>Confett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office:value-type="string">
            <text:p>Favo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office:value-type="string">
            <text:p>Pinata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office:value-type="string">
            <text:p>Rent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arty Supplies</text:p>
          </table:table-cell>
          <table:table-cell office:value-type="string">
            <text:p>Rentals</text:p>
          </table:table-cell>
          <table:table-cell office:value-type="string">
            <text:p>Inflatab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erforming Ar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erforming Arts</text:p>
          </table:table-cell>
          <table:table-cell office:value-type="string">
            <text:p>Circu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erforming Arts</text:p>
          </table:table-cell>
          <table:table-cell office:value-type="string">
            <text:p>Circus</text:p>
          </table:table-cell>
          <table:table-cell office:value-type="string">
            <text:p>Clowning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erforming Arts</text:p>
          </table:table-cell>
          <table:table-cell office:value-type="string">
            <text:p>Circus</text:p>
          </table:table-cell>
          <table:table-cell office:value-type="string">
            <text:p>Juggl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erforming Arts</text:p>
          </table:table-cell>
          <table:table-cell office:value-type="string">
            <text:p>Mag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Performing Arts</text:p>
          </table:table-cell>
          <table:table-cell office:value-type="string">
            <text:p>Theat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Club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Custom C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Individual Promoti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Piano Rol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ound Fi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ound Files</text:p>
          </table:table-cell>
          <table:table-cell office:value-type="string">
            <text:p>MIDI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ound Files</text:p>
          </table:table-cell>
          <table:table-cell office:value-type="string">
            <text:p>MP3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Alternativ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Audiophil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Backing Track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Barbershop Harmon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Blu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eltic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heerlead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hristian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hristian</text:p>
          </table:table-cell>
          <table:table-cell office:value-type="string">
            <text:p>Individual Promotions</text:p>
          </table:table-cell>
          <table:table-cell table:number-columns-repeated="2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hristian</text:p>
          </table:table-cell>
          <table:table-cell office:value-type="string">
            <text:p>Southern Gospel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hristian</text:p>
          </table:table-cell>
          <table:table-cell office:value-type="string">
            <text:p>Southern Gospel</text:p>
          </table:table-cell>
          <table:table-cell office:value-type="string">
            <text:p>Individual Promotions</text:p>
          </table:table-cell>
          <table:table-cell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lassical and Earl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lassical and Early</text:p>
          </table:table-cell>
          <table:table-cell office:value-type="string">
            <text:p>Accompaniment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lassical and Early</text:p>
          </table:table-cell>
          <table:table-cell office:value-type="string">
            <text:p>Individual Promotion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lassical and Early</text:p>
          </table:table-cell>
          <table:table-cell office:value-type="string">
            <text:p>Vinyl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Countr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Experimental, Noise, and Ambient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Flamenco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Folk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Folk</text:p>
          </table:table-cell>
          <table:table-cell office:value-type="string">
            <text:p>Filk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Hip-Hop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Holida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Import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Independent Artist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Jazz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Jazz</text:p>
          </table:table-cell>
          <table:table-cell office:value-type="string">
            <text:p>Individual Promotion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Militar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Native Americ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Native American</text:p>
          </table:table-cell>
          <table:table-cell office:value-type="string">
            <text:p>Individual Promotion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New Ag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New Age</text:p>
          </table:table-cell>
          <table:table-cell office:value-type="string">
            <text:p>Individual Promotion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Punk and Hardcor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Punk and Hardcore</text:p>
          </table:table-cell>
          <table:table-cell office:value-type="string">
            <text:p>Vinyl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ga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Africa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Australian and New Zealand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Caribbea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Chinese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Eastern European</text:p>
          </table:table-cell>
          <table:table-cell table:number-columns-repeated="2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Hawaiian</text:p>
          </table:table-cell>
          <table:table-cell table:number-columns-repeated="2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Indian</text:p>
          </table:table-cell>
          <table:table-cell table:number-columns-repeated="2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Indonesia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Japanese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Jewish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Khurdish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Korea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Lati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Louisiana</text:p>
          </table:table-cell>
          <table:table-cell table:number-columns-repeated="2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Mediterranea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Middle Easter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Russia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Thai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Vietnamese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egional and Ethnic</text:p>
          </table:table-cell>
          <table:table-cell office:value-type="string">
            <text:p>Western Europea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hythm and Blues, Funk, and Soul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ock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ock</text:p>
          </table:table-cell>
          <table:table-cell office:value-type="string">
            <text:p>Gothic and Industrial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ock</text:p>
          </table:table-cell>
          <table:table-cell office:value-type="string">
            <text:p>Heavy Metal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ock</text:p>
          </table:table-cell>
          <table:table-cell office:value-type="string">
            <text:p>Individual Promotion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Rock</text:p>
          </table:table-cell>
          <table:table-cell office:value-type="string">
            <text:p>Progressive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Ska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Soundtrack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TV Compilation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Dance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Dance</text:p>
          </table:table-cell>
          <table:table-cell office:value-type="string">
            <text:p>Ballroom</text:p>
          </table:table-cell>
          <table:table-cell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Dance</text:p>
          </table:table-cell>
          <table:table-cell office:value-type="string">
            <text:p>Drum and Bass</text:p>
          </table:table-cell>
          <table:table-cell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Dance</text:p>
          </table:table-cell>
          <table:table-cell office:value-type="string">
            <text:p>Gabber</text:p>
          </table:table-cell>
          <table:table-cell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Dance</text:p>
          </table:table-cell>
          <table:table-cell office:value-type="string">
            <text:p>House</text:p>
          </table:table-cell>
          <table:table-cell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Dance</text:p>
          </table:table-cell>
          <table:table-cell office:value-type="string">
            <text:p>House</text:p>
          </table:table-cell>
          <table:table-cell office:value-type="string">
            <text:p>Garage</text:p>
          </table:table-cell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Dance</text:p>
          </table:table-cell>
          <table:table-cell office:value-type="string">
            <text:p>Techno</text:p>
          </table:table-cell>
          <table:table-cell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Dance</text:p>
          </table:table-cell>
          <table:table-cell office:value-type="string">
            <text:p>Trance</text:p>
          </table:table-cell>
          <table:table-cell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Dance</text:p>
          </table:table-cell>
          <table:table-cell office:value-type="string">
            <text:p>Trance</text:p>
          </table:table-cell>
          <table:table-cell office:value-type="string">
            <text:p>Psychedelic Trance</text:p>
          </table:table-cell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Electronica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Mix Tape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Urban, Dance, and Electronica</text:p>
          </table:table-cell>
          <table:table-cell office:value-type="string">
            <text:p>Vinyl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Vintag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Specialty</text:p>
          </table:table-cell>
          <table:table-cell office:value-type="string">
            <text:p>White Powe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Us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Music</text:p>
          </table:table-cell>
          <table:table-cell office:value-type="string">
            <text:p>Vinyl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Audio</text:p>
          </table:table-cell>
          <table:table-cell office:value-type="string">
            <text:p>Old-Time Radio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Blank Medi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Disc Repai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Media Preservation and Transf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Media Preservation and Transfer</text:p>
          </table:table-cell>
          <table:table-cell office:value-type="string">
            <text:p>Audi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Media Preservation and Transfer</text:p>
          </table:table-cell>
          <table:table-cell office:value-type="string">
            <text:p>Vide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Storage and Protec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Storage and Protection</text:p>
          </table:table-cell>
          <table:table-cell office:value-type="string">
            <text:p>Cabine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Storage and Protection</text:p>
          </table:table-cell>
          <table:table-cell office:value-type="string">
            <text:p>Displa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Storage and Protection</text:p>
          </table:table-cell>
          <table:table-cell office:value-type="string">
            <text:p>Jewel Case and She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Storage and Protection</text:p>
          </table:table-cell>
          <table:table-cell office:value-type="string">
            <text:p>Rac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Storage and Protection</text:p>
          </table:table-cell>
          <table:table-cell office:value-type="string">
            <text:p>Shel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Storage and Protection</text:p>
          </table:table-cell>
          <table:table-cell office:value-type="string">
            <text:p>Sleeve and Bind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Anima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Animals</text:p>
          </table:table-cell>
          <table:table-cell office:value-type="string">
            <text:p>Ca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Animals</text:p>
          </table:table-cell>
          <table:table-cell office:value-type="string">
            <text:p>Dog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Animals</text:p>
          </table:table-cell>
          <table:table-cell office:value-type="string">
            <text:p>Dogs</text:p>
          </table:table-cell>
          <table:table-cell office:value-type="string">
            <text:p>Train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Automotiv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Avi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Childre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Cult Mov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anc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ance</text:p>
          </table:table-cell>
          <table:table-cell office:value-type="string">
            <text:p>Latin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ance</text:p>
          </table:table-cell>
          <table:table-cell office:value-type="string">
            <text:p>Sw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ocumenta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No Regional Cod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No Regional Code</text:p>
          </table:table-cell>
          <table:table-cell office:value-type="string">
            <text:p>Famil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Region 1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Region 2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Region 4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Rental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Rental</text:p>
          </table:table-cell>
          <table:table-cell office:value-type="string">
            <text:p>Australia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Rental</text:p>
          </table:table-cell>
          <table:table-cell office:value-type="string">
            <text:p>Canada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Rental</text:p>
          </table:table-cell>
          <table:table-cell office:value-type="string">
            <text:p>New Zealand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Rental</text:p>
          </table:table-cell>
          <table:table-cell office:value-type="string">
            <text:p>United Stat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DVD</text:p>
          </table:table-cell>
          <table:table-cell office:value-type="string">
            <text:p>Rental</text:p>
          </table:table-cell>
          <table:table-cell office:value-type="string">
            <text:p>United States</text:p>
          </table:table-cell>
          <table:table-cell office:value-type="string">
            <text:p>Family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Fis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Fitne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Healt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High Defini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Hun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Instruction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Instructional</text:p>
          </table:table-cell>
          <table:table-cell office:value-type="string">
            <text:p>Cook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Instructional</text:p>
          </table:table-cell>
          <table:table-cell office:value-type="string">
            <text:p>Home Improvemen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Mus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Music</text:p>
          </table:table-cell>
          <table:table-cell office:value-type="string">
            <text:p>Classical and Oper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PAL Forma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Railroad and Trai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Relig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Scien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Silent Movi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Special Interest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Spo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Trave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Us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Recordings</text:p>
          </table:table-cell>
          <table:table-cell office:value-type="string">
            <text:p>Video</text:p>
          </table:table-cell>
          <table:table-cell office:value-type="string">
            <text:p>VC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Ce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Cospla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Dragon Ball Se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Dragon Ball Series</text:p>
          </table:table-cell>
          <table:table-cell office:value-type="string">
            <text:p>Dragon Ball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Dragon Ball Series</text:p>
          </table:table-cell>
          <table:table-cell office:value-type="string">
            <text:p>Dragon Ball Z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DV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Models and Figur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Models and Figures</text:p>
          </table:table-cell>
          <table:table-cell office:value-type="string">
            <text:p>Resin and Garage Model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Models and Figures</text:p>
          </table:table-cell>
          <table:table-cell office:value-type="string">
            <text:p>Toy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Pokém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Sailor Mo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Anime</text:p>
          </table:table-cell>
          <table:table-cell office:value-type="string">
            <text:p>Z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Betty Boo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Disne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Disney</text:p>
          </table:table-cell>
          <table:table-cell office:value-type="string">
            <text:p>Animation Ar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Hello Kit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Transform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Animation and Cartoons</text:p>
          </table:table-cell>
          <table:table-cell office:value-type="string">
            <text:p>Warner Bros.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Photographs and Press Ki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Scrip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office:value-type="string">
            <text:p>Equilibriu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office:value-type="string">
            <text:p>James Bond Se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office:value-type="string">
            <text:p>Lord of the Rings Se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office:value-type="string">
            <text:p>Matrix Se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office:value-type="string">
            <text:p>Rocky Horror Picture Show, Th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office:value-type="string">
            <text:p>Star Wars Se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office:value-type="string">
            <text:p>Star Wars Series</text:p>
          </table:table-cell>
          <table:table-cell office:value-type="string">
            <text:p>Action Figur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office:value-type="string">
            <text:p>Star Wars Series</text:p>
          </table:table-cell>
          <table:table-cell office:value-type="string">
            <text:p>Auction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Movies</text:p>
          </table:table-cell>
          <table:table-cell office:value-type="string">
            <text:p>Titles</text:p>
          </table:table-cell>
          <table:table-cell office:value-type="string">
            <text:p>Wizard of Oz, The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Pos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Posters</text:p>
          </table:table-cell>
          <table:table-cell office:value-type="string">
            <text:p>Mov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Posters</text:p>
          </table:table-cell>
          <table:table-cell office:value-type="string">
            <text:p>Vinta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Star Tre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Star Trek</text:p>
          </table:table-cell>
          <table:table-cell office:value-type="string">
            <text:p>Action Figur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Televis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Television</text:p>
          </table:table-cell>
          <table:table-cell office:value-type="string">
            <text:p>Program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Television</text:p>
          </table:table-cell>
          <table:table-cell office:value-type="string">
            <text:p>Programs</text:p>
          </table:table-cell>
          <table:table-cell office:value-type="string">
            <text:p>Babylon 5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Television</text:p>
          </table:table-cell>
          <table:table-cell office:value-type="string">
            <text:p>Programs</text:p>
          </table:table-cell>
          <table:table-cell office:value-type="string">
            <text:p>Doctor Wh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Television</text:p>
          </table:table-cell>
          <table:table-cell office:value-type="string">
            <text:p>Programs</text:p>
          </table:table-cell>
          <table:table-cell office:value-type="string">
            <text:p>I Dream of Jeanni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Television</text:p>
          </table:table-cell>
          <table:table-cell office:value-type="string">
            <text:p>Programs</text:p>
          </table:table-cell>
          <table:table-cell office:value-type="string">
            <text:p>I Love Luc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elevision and Movies</text:p>
          </table:table-cell>
          <table:table-cell office:value-type="string">
            <text:p>Television</text:p>
          </table:table-cell>
          <table:table-cell office:value-type="string">
            <text:p>Programs</text:p>
          </table:table-cell>
          <table:table-cell office:value-type="string">
            <text:p>X-Files, Th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Movi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Mus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Europ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idwes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ortheas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ortheast</text:p>
          </table:table-cell>
          <table:table-cell office:value-type="string">
            <text:p>Bosto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ortheast</text:p>
          </table:table-cell>
          <table:table-cell office:value-type="string">
            <text:p>New York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Southeas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Regional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es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Auto Rac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Auto Racing</text:p>
          </table:table-cell>
          <table:table-cell office:value-type="string">
            <text:p>Formula On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Colleg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Colleges</text:p>
          </table:table-cell>
          <table:table-cell office:value-type="string">
            <text:p>American Athletic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Colleges</text:p>
          </table:table-cell>
          <table:table-cell office:value-type="string">
            <text:p>Atlantic Te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Colleges</text:p>
          </table:table-cell>
          <table:table-cell office:value-type="string">
            <text:p>Atlantic Ten</text:p>
          </table:table-cell>
          <table:table-cell office:value-type="string">
            <text:p>Football Conferenc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Colleges</text:p>
          </table:table-cell>
          <table:table-cell office:value-type="string">
            <text:p>Big Te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Rode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Sports</text:p>
          </table:table-cell>
          <table:table-cell office:value-type="string">
            <text:p>Tenni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Theat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Theatre</text:p>
          </table:table-cell>
          <table:table-cell office:value-type="string">
            <text:p>Lond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Theatre</text:p>
          </table:table-cell>
          <table:table-cell office:value-type="string">
            <text:p>New Yor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Theme Par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ntertainment</text:p>
          </table:table-cell>
          <table:table-cell office:value-type="string">
            <text:p>Tickets</text:p>
          </table:table-cell>
          <table:table-cell office:value-type="string">
            <text:p>Theme Park</text:p>
          </table:table-cell>
          <table:table-cell office:value-type="string">
            <text:p>Florid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office:value-type="string">
            <text:p>Keny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office:value-type="string">
            <text:p>North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office:value-type="string">
            <text:p>Northern</text:p>
          </table:table-cell>
          <table:table-cell office:value-type="string">
            <text:p>Egypt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office:value-type="string">
            <text:p>Northern</text:p>
          </table:table-cell>
          <table:table-cell office:value-type="string">
            <text:p>Moroc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office:value-type="string">
            <text:p>Northern</text:p>
          </table:table-cell>
          <table:table-cell office:value-type="string">
            <text:p>Tunis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office:value-type="string">
            <text:p>South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office:value-type="string">
            <text:p>Southern</text:p>
          </table:table-cell>
          <table:table-cell office:value-type="string">
            <text:p>South Af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office:value-type="string">
            <text:p>West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Chine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Chinese</text:p>
          </table:table-cell>
          <table:table-cell office:value-type="string">
            <text:p>Tibet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Indones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office:value-type="string">
            <text:p>Gyotaku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office:value-type="string">
            <text:p>Ukiyo-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Kor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Malays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Nepale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Tha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Vietname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Caribbe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Bulgari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Celt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Czec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Dutc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Frenc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Gree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Hungar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ris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Polis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Portugue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Roman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Russ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Scandinav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Scottis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Scottish</text:p>
          </table:table-cell>
          <table:table-cell office:value-type="string">
            <text:p>Mackintosh, Charles Renni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Spanis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Swi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Ukrain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Ukrainian</text:p>
          </table:table-cell>
          <table:table-cell office:value-type="string">
            <text:p>Easter Eg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office:value-type="string">
            <text:p>Argentini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office:value-type="string">
            <text:p>Bolivi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office:value-type="string">
            <text:p>Brazil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office:value-type="string">
            <text:p>Colomb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office:value-type="string">
            <text:p>Ecuador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office:value-type="string">
            <text:p>Peruv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office:value-type="string">
            <text:p>Venezuel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office:value-type="string">
            <text:p>Assyr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office:value-type="string">
            <text:p>Iran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office:value-type="string">
            <text:p>Israel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office:value-type="string">
            <text:p>Lebane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office:value-type="string">
            <text:p>Turkis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frican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frican American</text:p>
          </table:table-cell>
          <table:table-cell office:value-type="string">
            <text:p>Clip A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frican American</text:p>
          </table:table-cell>
          <table:table-cell office:value-type="string">
            <text:p>Educational Resour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lask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mis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ppalach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Bermud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Cajun and Creo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Canad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Hawai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Indigenou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Indigenous</text:p>
          </table:table-cell>
          <table:table-cell office:value-type="string">
            <text:p>Craft Suppl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Indigenous</text:p>
          </table:table-cell>
          <table:table-cell office:value-type="string">
            <text:p>May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Indigenous</text:p>
          </table:table-cell>
          <table:table-cell office:value-type="string">
            <text:p>Native-Inspir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Indigenous</text:p>
          </table:table-cell>
          <table:table-cell office:value-type="string">
            <text:p>Native-Mad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Indigenous</text:p>
          </table:table-cell>
          <table:table-cell office:value-type="string">
            <text:p>Native-Made</text:p>
          </table:table-cell>
          <table:table-cell office:value-type="string">
            <text:p>Basketr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Indigenous</text:p>
          </table:table-cell>
          <table:table-cell office:value-type="string">
            <text:p>Native-Made</text:p>
          </table:table-cell>
          <table:table-cell office:value-type="string">
            <text:p>Potter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Indigenous</text:p>
          </table:table-cell>
          <table:table-cell office:value-type="string">
            <text:p>Native-Made</text:p>
          </table:table-cell>
          <table:table-cell office:value-type="string">
            <text:p>Rugs and Weaving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Mexic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Midwester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ew Englan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Pacific Northwest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South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Southwest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Southwestern</text:p>
          </table:table-cell>
          <table:table-cell office:value-type="string">
            <text:p>Tex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Western and Cowbo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office:value-type="string">
            <text:p>Australi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office:value-type="string">
            <text:p>French Polynesi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office:value-type="string">
            <text:p>New Zealan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office:value-type="string">
            <text:p>New Zealand</text:p>
          </table:table-cell>
          <table:table-cell office:value-type="string">
            <text:p>Maor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Artificial and Silk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Artificial and Silk</text:p>
          </table:table-cell>
          <table:table-cell office:value-type="string">
            <text:p>Arrang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Artificial and Silk</text:p>
          </table:table-cell>
          <table:table-cell office:value-type="string">
            <text:p>Arranged</text:p>
          </table:table-cell>
          <table:table-cell office:value-type="string">
            <text:p>Weddin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Artificial and Silk</text:p>
          </table:table-cell>
          <table:table-cell office:value-type="string">
            <text:p>Arranged</text:p>
          </table:table-cell>
          <table:table-cell office:value-type="string">
            <text:p>Wreaths and Swa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Artificial and Silk</text:p>
          </table:table-cell>
          <table:table-cell office:value-type="string">
            <text:p>Plants and Tre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Dried and Preserve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Dried and Preserved</text:p>
          </table:table-cell>
          <table:table-cell office:value-type="string">
            <text:p>Arrang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Dried and Preserved</text:p>
          </table:table-cell>
          <table:table-cell office:value-type="string">
            <text:p>Arranged</text:p>
          </table:table-cell>
          <table:table-cell office:value-type="string">
            <text:p>Wreaths and Swa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Dried and Preserved</text:p>
          </table:table-cell>
          <table:table-cell office:value-type="string">
            <text:p>Freeze-Dri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Dried and Preserved</text:p>
          </table:table-cell>
          <table:table-cell office:value-type="string">
            <text:p>Preservation Servi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Dried and Preserved</text:p>
          </table:table-cell>
          <table:table-cell office:value-type="string">
            <text:p>Preservation Services</text:p>
          </table:table-cell>
          <table:table-cell office:value-type="string">
            <text:p>Dry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Dried and Preserved</text:p>
          </table:table-cell>
          <table:table-cell office:value-type="string">
            <text:p>Preservation Services</text:p>
          </table:table-cell>
          <table:table-cell office:value-type="string">
            <text:p>Freeze-Dry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Dried and Preserved</text:p>
          </table:table-cell>
          <table:table-cell office:value-type="string">
            <text:p>Preservation Services</text:p>
          </table:table-cell>
          <table:table-cell office:value-type="string">
            <text:p>Press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Dried and Preserved</text:p>
          </table:table-cell>
          <table:table-cell office:value-type="string">
            <text:p>Press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Afric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Asi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Caribb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Central America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Director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Europ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Europe</text:p>
          </table:table-cell>
          <table:table-cell office:value-type="string">
            <text:p>Irelan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Europe</text:p>
          </table:table-cell>
          <table:table-cell office:value-type="string">
            <text:p>United Kingdo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Middle Eas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Albert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British Columb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Manitob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New Brunswic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Newfoundland and Labrado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Nova Scot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Ontari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Prince Edward Isl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Quebe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Saskatchew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Mexic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Alabam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Alask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Arizon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Arkansa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Californ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Colorad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Connecticu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Delawar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Florid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Georg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Hawai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Idah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Illinoi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Indiana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Iow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Kansa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Kentuck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Louisian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ain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aryl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assachuset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ichigan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innesot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ississipp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issour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Montan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brask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vad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w Hampshir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w Mexic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orth Carolin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North Dakot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Ohi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Oklahom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Oreg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Rhode Isl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South Carolin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South Dakot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Tennesse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Texa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Uta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Vermont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Virginia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ashingt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ashington, D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est Virgin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isconsi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Wyom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 office:value-type="string">
            <text:p>Australian Capital Territory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 office:value-type="string">
            <text:p>New South Wa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 office:value-type="string">
            <text:p>Queensl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 office:value-type="string">
            <text:p>South Austral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 office:value-type="string">
            <text:p>Tasman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 office:value-type="string">
            <text:p>Victor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office:value-type="string">
            <text:p>Australia</text:p>
          </table:table-cell>
          <table:table-cell office:value-type="string">
            <text:p>Western Austral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Oceania</text:p>
          </table:table-cell>
          <table:table-cell office:value-type="string">
            <text:p>New Zealan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rists</text:p>
          </table:table-cell>
          <table:table-cell office:value-type="string">
            <text:p>South Americ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lowering Plan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resh Cu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resh Cut</text:p>
          </table:table-cell>
          <table:table-cell office:value-type="string">
            <text:p>Ro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resh Cut</text:p>
          </table:table-cell>
          <table:table-cell office:value-type="string">
            <text:p>Trop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lowers</text:p>
          </table:table-cell>
          <table:table-cell office:value-type="string">
            <text:p>Fresh Cut</text:p>
          </table:table-cell>
          <table:table-cell office:value-type="string">
            <text:p>Tropical</text:p>
          </table:table-cell>
          <table:table-cell office:value-type="string">
            <text:p>Lei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Brea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Bread</text:p>
          </table:table-cell>
          <table:table-cell office:value-type="string">
            <text:p>Bag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Bread</text:p>
          </table:table-cell>
          <table:table-cell office:value-type="string">
            <text:p>Sourdoug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ak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ake</text:p>
          </table:table-cell>
          <table:table-cell office:value-type="string">
            <text:p>Bundt Cak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ake</text:p>
          </table:table-cell>
          <table:table-cell office:value-type="string">
            <text:p>Cake To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ake</text:p>
          </table:table-cell>
          <table:table-cell office:value-type="string">
            <text:p>Cheesecak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ake</text:p>
          </table:table-cell>
          <table:table-cell office:value-type="string">
            <text:p>Coffee Cak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ake</text:p>
          </table:table-cell>
          <table:table-cell office:value-type="string">
            <text:p>Fruitcak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ake</text:p>
          </table:table-cell>
          <table:table-cell office:value-type="string">
            <text:p>King Cak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ake</text:p>
          </table:table-cell>
          <table:table-cell office:value-type="string">
            <text:p>Liqueur Cak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ake</text:p>
          </table:table-cell>
          <table:table-cell office:value-type="string">
            <text:p>Pound Cak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ookies and Ba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ookies and Bars</text:p>
          </table:table-cell>
          <table:table-cell office:value-type="string">
            <text:p>Biscotti and Ital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ookies and Bars</text:p>
          </table:table-cell>
          <table:table-cell office:value-type="string">
            <text:p>Brown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ookies and Bars</text:p>
          </table:table-cell>
          <table:table-cell office:value-type="string">
            <text:p>Fortune Cook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ookies and Bars</text:p>
          </table:table-cell>
          <table:table-cell office:value-type="string">
            <text:p>Shortbread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Cracker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Dry Mix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Muffi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Organ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Pies and Past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aked Goods</text:p>
          </table:table-cell>
          <table:table-cell office:value-type="string">
            <text:p>Pies and Pastry</text:p>
          </table:table-cell>
          <table:table-cell office:value-type="string">
            <text:p>Baklav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Be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Beer</text:p>
          </table:table-cell>
          <table:table-cell office:value-type="string">
            <text:p>Merchandi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office:value-type="string">
            <text:p>Afric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office:value-type="string">
            <text:p>Austral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office:value-type="string">
            <text:p>Caribbe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office:value-type="string">
            <text:p>Caribbean</text:p>
          </table:table-cell>
          <table:table-cell office:value-type="string">
            <text:p>Jamaic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office:value-type="string">
            <text:p>Central Americ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office:value-type="string">
            <text:p>Espress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office:value-type="string">
            <text:p>Hawaiian and Kon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office:value-type="string">
            <text:p>Home Roast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Coffee</text:p>
          </table:table-cell>
          <table:table-cell office:value-type="string">
            <text:p>Organ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Te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Tea</text:p>
          </table:table-cell>
          <table:table-cell office:value-type="string">
            <text:p>Bubble Te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Coffee and Tea</text:p>
          </table:table-cell>
          <table:table-cell office:value-type="string">
            <text:p>Tea</text:p>
          </table:table-cell>
          <table:table-cell office:value-type="string">
            <text:p>Chai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Homebrewing, Winemaking and Distilling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Homebrewing, Winemaking and Distilling</text:p>
          </table:table-cell>
          <table:table-cell office:value-type="string">
            <text:p>Equipment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Homebrewing, Winemaking and Distilling</text:p>
          </table:table-cell>
          <table:table-cell office:value-type="string">
            <text:p>Wine Mak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Jui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Liquo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Liquor</text:p>
          </table:table-cell>
          <table:table-cell office:value-type="string">
            <text:p>Absinth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Liquor</text:p>
          </table:table-cell>
          <table:table-cell office:value-type="string">
            <text:p>Scotc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Soft Drin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ater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Austral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Canad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Club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Frenc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Ital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New Zealan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Non-Alcohol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Personalized Lab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South Af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Beverages</text:p>
          </table:table-cell>
          <table:table-cell office:value-type="string">
            <text:p>Wine</text:p>
          </table:table-cell>
          <table:table-cell office:value-type="string">
            <text:p>Span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hee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heese</text:p>
          </table:table-cell>
          <table:table-cell office:value-type="string">
            <text:p>Goa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heese</text:p>
          </table:table-cell>
          <table:table-cell office:value-type="string">
            <text:p>Shee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heese</text:p>
          </table:table-cell>
          <table:table-cell office:value-type="string">
            <text:p>Wisconsi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Dressings and Slaw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Jam and Jell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Jam and Jellies</text:p>
          </table:table-cell>
          <table:table-cell office:value-type="string">
            <text:p>Wine Jell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Mustar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Oil and Vinegar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Oil and Vinegar</text:p>
          </table:table-cell>
          <table:table-cell office:value-type="string">
            <text:p>Olive Oil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Oil and Vinegar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Organ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Pickl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Sau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Sauces</text:p>
          </table:table-cell>
          <table:table-cell office:value-type="string">
            <text:p>Barbecu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Sauces</text:p>
          </table:table-cell>
          <table:table-cell office:value-type="string">
            <text:p>Hot and Pepp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diments</text:p>
          </table:table-cell>
          <table:table-cell office:value-type="string">
            <text:p>Sauces</text:p>
          </table:table-cell>
          <table:table-cell office:value-type="string">
            <text:p>Sals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Brittle and Pralin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and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andy App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andy</text:p>
          </table:table-cell>
          <table:table-cell office:value-type="string">
            <text:p>Licori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andy</text:p>
          </table:table-cell>
          <table:table-cell office:value-type="string">
            <text:p>Lollipo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office:value-type="string">
            <text:p>Europe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office:value-type="string">
            <text:p>European</text:p>
          </table:table-cell>
          <table:table-cell office:value-type="string">
            <text:p>Belg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office:value-type="string">
            <text:p>European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office:value-type="string">
            <text:p>European</text:p>
          </table:table-cell>
          <table:table-cell office:value-type="string">
            <text:p>Swis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office:value-type="string">
            <text:p>Hawai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office:value-type="string">
            <text:p>Kosh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office:value-type="string">
            <text:p>Novelt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office:value-type="string">
            <text:p>Personaliz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Chocolate</text:p>
          </table:table-cell>
          <table:table-cell office:value-type="string">
            <text:p>Truff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Desser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Froz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Fudg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Confectionery</text:p>
          </table:table-cell>
          <table:table-cell office:value-type="string">
            <text:p>Taffy and Toffe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Dairy Produc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Direct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Dried and Emergency Suppl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Chine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Ind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Indones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Japane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Kore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Malays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office:value-type="string">
            <text:p>Thai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Caribb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Bulgar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Dutc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Frenc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Gree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r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office:value-type="string">
            <text:p>Apul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office:value-type="string">
            <text:p>Ligur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office:value-type="string">
            <text:p>Sicil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office:value-type="string">
            <text:p>Tusc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Pol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Portugue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Russ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Scandinav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Scott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Span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Hal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Kosh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Kosher</text:p>
          </table:table-cell>
          <table:table-cell office:value-type="string">
            <text:p>Baked Good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Kosher</text:p>
          </table:table-cell>
          <table:table-cell office:value-type="string">
            <text:p>Vitamins and Health Food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office:value-type="string">
            <text:p>Tama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office:value-type="string">
            <text:p>Turk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m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Cajun and Creol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Canadia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Hawai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Midwest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ative 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ew Englan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South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Southwest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Cann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Cavia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Salm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Salmon</text:p>
          </table:table-cell>
          <table:table-cell office:value-type="string">
            <text:p>Smok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ra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rab</text:p>
          </table:table-cell>
          <table:table-cell office:value-type="string">
            <text:p>Crab Cak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Crawf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Lobst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Shellfish</text:p>
          </table:table-cell>
          <table:table-cell office:value-type="string">
            <text:p>Shrim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Fish and Seafood</text:p>
          </table:table-cell>
          <table:table-cell office:value-type="string">
            <text:p>Smok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ked Goo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ked Goods</text:p>
          </table:table-cell>
          <table:table-cell office:value-type="string">
            <text:p>Cook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Candy Bouqu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Cheese, Fruit and Wi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Cheese, Fruit and Wine</text:p>
          </table:table-cell>
          <table:table-cell office:value-type="string">
            <text:p>Citru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Diabe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Ethnic and Region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Cajun and Creole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ew England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Pacific Northwestern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Southern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Jams and Jelli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ifts</text:p>
          </table:table-cell>
          <table:table-cell office:value-type="string">
            <text:p>Baskets</text:p>
          </table:table-cell>
          <table:table-cell office:value-type="string">
            <text:p>Nu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rain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rains</text:p>
          </table:table-cell>
          <table:table-cell office:value-type="string">
            <text:p>Flax Seed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rains</text:p>
          </table:table-cell>
          <table:table-cell office:value-type="string">
            <text:p>Flour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rains</text:p>
          </table:table-cell>
          <table:table-cell office:value-type="string">
            <text:p>Organic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Grains</text:p>
          </table:table-cell>
          <table:table-cell office:value-type="string">
            <text:p>Ric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Health Food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Health Food</text:p>
          </table:table-cell>
          <table:table-cell office:value-type="string">
            <text:p>Juic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Health Food</text:p>
          </table:table-cell>
          <table:table-cell office:value-type="string">
            <text:p>Soy Produc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Barbecu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Beef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Beef</text:p>
          </table:table-cell>
          <table:table-cell office:value-type="string">
            <text:p>Natural and Organic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Exotic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Exotic</text:p>
          </table:table-cell>
          <table:table-cell office:value-type="string">
            <text:p>Buffalo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Exotic</text:p>
          </table:table-cell>
          <table:table-cell office:value-type="string">
            <text:p>Ostrich, Emu, and Rhea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Exotic</text:p>
          </table:table-cell>
          <table:table-cell office:value-type="string">
            <text:p>Venison and El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Foie Gra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Goa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Jerk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Lamb and Mutt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Natural and Organ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Por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Pork</text:p>
          </table:table-cell>
          <table:table-cell office:value-type="string">
            <text:p>Natural and Orga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Natural and Orga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Sausag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Smoked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Online Grocery Stor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Organic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asta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epared Meal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Fruit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Fruit</text:p>
          </table:table-cell>
          <table:table-cell office:value-type="string">
            <text:p>Appl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Fruit</text:p>
          </table:table-cell>
          <table:table-cell office:value-type="string">
            <text:p>Cherri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Fruit</text:p>
          </table:table-cell>
          <table:table-cell office:value-type="string">
            <text:p>Citru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Fruit</text:p>
          </table:table-cell>
          <table:table-cell office:value-type="string">
            <text:p>Dat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Fruit</text:p>
          </table:table-cell>
          <table:table-cell office:value-type="string">
            <text:p>Dried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Fruit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Fruit</text:p>
          </table:table-cell>
          <table:table-cell office:value-type="string">
            <text:p>Tropical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Garlic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Garlic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Ginger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Mushroom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office:value-type="string">
            <text:p>Almond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office:value-type="string">
            <text:p>Chestnu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office:value-type="string">
            <text:p>Hazelnu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office:value-type="string">
            <text:p>Macadamia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office:value-type="string">
            <text:p>Peanu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office:value-type="string">
            <text:p>Pecan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office:value-type="string">
            <text:p>Pine Nu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Nuts and Seeds</text:p>
          </table:table-cell>
          <table:table-cell office:value-type="string">
            <text:p>Pistachio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Onio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Organic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Sprou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Vegeta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Vegetables</text:p>
          </table:table-cell>
          <table:table-cell office:value-type="string">
            <text:p>Beans and Legum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Produce</text:p>
          </table:table-cell>
          <table:table-cell office:value-type="string">
            <text:p>Vegetables</text:p>
          </table:table-cell>
          <table:table-cell office:value-type="string">
            <text:p>Sea Vegetab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Cajun and Creo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Chile Pepp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Chile Peppers</text:p>
          </table:table-cell>
          <table:table-cell office:value-type="string">
            <text:p>Dried or Powder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Chili Mix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Cur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Ind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Mea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Meat</text:p>
          </table:table-cell>
          <table:table-cell office:value-type="string">
            <text:p>Jerk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Meat</text:p>
          </table:table-cell>
          <table:table-cell office:value-type="string">
            <text:p>Rub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Meat</text:p>
          </table:table-cell>
          <table:table-cell office:value-type="string">
            <text:p>Sausa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Organ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Sal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Spi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Tex-Me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easonings</text:p>
          </table:table-cell>
          <table:table-cell office:value-type="string">
            <text:p>Vanilla and Extra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moke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nack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nacks</text:p>
          </table:table-cell>
          <table:table-cell office:value-type="string">
            <text:p>Popco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nacks</text:p>
          </table:table-cell>
          <table:table-cell office:value-type="string">
            <text:p>Popcorn</text:p>
          </table:table-cell>
          <table:table-cell office:value-type="string">
            <text:p>Kettle Co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nacks</text:p>
          </table:table-cell>
          <table:table-cell office:value-type="string">
            <text:p>Popcorn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nacks</text:p>
          </table:table-cell>
          <table:table-cell office:value-type="string">
            <text:p>Pork Rin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nacks</text:p>
          </table:table-cell>
          <table:table-cell office:value-type="string">
            <text:p>Potato Chi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nacks</text:p>
          </table:table-cell>
          <table:table-cell office:value-type="string">
            <text:p>Pretz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oups and Stew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 Die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 Diets</text:p>
          </table:table-cell>
          <table:table-cell office:value-type="string">
            <text:p>Allergen-Fre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 Diets</text:p>
          </table:table-cell>
          <table:table-cell office:value-type="string">
            <text:p>Allergen-Free</text:p>
          </table:table-cell>
          <table:table-cell office:value-type="string">
            <text:p>Gluten-Fre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 Diets</text:p>
          </table:table-cell>
          <table:table-cell office:value-type="string">
            <text:p>Allergen-Free</text:p>
          </table:table-cell>
          <table:table-cell office:value-type="string">
            <text:p>Peanut and Nut-Fre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 Diets</text:p>
          </table:table-cell>
          <table:table-cell office:value-type="string">
            <text:p>Low Carbohydrat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 Diets</text:p>
          </table:table-cell>
          <table:table-cell office:value-type="string">
            <text:p>Sugar-Fre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 Diets</text:p>
          </table:table-cell>
          <table:table-cell office:value-type="string">
            <text:p>Weight Lo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ty and Gourme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ty and Gourmet</text:p>
          </table:table-cell>
          <table:table-cell office:value-type="string">
            <text:p>Escargo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pecialty and Gourmet</text:p>
          </table:table-cell>
          <table:table-cell office:value-type="string">
            <text:p>Inse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weetene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weeteners</text:p>
          </table:table-cell>
          <table:table-cell office:value-type="string">
            <text:p>Artifici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weeteners</text:p>
          </table:table-cell>
          <table:table-cell office:value-type="string">
            <text:p>Hone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weeteners</text:p>
          </table:table-cell>
          <table:table-cell office:value-type="string">
            <text:p>Maple Produ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weeteners</text:p>
          </table:table-cell>
          <table:table-cell office:value-type="string">
            <text:p>Maple Products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Sweeteners</text:p>
          </table:table-cell>
          <table:table-cell office:value-type="string">
            <text:p>Xylito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Vegetari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Vegetarian</text:p>
          </table:table-cell>
          <table:table-cell office:value-type="string">
            <text:p>Raw Fo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Food</text:p>
          </table:table-cell>
          <table:table-cell office:value-type="string">
            <text:p>Vegetarian</text:p>
          </table:table-cell>
          <table:table-cell office:value-type="string">
            <text:p>Veg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As Seen on TV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B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F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H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I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J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K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M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Major Retaile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Novelt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Novelties</text:p>
          </table:table-cell>
          <table:table-cell office:value-type="string">
            <text:p>Fake ID and Certificat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O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Q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U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V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eneral Merchandise</text:p>
          </table:table-cell>
          <table:table-cell office:value-type="string">
            <text:p>Z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ifts</text:p>
          </table:table-cell>
          <table:table-cell table:number-columns-repeated="8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Balloon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Club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ag Gif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B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Bab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Bath and Beau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Books and Recordin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Ethnic and Region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Hawai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ew Engl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J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P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Q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Baskets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Certificat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Gift Registr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Bea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Boo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Candy Wrapp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China, Porcelain, and Gla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Computer Relat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Embroid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Engra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Greeting Let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Greeting Letters</text:p>
          </table:table-cell>
          <table:table-cell office:value-type="string">
            <text:p>Santa Clau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Mu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Names and Defini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Novelty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Photo Transfer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Poet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Pri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Station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Stationery</text:p>
          </table:table-cell>
          <table:table-cell office:value-type="string">
            <text:p>Lab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Troph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Personalized</text:p>
          </table:table-cell>
          <table:table-cell office:value-type="string">
            <text:p>Varied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ift Wra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Anima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Busine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Christma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Fine A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Handmad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Humo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Personaliz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Phot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Pla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Special Interes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Greeting Cards</text:p>
          </table:table-cell>
          <table:table-cell office:value-type="string">
            <text:p>Unconvention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Invitations and Announcem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Gifts</text:p>
          </table:table-cell>
          <table:table-cell office:value-type="string">
            <text:p>Stationery</text:p>
          </table:table-cell>
          <table:table-cell office:value-type="string">
            <text:p>Postcar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Accessories</text:p>
          </table:table-cell>
          <table:table-cell office:value-type="string">
            <text:p>Pillows and Sache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Bath and Bod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Bath and Body</text:p>
          </table:table-cell>
          <table:table-cell office:value-type="string">
            <text:p>Bath Sal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Essential Oi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Essential Oils</text:p>
          </table:table-cell>
          <table:table-cell office:value-type="string">
            <text:p>Organic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Incens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Incense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Incense</text:p>
          </table:table-cell>
          <table:table-cell office:value-type="string">
            <text:p>Hand Dipp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Incense</text:p>
          </table:table-cell>
          <table:table-cell office:value-type="string">
            <text:p>Ind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Incense</text:p>
          </table:table-cell>
          <table:table-cell office:value-type="string">
            <text:p>Japanes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Incense</text:p>
          </table:table-cell>
          <table:table-cell office:value-type="string">
            <text:p>Pagan and Wicc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Incense</text:p>
          </table:table-cell>
          <table:table-cell office:value-type="string">
            <text:p>Powders and Resi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Incense</text:p>
          </table:table-cell>
          <table:table-cell office:value-type="string">
            <text:p>Tibet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Aromatherapy</text:p>
          </table:table-cell>
          <table:table-cell office:value-type="string">
            <text:p>Lavend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Biofeedbac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Biofeedback</text:p>
          </table:table-cell>
          <table:table-cell office:value-type="string">
            <text:p>Brainwave Stimulat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Ear Cand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Energy Hea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Energy Healing</text:p>
          </table:table-cell>
          <table:table-cell office:value-type="string">
            <text:p>Rif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Fasting and Cleans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Flower Essen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Alo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Ayurved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Black Se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Bul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Chine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Ginse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Kava Kav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Ma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Mushroom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Specialty Formula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Stev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Teas and Ton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Teas and Tonics</text:p>
          </table:table-cell>
          <table:table-cell office:value-type="string">
            <text:p>Essia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Teas and Tonics</text:p>
          </table:table-cell>
          <table:table-cell office:value-type="string">
            <text:p>Kombucha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Teas and Tonics</text:p>
          </table:table-cell>
          <table:table-cell office:value-type="string">
            <text:p>Rooibo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Teas and Tonics</text:p>
          </table:table-cell>
          <table:table-cell office:value-type="string">
            <text:p>Yerba Mat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Tinctur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erbs</text:p>
          </table:table-cell>
          <table:table-cell office:value-type="string">
            <text:p>Topical Treat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omeopath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omeopathy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ypnotherap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Hypnotherapy</text:p>
          </table:table-cell>
          <table:table-cell office:value-type="string">
            <text:p>Audio and Vide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Life Extens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Life Extension</text:p>
          </table:table-cell>
          <table:table-cell office:value-type="string">
            <text:p>Human Growth Hormo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Life Extension</text:p>
          </table:table-cell>
          <table:table-cell office:value-type="string">
            <text:p>Human Growth Hormone</text:p>
          </table:table-cell>
          <table:table-cell office:value-type="string">
            <text:p>Homeopath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Life Extension</text:p>
          </table:table-cell>
          <table:table-cell office:value-type="string">
            <text:p>Human Growth Hormone</text:p>
          </table:table-cell>
          <table:table-cell office:value-type="string">
            <text:p>Releas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Magnetic Therap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Magnetic Therapy</text:p>
          </table:table-cell>
          <table:table-cell office:value-type="string">
            <text:p>Jewel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Medit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Meditation</text:p>
          </table:table-cell>
          <table:table-cell office:value-type="string">
            <text:p>Audio and Vide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Oxygen and Ozon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Supplem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Supplements</text:p>
          </table:table-cell>
          <table:table-cell office:value-type="string">
            <text:p>Antler Velve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Alternative</text:p>
          </table:table-cell>
          <table:table-cell office:value-type="string">
            <text:p>Supplements</text:p>
          </table:table-cell>
          <table:table-cell office:value-type="string">
            <text:p>Colostru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Bath and Bod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Bath and Body</text:p>
          </table:table-cell>
          <table:table-cell office:value-type="string">
            <text:p>Soa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Bath and Body</text:p>
          </table:table-cell>
          <table:table-cell office:value-type="string">
            <text:p>Soap</text:p>
          </table:table-cell>
          <table:table-cell office:value-type="string">
            <text:p>Handmad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Bath and Body</text:p>
          </table:table-cell>
          <table:table-cell office:value-type="string">
            <text:p>Soap</text:p>
          </table:table-cell>
          <table:table-cell office:value-type="string">
            <text:p>Handmade</text:p>
          </table:table-cell>
          <table:table-cell office:value-type="string">
            <text:p>Aromatherap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Bath and Body</text:p>
          </table:table-cell>
          <table:table-cell office:value-type="string">
            <text:p>Soap</text:p>
          </table:table-cell>
          <table:table-cell office:value-type="string">
            <text:p>Handmade</text:p>
          </table:table-cell>
          <table:table-cell office:value-type="string">
            <text:p>Glycerin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Bath and Body</text:p>
          </table:table-cell>
          <table:table-cell office:value-type="string">
            <text:p>Soap</text:p>
          </table:table-cell>
          <table:table-cell office:value-type="string">
            <text:p>Handmade</text:p>
          </table:table-cell>
          <table:table-cell office:value-type="string">
            <text:p>Goat Milk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Bath and Body</text:p>
          </table:table-cell>
          <table:table-cell office:value-type="string">
            <text:p>Soap</text:p>
          </table:table-cell>
          <table:table-cell office:value-type="string">
            <text:p>Handmade</text:p>
          </table:table-cell>
          <table:table-cell office:value-type="string">
            <text:p>Herbal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Cosmet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Cosmetics</text:p>
          </table:table-cell>
          <table:table-cell office:value-type="string">
            <text:p>Eth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Cosmetics</text:p>
          </table:table-cell>
          <table:table-cell office:value-type="string">
            <text:p>Lip C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Cosmetics</text:p>
          </table:table-cell>
          <table:table-cell office:value-type="string">
            <text:p>Nail Car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Fragran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Fragrances</text:p>
          </table:table-cell>
          <table:table-cell office:value-type="string">
            <text:p>Colog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Fragrances</text:p>
          </table:table-cell>
          <table:table-cell office:value-type="string">
            <text:p>Oi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Fragrances</text:p>
          </table:table-cell>
          <table:table-cell office:value-type="string">
            <text:p>Perfum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Fragrances</text:p>
          </table:table-cell>
          <table:table-cell office:value-type="string">
            <text:p>Specif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Accessories</text:p>
          </table:table-cell>
          <table:table-cell office:value-type="string">
            <text:p>Bows and Ribb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Accessories</text:p>
          </table:table-cell>
          <table:table-cell office:value-type="string">
            <text:p>Clips and Barrett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Accessories</text:p>
          </table:table-cell>
          <table:table-cell office:value-type="string">
            <text:p>Hair Brush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Accessories</text:p>
          </table:table-cell>
          <table:table-cell office:value-type="string">
            <text:p>Jewelr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Accessories</text:p>
          </table:table-cell>
          <table:table-cell office:value-type="string">
            <text:p>Shears and Clipp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Eth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Men'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Shampoo and Condition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Wi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Wigs</text:p>
          </table:table-cell>
          <table:table-cell office:value-type="string">
            <text:p>Costum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Wigs</text:p>
          </table:table-cell>
          <table:table-cell office:value-type="string">
            <text:p>Hair Extensi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Care</text:p>
          </table:table-cell>
          <table:table-cell office:value-type="string">
            <text:p>Wigs</text:p>
          </table:table-cell>
          <table:table-cell office:value-type="string">
            <text:p>Hair Replacemen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Remov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Removal</text:p>
          </table:table-cell>
          <table:table-cell office:value-type="string">
            <text:p>Shav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Removal</text:p>
          </table:table-cell>
          <table:table-cell office:value-type="string">
            <text:p>Shaving</text:p>
          </table:table-cell>
          <table:table-cell office:value-type="string">
            <text:p>Razo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Hair Removal</text:p>
          </table:table-cell>
          <table:table-cell office:value-type="string">
            <text:p>Shaving</text:p>
          </table:table-cell>
          <table:table-cell office:value-type="string">
            <text:p>Shav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Anti-Ag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Lotion and Crea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Lotion and Cream</text:p>
          </table:table-cell>
          <table:table-cell office:value-type="string">
            <text:p>Emu Oi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Me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Non-Tox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Skin Typ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Sun C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Sun Care</text:p>
          </table:table-cell>
          <table:table-cell office:value-type="string">
            <text:p>Sunless Tanning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Sun Care</text:p>
          </table:table-cell>
          <table:table-cell office:value-type="string">
            <text:p>Tanning Bed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Sun Care</text:p>
          </table:table-cell>
          <table:table-cell office:value-type="string">
            <text:p>Tanning Loti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Sun Care</text:p>
          </table:table-cell>
          <table:table-cell office:value-type="string">
            <text:p>UV Protecti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Skin Care</text:p>
          </table:table-cell>
          <table:table-cell office:value-type="string">
            <text:p>Treat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office:value-type="string">
            <text:p>Varied Merchandise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hildren and Adolescent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hildren and Adolescents</text:p>
          </table:table-cell>
          <table:table-cell office:value-type="string">
            <text:p>Bab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Allerg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anc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ancer</text:p>
          </table:table-cell>
          <table:table-cell office:value-type="string">
            <text:p>Breas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ancer</text:p>
          </table:table-cell>
          <table:table-cell office:value-type="string">
            <text:p>Laryn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ardiovascular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old So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ommunication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abet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abetes</text:p>
          </table:table-cell>
          <table:table-cell office:value-type="string">
            <text:p>Blood Glucose Monit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abetes</text:p>
          </table:table-cell>
          <table:table-cell office:value-type="string">
            <text:p>Insulin Pum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abetes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abetes</text:p>
          </table:table-cell>
          <table:table-cell office:value-type="string">
            <text:p>Supple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gestive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gestive Disorders</text:p>
          </table:table-cell>
          <table:table-cell office:value-type="string">
            <text:p>Heartbu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gestive Disorders</text:p>
          </table:table-cell>
          <table:table-cell office:value-type="string">
            <text:p>Hemorrhoi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gestive Disorders</text:p>
          </table:table-cell>
          <table:table-cell office:value-type="string">
            <text:p>Inflammatory Bowel Disea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gestive Disorders</text:p>
          </table:table-cell>
          <table:table-cell office:value-type="string">
            <text:p>Irritable Bowel Syndrom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Ear, Nose and Throa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Ear, Nose and Throat</text:p>
          </table:table-cell>
          <table:table-cell office:value-type="string">
            <text:p>Sinusiti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Ear, Nose and Throat</text:p>
          </table:table-cell>
          <table:table-cell office:value-type="string">
            <text:p>Tinnitu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Eye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Fung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Hair Lo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Hair Loss</text:p>
          </table:table-cell>
          <table:table-cell office:value-type="string">
            <text:p>Alternative Treat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Immune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Impote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Incontine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Musculoskeletal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Musculoskeletal Disorders</text:p>
          </table:table-cell>
          <table:table-cell office:value-type="string">
            <text:p>Arthriti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Musculoskeletal Disorders</text:p>
          </table:table-cell>
          <table:table-cell office:value-type="string">
            <text:p>Back and Spin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Musculoskeletal Disorders</text:p>
          </table:table-cell>
          <table:table-cell office:value-type="string">
            <text:p>Fibromyalg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Musculoskeletal Disorders</text:p>
          </table:table-cell>
          <table:table-cell office:value-type="string">
            <text:p>Repetitive Strain Inju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Musculoskeletal Disorders</text:p>
          </table:table-cell>
          <table:table-cell office:value-type="string">
            <text:p>Temporomandibular Joint Syndrom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Neurological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Neurological Disorders</text:p>
          </table:table-cell>
          <table:table-cell office:value-type="string">
            <text:p>Alzheimer'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Neurological Disorders</text:p>
          </table:table-cell>
          <table:table-cell office:value-type="string">
            <text:p>Headach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Neurological Disorders</text:p>
          </table:table-cell>
          <table:table-cell office:value-type="string">
            <text:p>Headache</text:p>
          </table:table-cell>
          <table:table-cell office:value-type="string">
            <text:p>Migrain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Neurological Disorders</text:p>
          </table:table-cell>
          <table:table-cell office:value-type="string">
            <text:p>Tourette Syndrom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Neurological Disorders</text:p>
          </table:table-cell>
          <table:table-cell office:value-type="string">
            <text:p>Trauma and Inju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Respiratory Condi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Respiratory Conditions</text:p>
          </table:table-cell>
          <table:table-cell office:value-type="string">
            <text:p>Asthm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exually Transmitted Disea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exually Transmitted Diseases</text:p>
          </table:table-cell>
          <table:table-cell office:value-type="string">
            <text:p>Genital W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exually Transmitted Diseases</text:p>
          </table:table-cell>
          <table:table-cell office:value-type="string">
            <text:p>Herp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kin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kin Disorders</text:p>
          </table:table-cell>
          <table:table-cell office:value-type="string">
            <text:p>Ac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kin Disorders</text:p>
          </table:table-cell>
          <table:table-cell office:value-type="string">
            <text:p>Eczem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kin Disorders</text:p>
          </table:table-cell>
          <table:table-cell office:value-type="string">
            <text:p>Head Li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kin Disorders</text:p>
          </table:table-cell>
          <table:table-cell office:value-type="string">
            <text:p>Head Lice</text:p>
          </table:table-cell>
          <table:table-cell office:value-type="string">
            <text:p>Non-Tox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kin Disorders</text:p>
          </table:table-cell>
          <table:table-cell office:value-type="string">
            <text:p>Hyperhidrosi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kin Disorders</text:p>
          </table:table-cell>
          <table:table-cell office:value-type="string">
            <text:p>Psoriasi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kin Disorders</text:p>
          </table:table-cell>
          <table:table-cell office:value-type="string">
            <text:p>Rosace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leep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leep Disorders</text:p>
          </table:table-cell>
          <table:table-cell office:value-type="string">
            <text:p>Sleep Apne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leep Disorders</text:p>
          </table:table-cell>
          <table:table-cell office:value-type="string">
            <text:p>Sleep Enuresi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leep Disorders</text:p>
          </table:table-cell>
          <table:table-cell office:value-type="string">
            <text:p>Sleeplessne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leep Disorders</text:p>
          </table:table-cell>
          <table:table-cell office:value-type="string">
            <text:p>Snor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Urological Disor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Urological Disorders</text:p>
          </table:table-cell>
          <table:table-cell office:value-type="string">
            <text:p>Prostat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ent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ental</text:p>
          </table:table-cell>
          <table:table-cell office:value-type="string">
            <text:p>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ental</text:p>
          </table:table-cell>
          <table:table-cell office:value-type="string">
            <text:p>Halitosi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ental</text:p>
          </table:table-cell>
          <table:table-cell office:value-type="string">
            <text:p>Tooth Whitening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ccessories and Novelt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Building Modifica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Building Modifications</text:p>
          </table:table-cell>
          <table:table-cell office:value-type="string">
            <text:p>Lifts and Elevato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Building Modifications</text:p>
          </table:table-cell>
          <table:table-cell office:value-type="string">
            <text:p>Ramp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Communication Ai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Communication Aids</text:p>
          </table:table-cell>
          <table:table-cell office:value-type="string">
            <text:p>Speech and Augmentative Communication Ai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Communication Aids</text:p>
          </table:table-cell>
          <table:table-cell office:value-type="string">
            <text:p>Telecommunication Ai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Communication Aids</text:p>
          </table:table-cell>
          <table:table-cell office:value-type="string">
            <text:p>Writing and Typing Ai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Computer Acce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Computer Access</text:p>
          </table:table-cell>
          <table:table-cell office:value-type="string">
            <text:p>Alternative Input Devic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Computer Access</text:p>
          </table:table-cell>
          <table:table-cell office:value-type="string">
            <text:p>Alternative Output Devic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Daily Liv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Daily Living</text:p>
          </table:table-cell>
          <table:table-cell office:value-type="string">
            <text:p>Bath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Daily Living</text:p>
          </table:table-cell>
          <table:table-cell office:value-type="string">
            <text:p>Cloth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Daily Living</text:p>
          </table:table-cell>
          <table:table-cell office:value-type="string">
            <text:p>Eating and Cook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Daily Living</text:p>
          </table:table-cell>
          <table:table-cell office:value-type="string">
            <text:p>Garden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Daily Living</text:p>
          </table:table-cell>
          <table:table-cell office:value-type="string">
            <text:p>Gripping Ai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Daily Living</text:p>
          </table:table-cell>
          <table:table-cell office:value-type="string">
            <text:p>Lift Chai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Daily Living</text:p>
          </table:table-cell>
          <table:table-cell office:value-type="string">
            <text:p>Therapeutic Adjustable Be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Daily Living</text:p>
          </table:table-cell>
          <table:table-cell office:value-type="string">
            <text:p>Toilet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Education and Lear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Education and Learning</text:p>
          </table:table-cell>
          <table:table-cell office:value-type="string">
            <text:p>Cognitive Ai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Environmental Contro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Ergonomic 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Fitness Ai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Hear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Hearing</text:p>
          </table:table-cell>
          <table:table-cell office:value-type="string">
            <text:p>Assistive Listening Devic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Hearing</text:p>
          </table:table-cell>
          <table:table-cell office:value-type="string">
            <text:p>Hearing Ai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Hearing</text:p>
          </table:table-cell>
          <table:table-cell office:value-type="string">
            <text:p>Hearing Aids</text:p>
          </table:table-cell>
          <table:table-cell office:value-type="string">
            <text:p>Batteries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Low Vision Aid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office:value-type="string">
            <text:p>Canes and Walking Stick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office:value-type="string">
            <text:p>Electric Scooters and Powerchai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office:value-type="string">
            <text:p>Electric Scooters and Powerchairs</text:p>
          </table:table-cell>
          <table:table-cell office:value-type="string">
            <text:p>Specialt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office:value-type="string">
            <text:p>Vehicle Conversi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office:value-type="string">
            <text:p>Vehicle Conversions</text:p>
          </table:table-cell>
          <table:table-cell office:value-type="string">
            <text:p>Hand Control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office:value-type="string">
            <text:p>Walk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office:value-type="string">
            <text:p>Wheelchai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office:value-type="string">
            <text:p>Wheelchairs</text:p>
          </table:table-cell>
          <table:table-cell office:value-type="string">
            <text:p>Accessori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Mobility and Transportation</text:p>
          </table:table-cell>
          <table:table-cell office:value-type="string">
            <text:p>Wheelchairs</text:p>
          </table:table-cell>
          <table:table-cell office:value-type="string">
            <text:p>Used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Recre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Recreation</text:p>
          </table:table-cell>
          <table:table-cell office:value-type="string">
            <text:p>Spor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Recreation</text:p>
          </table:table-cell>
          <table:table-cell office:value-type="string">
            <text:p>Toys and Gam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Assistive Technology</text:p>
          </table:table-cell>
          <table:table-cell office:value-type="string">
            <text:p>Seating and Positio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Disabilities</text:p>
          </table:table-cell>
          <table:table-cell office:value-type="string">
            <text:p>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Emergency and Safet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Emergency and Safety</text:p>
          </table:table-cell>
          <table:table-cell office:value-type="string">
            <text:p>Medical Alert System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Emergency and Safety</text:p>
          </table:table-cell>
          <table:table-cell office:value-type="string">
            <text:p>Medical Alert Systems</text:p>
          </table:table-cell>
          <table:table-cell office:value-type="string">
            <text:p>Jewel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Emergency and Safety</text:p>
          </table:table-cell>
          <table:table-cell office:value-type="string">
            <text:p>Occupational Health and Safe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Emergency and Safety</text:p>
          </table:table-cell>
          <table:table-cell office:value-type="string">
            <text:p>Occupational Health and Safety</text:p>
          </table:table-cell>
          <table:table-cell office:value-type="string">
            <text:p>Ergonom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Fee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Feet</text:p>
          </table:table-cell>
          <table:table-cell office:value-type="string">
            <text:p>Orthot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Hear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Hearing</text:p>
          </table:table-cell>
          <table:table-cell office:value-type="string">
            <text:p>Ear Wax Remov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Hearing</text:p>
          </table:table-cell>
          <table:table-cell office:value-type="string">
            <text:p>Protec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Home Tes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Home Tests</text:p>
          </table:table-cell>
          <table:table-cell office:value-type="string">
            <text:p>HIV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Home Tests</text:p>
          </table:table-cell>
          <table:table-cell office:value-type="string">
            <text:p>Substance Abu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assage Equipmen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assage Equipment</text:p>
          </table:table-cell>
          <table:table-cell office:value-type="string">
            <text:p>Massage Oi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</text:p>
          </table:table-cell>
          <table:table-cell office:value-type="string">
            <text:p>Foreskin Restor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</text:p>
          </table:table-cell>
          <table:table-cell office:value-type="string">
            <text:p>Premature Ejacul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ADD and ADH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ADD and ADHD</text:p>
          </table:table-cell>
          <table:table-cell office:value-type="string">
            <text:p>Nutritional Produ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Anxiety and Pan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Autis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epress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epression</text:p>
          </table:table-cell>
          <table:table-cell office:value-type="string">
            <text:p>Seasonal Affective Disord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Green Foo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Meal Replace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oft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po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ports</text:p>
          </table:table-cell>
          <table:table-cell office:value-type="string">
            <text:p>Supple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ports</text:p>
          </table:table-cell>
          <table:table-cell office:value-type="string">
            <text:p>Supplements</text:p>
          </table:table-cell>
          <table:table-cell office:value-type="string">
            <text:p>Anabolic Steroi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Bee Produ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Fatty Aci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Nutraceutica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Shark Produ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Specialty Produ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Specialty Products</text:p>
          </table:table-cell>
          <table:table-cell office:value-type="string">
            <text:p>Alga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Specialty Products</text:p>
          </table:table-cell>
          <table:table-cell office:value-type="string">
            <text:p>Heart Supplemen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Specialty Products</text:p>
          </table:table-cell>
          <table:table-cell office:value-type="string">
            <text:p>Joint Healt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Specialty Products</text:p>
          </table:table-cell>
          <table:table-cell office:value-type="string">
            <text:p>MS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Vitamins and Minera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Vitamins and Minerals</text:p>
          </table:table-cell>
          <table:table-cell office:value-type="string">
            <text:p>Antioxidan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Vitamins and Minerals</text:p>
          </table:table-cell>
          <table:table-cell office:value-type="string">
            <text:p>Calciu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Vitamins and Minerals</text:p>
          </table:table-cell>
          <table:table-cell office:value-type="string">
            <text:p>Colloida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Vitamins and Minerals</text:p>
          </table:table-cell>
          <table:table-cell office:value-type="string">
            <text:p>Colloidals</text:p>
          </table:table-cell>
          <table:table-cell office:value-type="string">
            <text:p>Silver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Vitamins and Minerals</text:p>
          </table:table-cell>
          <table:table-cell office:value-type="string">
            <text:p>Colloidals</text:p>
          </table:table-cell>
          <table:table-cell office:value-type="string">
            <text:p>Silver</text:p>
          </table:table-cell>
          <table:table-cell office:value-type="string">
            <text:p>Generators</text:p>
          </table:table-cell>
          <table:table-cell table:number-columns-repeated="2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upplements</text:p>
          </table:table-cell>
          <table:table-cell office:value-type="string">
            <text:p>Women'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Orthopedic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Pharmac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Pharmacy</text:p>
          </table:table-cell>
          <table:table-cell office:value-type="string">
            <text:p>Dispensers and Remin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Pharmacy</text:p>
          </table:table-cell>
          <table:table-cell office:value-type="string">
            <text:p>Online Pharmac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Pharmacy</text:p>
          </table:table-cell>
          <table:table-cell office:value-type="string">
            <text:p>Resources and Guid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Physical Therap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Physical Therapy</text:p>
          </table:table-cell>
          <table:table-cell office:value-type="string">
            <text:p>Electrotherap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Aphrodisia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Aphrodisiacs</text:p>
          </table:table-cell>
          <table:table-cell office:value-type="string">
            <text:p>Pheromo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Aphrodisiacs</text:p>
          </table:table-cell>
          <table:table-cell office:value-type="string">
            <text:p>Popp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Birth Contro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Birth Control</text:p>
          </table:table-cell>
          <table:table-cell office:value-type="string">
            <text:p>Condom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Birth Control</text:p>
          </table:table-cell>
          <table:table-cell office:value-type="string">
            <text:p>Emergency Contracep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Birth Control</text:p>
          </table:table-cell>
          <table:table-cell office:value-type="string">
            <text:p>Emergency Contraception</text:p>
          </table:table-cell>
          <table:table-cell office:value-type="string">
            <text:p>Herbal Preparati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Breast Enhance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Breast Enhancement</text:p>
          </table:table-cell>
          <table:table-cell office:value-type="string">
            <text:p>Supple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Infertili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Menstru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Menstruation</text:p>
          </table:table-cell>
          <table:table-cell office:value-type="string">
            <text:p>Absorbent Produ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enis Enlarge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ersonal Lubrica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regnancy and Birt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regnancy and Birth</text:p>
          </table:table-cell>
          <table:table-cell office:value-type="string">
            <text:p>Belly Cas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regnancy and Birth</text:p>
          </table:table-cell>
          <table:table-cell office:value-type="string">
            <text:p>Books and Recordin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regnancy and Birth</text:p>
          </table:table-cell>
          <table:table-cell office:value-type="string">
            <text:p>Breastfeed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regnancy and Birth</text:p>
          </table:table-cell>
          <table:table-cell office:value-type="string">
            <text:p>Breastfeeding</text:p>
          </table:table-cell>
          <table:table-cell office:value-type="string">
            <text:p>Breast Pump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regnancy and Birth</text:p>
          </table:table-cell>
          <table:table-cell office:value-type="string">
            <text:p>Gender Choi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regnancy and Birth</text:p>
          </table:table-cell>
          <table:table-cell office:value-type="string">
            <text:p>Pain and Nause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regnancy and Birth</text:p>
          </table:table-cell>
          <table:table-cell office:value-type="string">
            <text:p>Tes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Reproduction and Sexuality</text:p>
          </table:table-cell>
          <table:table-cell office:value-type="string">
            <text:p>Pregnancy and Birth</text:p>
          </table:table-cell>
          <table:table-cell office:value-type="string">
            <text:p>Tests</text:p>
          </table:table-cell>
          <table:table-cell office:value-type="string">
            <text:p>Pregnancy and Ovulation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Substance Abu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Substance Abuse</text:p>
          </table:table-cell>
          <table:table-cell office:value-type="string">
            <text:p>Hangov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Substance Abuse</text:p>
          </table:table-cell>
          <table:table-cell office:value-type="string">
            <text:p>Smoking Cess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Substance Abuse</text:p>
          </table:table-cell>
          <table:table-cell office:value-type="string">
            <text:p>Smoking Cessation</text:p>
          </table:table-cell>
          <table:table-cell office:value-type="string">
            <text:p>Nicoti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Substance Abuse</text:p>
          </table:table-cell>
          <table:table-cell office:value-type="string">
            <text:p>Smoking Cessation</text:p>
          </table:table-cell>
          <table:table-cell office:value-type="string">
            <text:p>Oth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Substance Abuse</text:p>
          </table:table-cell>
          <table:table-cell office:value-type="string">
            <text:p>Twelve Ste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Vis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Vision</text:p>
          </table:table-cell>
          <table:table-cell office:value-type="string">
            <text:p>Contact Len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Vision</text:p>
          </table:table-cell>
          <table:table-cell office:value-type="string">
            <text:p>Contact Lenses</text:p>
          </table:table-cell>
          <table:table-cell office:value-type="string">
            <text:p>Novel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Vision</text:p>
          </table:table-cell>
          <table:table-cell office:value-type="string">
            <text:p>Eyeglas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Vision</text:p>
          </table:table-cell>
          <table:table-cell office:value-type="string">
            <text:p>Reading Glas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Vision</text:p>
          </table:table-cell>
          <table:table-cell office:value-type="string">
            <text:p>Sport and Safety Eyewea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Vision</text:p>
          </table:table-cell>
          <table:table-cell office:value-type="string">
            <text:p>Sunglas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Vision</text:p>
          </table:table-cell>
          <table:table-cell office:value-type="string">
            <text:p>Sunglasses</text:p>
          </table:table-cell>
          <table:table-cell office:value-type="string">
            <text:p>Children'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eight Los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eight Loss</text:p>
          </table:table-cell>
          <table:table-cell office:value-type="string">
            <text:p>Alternativ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eight Loss</text:p>
          </table:table-cell>
          <table:table-cell office:value-type="string">
            <text:p>Cellulite Reduc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eight Loss</text:p>
          </table:table-cell>
          <table:table-cell office:value-type="string">
            <text:p>Patch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eight Loss</text:p>
          </table:table-cell>
          <table:table-cell office:value-type="string">
            <text:p>Program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eight Loss</text:p>
          </table:table-cell>
          <table:table-cell office:value-type="string">
            <text:p>Soft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eight Loss</text:p>
          </table:table-cell>
          <table:table-cell office:value-type="string">
            <text:p>Supplem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eight Loss</text:p>
          </table:table-cell>
          <table:table-cell office:value-type="string">
            <text:p>Tapes and Boo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ome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ealth</text:p>
          </table:table-cell>
          <table:table-cell office:value-type="string">
            <text:p>Women</text:p>
          </table:table-cell>
          <table:table-cell office:value-type="string">
            <text:p>Progesterone Cream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Ligh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office:value-type="string">
            <text:p>Christ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office:value-type="string">
            <text:p>Christopher Radko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office:value-type="string">
            <text:p>Hallmark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office:value-type="string">
            <text:p>Handmad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office:value-type="string">
            <text:p>Personaliz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office:value-type="string">
            <text:p>Polonais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office:value-type="string">
            <text:p>Storag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office:value-type="string">
            <text:p>Victor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Decorations</text:p>
          </table:table-cell>
          <table:table-cell office:value-type="string">
            <text:p>Ornaments</text:p>
          </table:table-cell>
          <table:table-cell office:value-type="string">
            <text:p>Woode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Stockin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Tre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Tree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Trees</text:p>
          </table:table-cell>
          <table:table-cell office:value-type="string">
            <text:p>Artifici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Christmas</text:p>
          </table:table-cell>
          <table:table-cell office:value-type="string">
            <text:p>Wreath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Easte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Hallowee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Halloween</text:p>
          </table:table-cell>
          <table:table-cell office:value-type="string">
            <text:p>Pumpkin Car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Mardi Gra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New Yea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New Year</text:p>
          </table:table-cell>
          <table:table-cell office:value-type="string">
            <text:p>The Millenniu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lidays</text:p>
          </table:table-cell>
          <table:table-cell office:value-type="string">
            <text:p>Thanksgiv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Beeswa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Candlehold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Count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Ge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Handcraf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Handcrafted</text:p>
          </table:table-cell>
          <table:table-cell office:value-type="string">
            <text:p>Scent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Oil Cand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Scen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Scented</text:p>
          </table:table-cell>
          <table:table-cell office:value-type="string">
            <text:p>Aromatherap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andles</text:p>
          </table:table-cell>
          <table:table-cell office:value-type="string">
            <text:p>Soy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lock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locks</text:p>
          </table:table-cell>
          <table:table-cell office:value-type="string">
            <text:p>Contempora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locks</text:p>
          </table:table-cell>
          <table:table-cell office:value-type="string">
            <text:p>Contemporary</text:p>
          </table:table-cell>
          <table:table-cell office:value-type="string">
            <text:p>Novel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locks</text:p>
          </table:table-cell>
          <table:table-cell office:value-type="string">
            <text:p>Tradition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locks</text:p>
          </table:table-cell>
          <table:table-cell office:value-type="string">
            <text:p>Traditional</text:p>
          </table:table-cell>
          <table:table-cell office:value-type="string">
            <text:p>Cucko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locks</text:p>
          </table:table-cell>
          <table:table-cell office:value-type="string">
            <text:p>Traditional</text:p>
          </table:table-cell>
          <table:table-cell office:value-type="string">
            <text:p>Grandfath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Country and Rust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Gla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Glass</text:p>
          </table:table-cell>
          <table:table-cell office:value-type="string">
            <text:p>Mirr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Handcraft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Handcrafted</text:p>
          </table:table-cell>
          <table:table-cell office:value-type="string">
            <text:p>Country and Rus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House Sig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Indoor Fountai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Naut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Nautical</text:p>
          </table:table-cell>
          <table:table-cell office:value-type="string">
            <text:p>Buoy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Nautical</text:p>
          </table:table-cell>
          <table:table-cell office:value-type="string">
            <text:p>Lighthou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Nautical</text:p>
          </table:table-cell>
          <table:table-cell office:value-type="string">
            <text:p>Weatherva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Pewt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Pewter</text:p>
          </table:table-cell>
          <table:table-cell office:value-type="string">
            <text:p>House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Pott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Pottery</text:p>
          </table:table-cell>
          <table:table-cell office:value-type="string">
            <text:p>Europe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Pottery</text:p>
          </table:table-cell>
          <table:table-cell office:value-type="string">
            <text:p>European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Tile Produ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Victor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Wine Storag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Wood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Wooden</text:p>
          </table:table-cell>
          <table:table-cell office:value-type="string">
            <text:p>Country and Rus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Wooden</text:p>
          </table:table-cell>
          <table:table-cell office:value-type="string">
            <text:p>Handcraf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Accessories</text:p>
          </table:table-cell>
          <table:table-cell office:value-type="string">
            <text:p>Wreaths and Swa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rbecu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rbecue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rbecues</text:p>
          </table:table-cell>
          <table:table-cell office:value-type="string">
            <text:p>Charcoal and Woodchip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rbecues</text:p>
          </table:table-cell>
          <table:table-cell office:value-type="string">
            <text:p>Ga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rbecues</text:p>
          </table:table-cell>
          <table:table-cell office:value-type="string">
            <text:p>Tableto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throom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throom</text:p>
          </table:table-cell>
          <table:table-cell office:value-type="string">
            <text:p>M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throom</text:p>
          </table:table-cell>
          <table:table-cell office:value-type="string">
            <text:p>Shower Curtai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throom</text:p>
          </table:table-cell>
          <table:table-cell office:value-type="string">
            <text:p>Showerhea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throom</text:p>
          </table:table-cell>
          <table:table-cell office:value-type="string">
            <text:p>Toilet Se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athroom</text:p>
          </table:table-cell>
          <table:table-cell office:value-type="string">
            <text:p>Tow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edroom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edroom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edroom</text:p>
          </table:table-cell>
          <table:table-cell office:value-type="string">
            <text:p>Accessories</text:p>
          </table:table-cell>
          <table:table-cell office:value-type="string">
            <text:p>Canop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edroom</text:p>
          </table:table-cell>
          <table:table-cell office:value-type="string">
            <text:p>Bed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edroom</text:p>
          </table:table-cell>
          <table:table-cell office:value-type="string">
            <text:p>Bedding</text:p>
          </table:table-cell>
          <table:table-cell office:value-type="string">
            <text:p>Blankets and Throw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edroom</text:p>
          </table:table-cell>
          <table:table-cell office:value-type="string">
            <text:p>Bedding</text:p>
          </table:table-cell>
          <table:table-cell office:value-type="string">
            <text:p>Comforters and Quil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edroom</text:p>
          </table:table-cell>
          <table:table-cell office:value-type="string">
            <text:p>Bedding</text:p>
          </table:table-cell>
          <table:table-cell office:value-type="string">
            <text:p>Dow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Bedroom</text:p>
          </table:table-cell>
          <table:table-cell office:value-type="string">
            <text:p>Bedding</text:p>
          </table:table-cell>
          <table:table-cell office:value-type="string">
            <text:p>Pillow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ean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eaning</text:p>
          </table:table-cell>
          <table:table-cell office:value-type="string">
            <text:p>Non-Tox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eaning</text:p>
          </table:table-cell>
          <table:table-cell office:value-type="string">
            <text:p>Specialty Produ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eaning</text:p>
          </table:table-cell>
          <table:table-cell office:value-type="string">
            <text:p>Vacuu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eaning</text:p>
          </table:table-cell>
          <table:table-cell office:value-type="string">
            <text:p>Vacuum</text:p>
          </table:table-cell>
          <table:table-cell office:value-type="string">
            <text:p>Central Va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eaning</text:p>
          </table:table-cell>
          <table:table-cell office:value-type="string">
            <text:p>Vacuum</text:p>
          </table:table-cell>
          <table:table-cell office:value-type="string">
            <text:p>Vacuum Ba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Air Clean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Air Cleaners</text:p>
          </table:table-cell>
          <table:table-cell office:value-type="string">
            <text:p>Odor Contro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Air Cleaners</text:p>
          </table:table-cell>
          <table:table-cell office:value-type="string">
            <text:p>Whole Hou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Air Condition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Firepla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Fireplace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Fireplaces</text:p>
          </table:table-cell>
          <table:table-cell office:value-type="string">
            <text:p>Chimenea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Hea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Humidifier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Climate Control</text:p>
          </table:table-cell>
          <table:table-cell office:value-type="string">
            <text:p>Ozone Generator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As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Contempora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Country and Rust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Europ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European</text:p>
          </table:table-cell>
          <table:table-cell office:value-type="string">
            <text:p>Victor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Latin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North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North American</text:p>
          </table:table-cell>
          <table:table-cell office:value-type="string">
            <text:p>Early 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North American</text:p>
          </table:table-cell>
          <table:table-cell office:value-type="string">
            <text:p>Southwest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ecor and Design</text:p>
          </table:table-cell>
          <table:table-cell office:value-type="string">
            <text:p>North American</text:p>
          </table:table-cell>
          <table:table-cell office:value-type="string">
            <text:p>West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Do-It-Yourself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Ceiling Fa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Bulb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Bulbs</text:p>
          </table:table-cell>
          <table:table-cell office:value-type="string">
            <text:p>L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Ceil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Fluoresc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Handcraf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Handcrafted</text:p>
          </table:table-cell>
          <table:table-cell office:value-type="string">
            <text:p>Country and Rust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Lam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Lampshad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Lampshades</text:p>
          </table:table-cell>
          <table:table-cell office:value-type="string">
            <text:p>Victor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Lanter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lectrical</text:p>
          </table:table-cell>
          <table:table-cell office:value-type="string">
            <text:p>Lighting</text:p>
          </table:table-cell>
          <table:table-cell office:value-type="string">
            <text:p>Outdoo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Alternative Pow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Alternative Power</text:p>
          </table:table-cell>
          <table:table-cell office:value-type="string">
            <text:p>Generat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Alternative Power</text:p>
          </table:table-cell>
          <table:table-cell office:value-type="string">
            <text:p>Generators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Alternative Power</text:p>
          </table:table-cell>
          <table:table-cell office:value-type="string">
            <text:p>Solar, Wind, and Hydro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Emergency Ki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Fi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First Ai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Food Prepar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Gas Mas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Ligh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Natural Disas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Personal Defen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Personal Defense</text:p>
          </table:table-cell>
          <table:table-cell office:value-type="string">
            <text:p>Pepper Spray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Sanit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Securi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Shel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Survivalis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Emergency Supplies</text:p>
          </table:table-cell>
          <table:table-cell office:value-type="string">
            <text:p>Water Pumps and Storag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ertilizers and Soil Additiv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ertilizers and Soil Additives</text:p>
          </table:table-cell>
          <table:table-cell office:value-type="string">
            <text:p>Chem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ertilizers and Soil Additives</text:p>
          </table:table-cell>
          <table:table-cell office:value-type="string">
            <text:p>Compos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ertilizers and Soil Additives</text:p>
          </table:table-cell>
          <table:table-cell office:value-type="string">
            <text:p>Compost</text:p>
          </table:table-cell>
          <table:table-cell office:value-type="string">
            <text:p>Worm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ertilizers and Soil Additives</text:p>
          </table:table-cell>
          <table:table-cell office:value-type="string">
            <text:p>Organ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ags and Banne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ags and Banners</text:p>
          </table:table-cell>
          <table:table-cell office:value-type="string">
            <text:p>Decorativ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Carpets and Ru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Carpets and Rugs</text:p>
          </table:table-cell>
          <table:table-cell office:value-type="string">
            <text:p>Antiqu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Carpets and Rugs</text:p>
          </table:table-cell>
          <table:table-cell office:value-type="string">
            <text:p>Custo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Carpets and Rugs</text:p>
          </table:table-cell>
          <table:table-cell office:value-type="string">
            <text:p>Floorcloth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Carpets and Rugs</text:p>
          </table:table-cell>
          <table:table-cell office:value-type="string">
            <text:p>Handmad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Carpets and Rugs</text:p>
          </table:table-cell>
          <table:table-cell office:value-type="string">
            <text:p>Padding and Underlay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Carpets and Rugs</text:p>
          </table:table-cell>
          <table:table-cell office:value-type="string">
            <text:p>Stair Ro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Garag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M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loors</text:p>
          </table:table-cell>
          <table:table-cell office:value-type="string">
            <text:p>Til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Amish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Bambo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Bedroo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Bedroom</text:p>
          </table:table-cell>
          <table:table-cell office:value-type="string">
            <text:p>Airb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Bedroom</text:p>
          </table:table-cell>
          <table:table-cell office:value-type="string">
            <text:p>Fut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Bedroom</text:p>
          </table:table-cell>
          <table:table-cell office:value-type="string">
            <text:p>Futons</text:p>
          </table:table-cell>
          <table:table-cell office:value-type="string">
            <text:p>Cov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Bedroom</text:p>
          </table:table-cell>
          <table:table-cell office:value-type="string">
            <text:p>Mattres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Bedroom</text:p>
          </table:table-cell>
          <table:table-cell office:value-type="string">
            <text:p>Specialty B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Bedroom</text:p>
          </table:table-cell>
          <table:table-cell office:value-type="string">
            <text:p>Wallb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Bedroom</text:p>
          </table:table-cell>
          <table:table-cell office:value-type="string">
            <text:p>Waterb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hildren</text:p>
          </table:table-cell>
          <table:table-cell office:value-type="string">
            <text:p>Bedroo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hildren</text:p>
          </table:table-cell>
          <table:table-cell office:value-type="string">
            <text:p>Bedroom</text:p>
          </table:table-cell>
          <table:table-cell office:value-type="string">
            <text:p>Bunkbe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hildren</text:p>
          </table:table-cell>
          <table:table-cell office:value-type="string">
            <text:p>Handcraf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hildren</text:p>
          </table:table-cell>
          <table:table-cell office:value-type="string">
            <text:p>Stora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ontempora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ontemporary</text:p>
          </table:table-cell>
          <table:table-cell office:value-type="string">
            <text:p>Handcraf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ountry and Rust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ountry and Rustic</text:p>
          </table:table-cell>
          <table:table-cell office:value-type="string">
            <text:p>Handcraf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ountry and Rustic</text:p>
          </table:table-cell>
          <table:table-cell office:value-type="string">
            <text:p>Handcrafted</text:p>
          </table:table-cell>
          <table:table-cell office:value-type="string">
            <text:p>Lo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Custo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Europ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Handcraft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Handcrafted</text:p>
          </table:table-cell>
          <table:table-cell office:value-type="string">
            <text:p>Hand Pain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Leath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Leather</text:p>
          </table:table-cell>
          <table:table-cell office:value-type="string">
            <text:p>Care and Cleaning Produ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Orient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Recycled Materi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Rent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Reproduc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Seating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Seating</text:p>
          </table:table-cell>
          <table:table-cell office:value-type="string">
            <text:p>Beanbag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Seating</text:p>
          </table:table-cell>
          <table:table-cell office:value-type="string">
            <text:p>Chai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Seating</text:p>
          </table:table-cell>
          <table:table-cell office:value-type="string">
            <text:p>Chairs</text:p>
          </table:table-cell>
          <table:table-cell office:value-type="string">
            <text:p>Handcraft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Seating</text:p>
          </table:table-cell>
          <table:table-cell office:value-type="string">
            <text:p>Chairs</text:p>
          </table:table-cell>
          <table:table-cell office:value-type="string">
            <text:p>Rock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Seating</text:p>
          </table:table-cell>
          <table:table-cell office:value-type="string">
            <text:p>Chairs</text:p>
          </table:table-cell>
          <table:table-cell office:value-type="string">
            <text:p>Rocking</text:p>
          </table:table-cell>
          <table:table-cell office:value-type="string">
            <text:p>Children'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Seating</text:p>
          </table:table-cell>
          <table:table-cell office:value-type="string">
            <text:p>Stoo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Southwest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Storag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Ta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Tables</text:p>
          </table:table-cell>
          <table:table-cell office:value-type="string">
            <text:p>Handcraf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Tables</text:p>
          </table:table-cell>
          <table:table-cell office:value-type="string">
            <text:p>Pa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Unfinish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West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Furniture</text:p>
          </table:table-cell>
          <table:table-cell office:value-type="string">
            <text:p>Western</text:p>
          </table:table-cell>
          <table:table-cell office:value-type="string">
            <text:p>Wrought Ir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ag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age</text:p>
          </table:table-cell>
          <table:table-cell office:value-type="string">
            <text:p>Storag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Ar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Birdhouses, Feeders, and Bath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Birdhouses, Feeders, and Baths</text:p>
          </table:table-cell>
          <table:table-cell office:value-type="string">
            <text:p>Decorative Birdhou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Decora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Decorations</text:p>
          </table:table-cell>
          <table:table-cell office:value-type="string">
            <text:p>Lawn Gee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Decorations</text:p>
          </table:table-cell>
          <table:table-cell office:value-type="string">
            <text:p>Stepping Sto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Decorations</text:p>
          </table:table-cell>
          <table:table-cell office:value-type="string">
            <text:p>Sundia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Decorations</text:p>
          </table:table-cell>
          <table:table-cell office:value-type="string">
            <text:p>Weatherva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Garden Statu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Irrig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Irrigation</text:p>
          </table:table-cell>
          <table:table-cell office:value-type="string">
            <text:p>Sprinkl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Markers and Lab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Pots and Contain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Pots and Containers</text:p>
          </table:table-cell>
          <table:table-cell office:value-type="string">
            <text:p>Ceramics and Potte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Pots and Containers</text:p>
          </table:table-cell>
          <table:table-cell office:value-type="string">
            <text:p>Self-Watering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Accessories</text:p>
          </table:table-cell>
          <table:table-cell office:value-type="string">
            <text:p>Wind Chim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Shop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Garden Shops</text:p>
          </table:table-cell>
          <table:table-cell office:value-type="string">
            <text:p>Organ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Building Materi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Building Materials</text:p>
          </table:table-cell>
          <table:table-cell office:value-type="string">
            <text:p>Do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Building Materials</text:p>
          </table:table-cell>
          <table:table-cell office:value-type="string">
            <text:p>Millwor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Cabin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Cabinets</text:p>
          </table:table-cell>
          <table:table-cell office:value-type="string">
            <text:p>Counterto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Cabinets</text:p>
          </table:table-cell>
          <table:table-cell office:value-type="string">
            <text:p>Custom-mad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Cabinets</text:p>
          </table:table-cell>
          <table:table-cell office:value-type="string">
            <text:p>Factory-mad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Electr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Hard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Hardware</text:p>
          </table:table-cell>
          <table:table-cell office:value-type="string">
            <text:p>Decorativ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Hardware</text:p>
          </table:table-cell>
          <table:table-cell office:value-type="string">
            <text:p>Decorative</text:p>
          </table:table-cell>
          <table:table-cell office:value-type="string">
            <text:p>Switchplat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Hardware</text:p>
          </table:table-cell>
          <table:table-cell office:value-type="string">
            <text:p>Safety and Securi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Manufactured Ho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aint and Sund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Fixtur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Fixtures</text:p>
          </table:table-cell>
          <table:table-cell office:value-type="string">
            <text:p>Fauce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Fixtures</text:p>
          </table:table-cell>
          <table:table-cell office:value-type="string">
            <text:p>Toilets and Bide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Fixtures</text:p>
          </table:table-cell>
          <table:table-cell office:value-type="string">
            <text:p>Tubs and Show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Irrig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Parts and Maintenan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Reproduction and Vinta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Steam and Saun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Water Hea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Water Heating</text:p>
          </table:table-cell>
          <table:table-cell office:value-type="string">
            <text:p>Hydronic Space Heat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Water Pump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ome Improvement</text:p>
          </table:table-cell>
          <table:table-cell office:value-type="string">
            <text:p>Plumbing</text:p>
          </table:table-cell>
          <table:table-cell office:value-type="string">
            <text:p>Water Treat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Hydroponic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Accessories</text:p>
          </table:table-cell>
          <table:table-cell office:value-type="string">
            <text:p>Coas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Accessories</text:p>
          </table:table-cell>
          <table:table-cell office:value-type="string">
            <text:p>Cutting Bo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Accessories</text:p>
          </table:table-cell>
          <table:table-cell office:value-type="string">
            <text:p>Pic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Applian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Appliances</text:p>
          </table:table-cell>
          <table:table-cell office:value-type="string">
            <text:p>Coffee Mak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Appliances</text:p>
          </table:table-cell>
          <table:table-cell office:value-type="string">
            <text:p>Counterto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Appliances</text:p>
          </table:table-cell>
          <table:table-cell office:value-type="string">
            <text:p>P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Bak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Baking</text:p>
          </table:table-cell>
          <table:table-cell office:value-type="string">
            <text:p>Cookie Cut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Bar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Chin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Cook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Cutl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Gadg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Gadgets</text:p>
          </table:table-cell>
          <table:table-cell office:value-type="string">
            <text:p>Magn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Gadgets</text:p>
          </table:table-cell>
          <table:table-cell office:value-type="string">
            <text:p>Magnets</text:p>
          </table:table-cell>
          <table:table-cell office:value-type="string">
            <text:p>Magnetic Word Ki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Gadgets</text:p>
          </table:table-cell>
          <table:table-cell office:value-type="string">
            <text:p>Nutcrack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Gadgets</text:p>
          </table:table-cell>
          <table:table-cell office:value-type="string">
            <text:p>Salt Shakers and Pepper Mil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Glass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Glassware</text:p>
          </table:table-cell>
          <table:table-cell office:value-type="string">
            <text:p>Wine Glas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Lin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Silver and Flat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Storag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Table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Teapo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Water Treat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Water Treatment</text:p>
          </table:table-cell>
          <table:table-cell office:value-type="string">
            <text:p>Distill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Water Treatment</text:p>
          </table:table-cell>
          <table:table-cell office:value-type="string">
            <text:p>Filtr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Wine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Wine Accessories</text:p>
          </table:table-cell>
          <table:table-cell office:value-type="string">
            <text:p>Corkscrew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Wine Accessories</text:p>
          </table:table-cell>
          <table:table-cell office:value-type="string">
            <text:p>Glass Identificatio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Kitchen and Dining</text:p>
          </table:table-cell>
          <table:table-cell office:value-type="string">
            <text:p>Wine Accessories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Landscape Desig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Landscape Design</text:p>
          </table:table-cell>
          <table:table-cell office:value-type="string">
            <text:p>Topia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Laundr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Laundry</text:p>
          </table:table-cell>
          <table:table-cell office:value-type="string">
            <text:p>Dry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Laundry</text:p>
          </table:table-cell>
          <table:table-cell office:value-type="string">
            <text:p>Iron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Outdoor Structur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Outdoor Structures</text:p>
          </table:table-cell>
          <table:table-cell office:value-type="string">
            <text:p>Conservat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Outdoor Structures</text:p>
          </table:table-cell>
          <table:table-cell office:value-type="string">
            <text:p>Deck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Outdoor Structures</text:p>
          </table:table-cell>
          <table:table-cell office:value-type="string">
            <text:p>Fences and Fenc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Outdoor Structures</text:p>
          </table:table-cell>
          <table:table-cell office:value-type="string">
            <text:p>Gazebos and Summerhou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Outdoor Structures</text:p>
          </table:table-cell>
          <table:table-cell office:value-type="string">
            <text:p>Greenhou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Outdoor Structures</text:p>
          </table:table-cell>
          <table:table-cell office:value-type="string">
            <text:p>Mailbox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Outdoor Structures</text:p>
          </table:table-cell>
          <table:table-cell office:value-type="string">
            <text:p>Plays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Outdoor Structures</text:p>
          </table:table-cell>
          <table:table-cell office:value-type="string">
            <text:p>Storage She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cking and Shipping Suppl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office:value-type="string">
            <text:p>Awnings and Shade Structu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office:value-type="string">
            <text:p>Awnings and Shade Structures</text:p>
          </table:table-cell>
          <table:table-cell office:value-type="string">
            <text:p>Umbrella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office:value-type="string">
            <text:p>Furni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office:value-type="string">
            <text:p>Furniture</text:p>
          </table:table-cell>
          <table:table-cell office:value-type="string">
            <text:p>Adirondac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office:value-type="string">
            <text:p>Furniture</text:p>
          </table:table-cell>
          <table:table-cell office:value-type="string">
            <text:p>Handcraf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office:value-type="string">
            <text:p>Furniture</text:p>
          </table:table-cell>
          <table:table-cell office:value-type="string">
            <text:p>Rattan and Wick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office:value-type="string">
            <text:p>Furniture</text:p>
          </table:table-cell>
          <table:table-cell office:value-type="string">
            <text:p>Recycled Materia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office:value-type="string">
            <text:p>Furniture</text:p>
          </table:table-cell>
          <table:table-cell office:value-type="string">
            <text:p>Tea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atio</text:p>
          </table:table-cell>
          <table:table-cell office:value-type="string">
            <text:p>Hammoc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est Contro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est Control</text:p>
          </table:table-cell>
          <table:table-cell office:value-type="string">
            <text:p>Chem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est Control</text:p>
          </table:table-cell>
          <table:table-cell office:value-type="string">
            <text:p>Mechan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est Control</text:p>
          </table:table-cell>
          <table:table-cell office:value-type="string">
            <text:p>Mechanical</text:p>
          </table:table-cell>
          <table:table-cell office:value-type="string">
            <text:p>Animal Pes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est Control</text:p>
          </table:table-cell>
          <table:table-cell office:value-type="string">
            <text:p>Mechanical</text:p>
          </table:table-cell>
          <table:table-cell office:value-type="string">
            <text:p>Bird Pes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est Control</text:p>
          </table:table-cell>
          <table:table-cell office:value-type="string">
            <text:p>Natural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Alpines and Rock Garden Pla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Annu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Bulb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Cacti and Succul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Carnivorous Pla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Frui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Ground Cov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Herb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House Pla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House Plants</text:p>
          </table:table-cell>
          <table:table-cell office:value-type="string">
            <text:p>African Viol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Nativ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Flasks and Protocorm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Orchids</text:p>
          </table:table-cell>
          <table:table-cell office:value-type="string">
            <text:p>Suppl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Perenni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Perennials</text:p>
          </table:table-cell>
          <table:table-cell office:value-type="string">
            <text:p>Daylil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Perennials</text:p>
          </table:table-cell>
          <table:table-cell office:value-type="string">
            <text:p>Hosta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Perennials</text:p>
          </table:table-cell>
          <table:table-cell office:value-type="string">
            <text:p>Iri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Perennials</text:p>
          </table:table-cell>
          <table:table-cell office:value-type="string">
            <text:p>Peon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ee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eeds</text:p>
          </table:table-cell>
          <table:table-cell office:value-type="string">
            <text:p>Heirloo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eeds</text:p>
          </table:table-cell>
          <table:table-cell office:value-type="string">
            <text:p>Organ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eeds</text:p>
          </table:table-cell>
          <table:table-cell office:value-type="string">
            <text:p>Tropic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eeds</text:p>
          </table:table-cell>
          <table:table-cell office:value-type="string">
            <text:p>Turfgra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eeds</text:p>
          </table:table-cell>
          <table:table-cell office:value-type="string">
            <text:p>Vegetable and Her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eeds</text:p>
          </table:table-cell>
          <table:table-cell office:value-type="string">
            <text:p>Wildflower and Nativ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eeds</text:p>
          </table:table-cell>
          <table:table-cell office:value-type="string">
            <text:p>Wildlife Fora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Hydrangea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hododendron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Shrubs</text:p>
          </table:table-cell>
          <table:table-cell office:value-type="string">
            <text:p>Ro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Tre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Trees</text:p>
          </table:table-cell>
          <table:table-cell office:value-type="string">
            <text:p>Bonsa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Trees</text:p>
          </table:table-cell>
          <table:table-cell office:value-type="string">
            <text:p>Bonsai</text:p>
          </table:table-cell>
          <table:table-cell office:value-type="string">
            <text:p>Suppl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Trees</text:p>
          </table:table-cell>
          <table:table-cell office:value-type="string">
            <text:p>Palm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Tropicals and Exot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Tropicals and Exotics</text:p>
          </table:table-cell>
          <table:table-cell office:value-type="string">
            <text:p>Bambo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Vegeta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Plants</text:p>
          </table:table-cell>
          <table:table-cell office:value-type="string">
            <text:p>Water and Bog Pla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Recycl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oft Furnishing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oft Furnishings</text:p>
          </table:table-cell>
          <table:table-cell office:value-type="string">
            <text:p>Cushions and Decorative Pillow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oft Furnishings</text:p>
          </table:table-cell>
          <table:table-cell office:value-type="string">
            <text:p>Slipcov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oft Furnishings</text:p>
          </table:table-cell>
          <table:table-cell office:value-type="string">
            <text:p>Tapest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wimming Pools and Spa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wimming Pools and Spas</text:p>
          </table:table-cell>
          <table:table-cell office:value-type="string">
            <text:p>Chemic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wimming Pools and Spas</text:p>
          </table:table-cell>
          <table:table-cell office:value-type="string">
            <text:p>Cov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wimming Pools and Spas</text:p>
          </table:table-cell>
          <table:table-cell office:value-type="string">
            <text:p>Domes and Enclosu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wimming Pools and Spas</text:p>
          </table:table-cell>
          <table:table-cell office:value-type="string">
            <text:p>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wimming Pools and Spas</text:p>
          </table:table-cell>
          <table:table-cell office:value-type="string">
            <text:p>Sauna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Swimming Pools and Spas</text:p>
          </table:table-cell>
          <table:table-cell office:value-type="string">
            <text:p>Supplies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Varied Merchandi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al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alls</text:p>
          </table:table-cell>
          <table:table-cell office:value-type="string">
            <text:p>Mur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alls</text:p>
          </table:table-cell>
          <table:table-cell office:value-type="string">
            <text:p>Wall Decora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alls</text:p>
          </table:table-cell>
          <table:table-cell office:value-type="string">
            <text:p>Wallpap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ater Garden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ater Gardens</text:p>
          </table:table-cell>
          <table:table-cell office:value-type="string">
            <text:p>Fountai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ater Gardens</text:p>
          </table:table-cell>
          <table:table-cell office:value-type="string">
            <text:p>Ko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ater Gardens</text:p>
          </table:table-cell>
          <table:table-cell office:value-type="string">
            <text:p>Lin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ater Gardens</text:p>
          </table:table-cell>
          <table:table-cell office:value-type="string">
            <text:p>Waterscap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indow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indows</text:p>
          </table:table-cell>
          <table:table-cell office:value-type="string">
            <text:p>Stained Glas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indows</text:p>
          </table:table-cell>
          <table:table-cell office:value-type="string">
            <text:p>Stained Glass</text:p>
          </table:table-cell>
          <table:table-cell office:value-type="string">
            <text:p>Antiqu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indows</text:p>
          </table:table-cell>
          <table:table-cell office:value-type="string">
            <text:p>Window Coverin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indows</text:p>
          </table:table-cell>
          <table:table-cell office:value-type="string">
            <text:p>Window Coverings</text:p>
          </table:table-cell>
          <table:table-cell office:value-type="string">
            <text:p>Blin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indows</text:p>
          </table:table-cell>
          <table:table-cell office:value-type="string">
            <text:p>Window Coverings</text:p>
          </table:table-cell>
          <table:table-cell office:value-type="string">
            <text:p>Draperies and Curtai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indows</text:p>
          </table:table-cell>
          <table:table-cell office:value-type="string">
            <text:p>Window Coverings</text:p>
          </table:table-cell>
          <table:table-cell office:value-type="string">
            <text:p>Film and Tin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indows</text:p>
          </table:table-cell>
          <table:table-cell office:value-type="string">
            <text:p>Window Coverings</text:p>
          </table:table-cell>
          <table:table-cell office:value-type="string">
            <text:p>Shad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Home and Garden</text:p>
          </table:table-cell>
          <table:table-cell office:value-type="string">
            <text:p>Windows</text:p>
          </table:table-cell>
          <table:table-cell office:value-type="string">
            <text:p>Window Coverings</text:p>
          </table:table-cell>
          <table:table-cell office:value-type="string">
            <text:p>Shut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Bead and Gemston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Bead and Gemstone</text:p>
          </table:table-cell>
          <table:table-cell office:value-type="string">
            <text:p>Amb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Bead and Gemstone</text:p>
          </table:table-cell>
          <table:table-cell office:value-type="string">
            <text:p>Op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Bod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Body</text:p>
          </table:table-cell>
          <table:table-cell office:value-type="string">
            <text:p>Pierc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Charm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Costum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Costume</text:p>
          </table:table-cell>
          <table:table-cell office:value-type="string">
            <text:p>Cubic Zirconi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Diamon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Diamonds</text:p>
          </table:table-cell>
          <table:table-cell office:value-type="string">
            <text:p>Brok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Diamonds</text:p>
          </table:table-cell>
          <table:table-cell office:value-type="string">
            <text:p>Diamond Jewel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Diamonds</text:p>
          </table:table-cell>
          <table:table-cell office:value-type="string">
            <text:p>Fancy Diamon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Diamonds</text:p>
          </table:table-cell>
          <table:table-cell office:value-type="string">
            <text:p>Loose Sto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Direct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Estate and Collectibl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Ethnic and Region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Ethnic and Regional</text:p>
          </table:table-cell>
          <table:table-cell office:value-type="string">
            <text:p>Celt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Ethnic and Regional</text:p>
          </table:table-cell>
          <table:table-cell office:value-type="string">
            <text:p>Ind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Ethnic and Regional</text:p>
          </table:table-cell>
          <table:table-cell office:value-type="string">
            <text:p>Native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Ethnic and Regional</text:p>
          </table:table-cell>
          <table:table-cell office:value-type="string">
            <text:p>Native American</text:p>
          </table:table-cell>
          <table:table-cell office:value-type="string">
            <text:p>Native-Inspir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Ethnic and Regional</text:p>
          </table:table-cell>
          <table:table-cell office:value-type="string">
            <text:p>Native American</text:p>
          </table:table-cell>
          <table:table-cell office:value-type="string">
            <text:p>Native-Mad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Fine Art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Bea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Cryst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Ethnic and Region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Ethnic and Regional</text:p>
          </table:table-cell>
          <table:table-cell office:value-type="string">
            <text:p>Cel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Flow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Gemsto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Gla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Hem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Leath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Metalsmith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Precious Met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Precious Metals</text:p>
          </table:table-cell>
          <table:table-cell office:value-type="string">
            <text:p>Custo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Precious Metals</text:p>
          </table:table-cell>
          <table:table-cell office:value-type="string">
            <text:p>Gold and Platinu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Precious Metals</text:p>
          </table:table-cell>
          <table:table-cell office:value-type="string">
            <text:p>Silv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Seed Bea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Ang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Animals and Natu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Herald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Historic Reproduc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Nautic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Personaliz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Police and Milita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office:value-type="string">
            <text:p>Christ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office:value-type="string">
            <text:p>Judaic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office:value-type="string">
            <text:p>New Age and Metaphysica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Theme</text:p>
          </table:table-cell>
          <table:table-cell office:value-type="string">
            <text:p>Sports and Recre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Handcrafted</text:p>
          </table:table-cell>
          <table:table-cell office:value-type="string">
            <text:p>Wed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Pearl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Pearls</text:p>
          </table:table-cell>
          <table:table-cell office:value-type="string">
            <text:p>Freshwater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Precious Metal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Precious Metals</text:p>
          </table:table-cell>
          <table:table-cell office:value-type="string">
            <text:p>Gol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Precious Metals</text:p>
          </table:table-cell>
          <table:table-cell office:value-type="string">
            <text:p>Platinu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Precious Metals</text:p>
          </table:table-cell>
          <table:table-cell office:value-type="string">
            <text:p>Silv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Bea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Clean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Containers and Display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Findin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Gemsto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Gemstones</text:p>
          </table:table-cell>
          <table:table-cell office:value-type="string">
            <text:p>Caboch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Gemstones</text:p>
          </table:table-cell>
          <table:table-cell office:value-type="string">
            <text:p>Facet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Gemstones</text:p>
          </table:table-cell>
          <table:table-cell office:value-type="string">
            <text:p>Op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Gemstones</text:p>
          </table:table-cell>
          <table:table-cell office:value-type="string">
            <text:p>Rough and Sla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Hand Too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Machine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Supplies</text:p>
          </table:table-cell>
          <table:table-cell office:value-type="string">
            <text:p>Met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Ang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Animals and Na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Animals and Nature</text:p>
          </table:table-cell>
          <table:table-cell office:value-type="string">
            <text:p>Aqua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Animals and Nature</text:p>
          </table:table-cell>
          <table:table-cell office:value-type="string">
            <text:p>Do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Animals and Nature</text:p>
          </table:table-cell>
          <table:table-cell office:value-type="string">
            <text:p>Equestr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Avi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Cancer Awarene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Fire Figh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Herald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Motorcyc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Naut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Personaliz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Personalized</text:p>
          </table:table-cell>
          <table:table-cell office:value-type="string">
            <text:p>Photo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Police and Military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office:value-type="string">
            <text:p>Christ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office:value-type="string">
            <text:p>Christian</text:p>
          </table:table-cell>
          <table:table-cell office:value-type="string">
            <text:p>Cathol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office:value-type="string">
            <text:p>Islam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office:value-type="string">
            <text:p>Jew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office:value-type="string">
            <text:p>New Age and Metaphysic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Religious</text:p>
          </table:table-cell>
          <table:table-cell office:value-type="string">
            <text:p>Pag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Theme</text:p>
          </table:table-cell>
          <table:table-cell office:value-type="string">
            <text:p>Sports and Recre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B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J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Q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W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Varied Merchandise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atch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atche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atches</text:p>
          </table:table-cell>
          <table:table-cell office:value-type="string">
            <text:p>Casu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atches</text:p>
          </table:table-cell>
          <table:table-cell office:value-type="string">
            <text:p>Luxu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atches</text:p>
          </table:table-cell>
          <table:table-cell office:value-type="string">
            <text:p>Novel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atches</text:p>
          </table:table-cell>
          <table:table-cell office:value-type="string">
            <text:p>Utili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atches</text:p>
          </table:table-cell>
          <table:table-cell office:value-type="string">
            <text:p>Utility</text:p>
          </table:table-cell>
          <table:table-cell office:value-type="string">
            <text:p>Russ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edd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edding</text:p>
          </table:table-cell>
          <table:table-cell office:value-type="string">
            <text:p>Rin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Jewelry</text:p>
          </table:table-cell>
          <table:table-cell office:value-type="string">
            <text:p>Wedding</text:p>
          </table:table-cell>
          <table:table-cell office:value-type="string">
            <text:p>Rings</text:p>
          </table:table-cell>
          <table:table-cell office:value-type="string">
            <text:p>Titaniu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Equipmen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Equipment</text:p>
          </table:table-cell>
          <table:table-cell office:value-type="string">
            <text:p>Comput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Equipment</text:p>
          </table:table-cell>
          <table:table-cell office:value-type="string">
            <text:p>DJ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Equipment</text:p>
          </table:table-cell>
          <table:table-cell office:value-type="string">
            <text:p>Karaok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Equipment</text:p>
          </table:table-cell>
          <table:table-cell office:value-type="string">
            <text:p>Replacement P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Accessories</text:p>
          </table:table-cell>
          <table:table-cell office:value-type="string">
            <text:p>Bat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Accessories</text:p>
          </table:table-cell>
          <table:table-cell office:value-type="string">
            <text:p>Ca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Accessories</text:p>
          </table:table-cell>
          <table:table-cell office:value-type="string">
            <text:p>Furnitu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Ceram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Direct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Ethnic and Region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Ethnic and Regional</text:p>
          </table:table-cell>
          <table:table-cell office:value-type="string">
            <text:p>Autohar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Ethnic and Regional</text:p>
          </table:table-cell>
          <table:table-cell office:value-type="string">
            <text:p>Celtic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Ethnic and Regional</text:p>
          </table:table-cell>
          <table:table-cell office:value-type="string">
            <text:p>Ind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Ethnic and Regional</text:p>
          </table:table-cell>
          <table:table-cell office:value-type="string">
            <text:p>Native 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Ethnic and Regional</text:p>
          </table:table-cell>
          <table:table-cell office:value-type="string">
            <text:p>South 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For 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Keyboar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Keyboard</text:p>
          </table:table-cell>
          <table:table-cell office:value-type="string">
            <text:p>Orga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Keyboard</text:p>
          </table:table-cell>
          <table:table-cell office:value-type="string">
            <text:p>Pian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Keyboard</text:p>
          </table:table-cell>
          <table:table-cell office:value-type="string">
            <text:p>Piano</text:p>
          </table:table-cell>
          <table:table-cell office:value-type="string">
            <text:p>Parts and 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Percuss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Percussion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Percussion</text:p>
          </table:table-cell>
          <table:table-cell office:value-type="string">
            <text:p>Bel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Percussion</text:p>
          </table:table-cell>
          <table:table-cell office:value-type="string">
            <text:p>Steelp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Percussion</text:p>
          </table:table-cell>
          <table:table-cell office:value-type="string">
            <text:p>Taik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queezebo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Banj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Ba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Bowed Strin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Bowed Strings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Bowed Strings</text:p>
          </table:table-cell>
          <table:table-cell office:value-type="string">
            <text:p>Violi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Accessories</text:p>
          </table:table-cell>
          <table:table-cell office:value-type="string">
            <text:p>Displa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Accessories</text:p>
          </table:table-cell>
          <table:table-cell office:value-type="string">
            <text:p>Effect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Accessories</text:p>
          </table:table-cell>
          <table:table-cell office:value-type="string">
            <text:p>Pick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Accessories</text:p>
          </table:table-cell>
          <table:table-cell office:value-type="string">
            <text:p>Pickup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Accessories</text:p>
          </table:table-cell>
          <table:table-cell office:value-type="string">
            <text:p>Slid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Accessories</text:p>
          </table:table-cell>
          <table:table-cell office:value-type="string">
            <text:p>Strap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Acoust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Classica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Electric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Steel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Guitar</text:p>
          </table:table-cell>
          <table:table-cell office:value-type="string">
            <text:p>Vintag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Har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Lutheri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Lutherie</text:p>
          </table:table-cell>
          <table:table-cell office:value-type="string">
            <text:p>Parts and Ornamentati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Lutherie</text:p>
          </table:table-cell>
          <table:table-cell office:value-type="string">
            <text:p>Pla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Lutherie</text:p>
          </table:table-cell>
          <table:table-cell office:value-type="string">
            <text:p>Too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Lutherie</text:p>
          </table:table-cell>
          <table:table-cell office:value-type="string">
            <text:p>Woo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Mandoli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Strin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tringed</text:p>
          </table:table-cell>
          <table:table-cell office:value-type="string">
            <text:p>Ukulel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Synthesiz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Theremi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Accessories</text:p>
          </table:table-cell>
          <table:table-cell office:value-type="string">
            <text:p>Ree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Bagpip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Bra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Didgerido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Early Instru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Early Instruments</text:p>
          </table:table-cell>
          <table:table-cell office:value-type="string">
            <text:p>Double Ree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Early Instruments</text:p>
          </table:table-cell>
          <table:table-cell office:value-type="string">
            <text:p>Record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Early Instruments</text:p>
          </table:table-cell>
          <table:table-cell office:value-type="string">
            <text:p>Transverse Flut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Early Instruments</text:p>
          </table:table-cell>
          <table:table-cell office:value-type="string">
            <text:p>Trumpets and Cornett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Harmon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Ocarin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Repai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Tin Whistl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Woodwin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Woodwinds</text:p>
          </table:table-cell>
          <table:table-cell office:value-type="string">
            <text:p>Basso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Woodwinds</text:p>
          </table:table-cell>
          <table:table-cell office:value-type="string">
            <text:p>Clarine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Woodwinds</text:p>
          </table:table-cell>
          <table:table-cell office:value-type="string">
            <text:p>Flute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Woodwinds</text:p>
          </table:table-cell>
          <table:table-cell office:value-type="string">
            <text:p>Flute</text:p>
          </table:table-cell>
          <table:table-cell office:value-type="string">
            <text:p>Shakuhachi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Instruments</text:p>
          </table:table-cell>
          <table:table-cell office:value-type="string">
            <text:p>Winds</text:p>
          </table:table-cell>
          <table:table-cell office:value-type="string">
            <text:p>Woodwinds</text:p>
          </table:table-cell>
          <table:table-cell office:value-type="string">
            <text:p>Native American Flut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For 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Jazz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Keyboar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Keyboard</text:p>
          </table:table-cell>
          <table:table-cell office:value-type="string">
            <text:p>Pian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Keyboard</text:p>
          </table:table-cell>
          <table:table-cell office:value-type="string">
            <text:p>Piano</text:p>
          </table:table-cell>
          <table:table-cell office:value-type="string">
            <text:p>Online Less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Keyboard</text:p>
          </table:table-cell>
          <table:table-cell office:value-type="string">
            <text:p>Synthesiz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Online Less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Percuss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Strin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Strings</text:p>
          </table:table-cell>
          <table:table-cell office:value-type="string">
            <text:p>Guit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Strings</text:p>
          </table:table-cell>
          <table:table-cell office:value-type="string">
            <text:p>Guitar</text:p>
          </table:table-cell>
          <table:table-cell office:value-type="string">
            <text:p>Book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Strings</text:p>
          </table:table-cell>
          <table:table-cell office:value-type="string">
            <text:p>Guitar</text:p>
          </table:table-cell>
          <table:table-cell office:value-type="string">
            <text:p>Online Less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Strings</text:p>
          </table:table-cell>
          <table:table-cell office:value-type="string">
            <text:p>Guitar</text:p>
          </table:table-cell>
          <table:table-cell office:value-type="string">
            <text:p>Video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Teaching Materi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Voi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Voice</text:p>
          </table:table-cell>
          <table:table-cell office:value-type="string">
            <text:p>Barbershop Harmon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Lessons and Instruction</text:p>
          </table:table-cell>
          <table:table-cell office:value-type="string">
            <text:p>Win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gion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ntiquar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A</text:p>
          </table:table-cell>
          <table:table-cell office:value-type="string">
            <text:p>ABB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A</text:p>
          </table:table-cell>
          <table:table-cell office:value-type="string">
            <text:p>Aerosmit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A</text:p>
          </table:table-cell>
          <table:table-cell office:value-type="string">
            <text:p>Aiken, Cla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A</text:p>
          </table:table-cell>
          <table:table-cell office:value-type="string">
            <text:p>Amos, Tor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-52's, Th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ackstreet Boy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adle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all, Michae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ea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eatles</text:p>
          </table:table-cell>
          <table:table-cell office:value-type="string">
            <text:p>Book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eatles</text:p>
          </table:table-cell>
          <table:table-cell office:value-type="string">
            <text:p>Lennon, Joh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eatles</text:p>
          </table:table-cell>
          <table:table-cell office:value-type="string">
            <text:p>McCartney, Paul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ec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eck, Jef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ee Ge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enson, Georg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jor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lack, Clin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lack Crowes, Th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lack, Fran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lackmore, Ritchi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lack Sabbat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link-182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lues Travel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ogguss, Suz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one Thugs-N-Harmon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on Jov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owie, Davi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rian Setzer Orchestr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rooks, Gart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B</text:p>
          </table:table-cell>
          <table:table-cell office:value-type="string">
            <text:p>Buffett, Jimm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arey, Maria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aruso, Enric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heap Tric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h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herry, Eagle-Ey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oal Chamber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oi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oldpla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ollective Sou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ornell, Chri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ounting Crow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re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rosby, Davi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rosby, Stills, Nash, and You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row, Shery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ure, Th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C</text:p>
          </table:table-cell>
          <table:table-cell office:value-type="string">
            <text:p>Cypress Hil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ave Matthews B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ef Leppar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epeche Mod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ion, Celin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ixie Chick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J Log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MX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r. Dr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.R.I.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D</text:p>
          </table:table-cell>
          <table:table-cell office:value-type="string">
            <text:p>Dylan, Bob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E</text:p>
          </table:table-cell>
          <table:table-cell office:value-type="string">
            <text:p>Eagles, Th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E</text:p>
          </table:table-cell>
          <table:table-cell office:value-type="string">
            <text:p>Earth to And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E</text:p>
          </table:table-cell>
          <table:table-cell office:value-type="string">
            <text:p>Ee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E</text:p>
          </table:table-cell>
          <table:table-cell office:value-type="string">
            <text:p>Emine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E</text:p>
          </table:table-cell>
          <table:table-cell office:value-type="string">
            <text:p>Europ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E</text:p>
          </table:table-cell>
          <table:table-cell office:value-type="string">
            <text:p>Eurythmic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E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E</text:p>
          </table:table-cell>
          <table:table-cell office:value-type="string">
            <text:p>Eve 6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F</text:p>
          </table:table-cell>
          <table:table-cell office:value-type="string">
            <text:p>Fastball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F</text:p>
          </table:table-cell>
          <table:table-cell office:value-type="string">
            <text:p>Filt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F</text:p>
          </table:table-cell>
          <table:table-cell office:value-type="string">
            <text:p>Fleck, Bela and the Fleckton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F</text:p>
          </table:table-cell>
          <table:table-cell office:value-type="string">
            <text:p>Foo Fight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F</text:p>
          </table:table-cell>
          <table:table-cell office:value-type="string">
            <text:p>Full Devil Jacke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G</text:p>
          </table:table-cell>
          <table:table-cell office:value-type="string">
            <text:p>Garbag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G</text:p>
          </table:table-cell>
          <table:table-cell office:value-type="string">
            <text:p>Gill, Vinc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G</text:p>
          </table:table-cell>
          <table:table-cell office:value-type="string">
            <text:p>Grappelli, Stephan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G</text:p>
          </table:table-cell>
          <table:table-cell office:value-type="string">
            <text:p>Grateful Dea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G</text:p>
          </table:table-cell>
          <table:table-cell office:value-type="string">
            <text:p>Gray, Davi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G</text:p>
          </table:table-cell>
          <table:table-cell office:value-type="string">
            <text:p>Gufs, Th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G</text:p>
          </table:table-cell>
          <table:table-cell office:value-type="string">
            <text:p>Guns N' Ros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G</text:p>
          </table:table-cell>
          <table:table-cell office:value-type="string">
            <text:p>Guthrie, Arl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H</text:p>
          </table:table-cell>
          <table:table-cell office:value-type="string">
            <text:p>Hagar, Samm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H</text:p>
          </table:table-cell>
          <table:table-cell office:value-type="string">
            <text:p>Haggard, Merl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H</text:p>
          </table:table-cell>
          <table:table-cell office:value-type="string">
            <text:p>Harris, Core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H</text:p>
          </table:table-cell>
          <table:table-cell office:value-type="string">
            <text:p>Hed p.e.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I</text:p>
          </table:table-cell>
          <table:table-cell office:value-type="string">
            <text:p>Ice Cub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I</text:p>
          </table:table-cell>
          <table:table-cell office:value-type="string">
            <text:p>Incubu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I</text:p>
          </table:table-cell>
          <table:table-cell office:value-type="string">
            <text:p>Indigenou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I</text:p>
          </table:table-cell>
          <table:table-cell office:value-type="string">
            <text:p>Indigo Gir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I</text:p>
          </table:table-cell>
          <table:table-cell office:value-type="string">
            <text:p>Insane Clown Poss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I</text:p>
          </table:table-cell>
          <table:table-cell office:value-type="string">
            <text:p>Iron Maide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I</text:p>
          </table:table-cell>
          <table:table-cell office:value-type="string">
            <text:p>Isaak, Chri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J</text:p>
          </table:table-cell>
          <table:table-cell office:value-type="string">
            <text:p>Jackson, Jane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J</text:p>
          </table:table-cell>
          <table:table-cell office:value-type="string">
            <text:p>Jackson, Michae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J</text:p>
          </table:table-cell>
          <table:table-cell office:value-type="string">
            <text:p>Juno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K</text:p>
          </table:table-cell>
          <table:table-cell office:value-type="string">
            <text:p>Kenny G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K</text:p>
          </table:table-cell>
          <table:table-cell office:value-type="string">
            <text:p>Kenton, Stan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K</text:p>
          </table:table-cell>
          <table:table-cell office:value-type="string">
            <text:p>King, B.B.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K</text:p>
          </table:table-cell>
          <table:table-cell office:value-type="string">
            <text:p>KIS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K</text:p>
          </table:table-cell>
          <table:table-cell office:value-type="string">
            <text:p>Kor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K</text:p>
          </table:table-cell>
          <table:table-cell office:value-type="string">
            <text:p>Kravitz, Lenn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L</text:p>
          </table:table-cell>
          <table:table-cell office:value-type="string">
            <text:p>lang, k.d.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L</text:p>
          </table:table-cell>
          <table:table-cell office:value-type="string">
            <text:p>Led Zeppeli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L</text:p>
          </table:table-cell>
          <table:table-cell office:value-type="string">
            <text:p>Limp Bizki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L</text:p>
          </table:table-cell>
          <table:table-cell office:value-type="string">
            <text:p>Long Beach Dub Allsta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L</text:p>
          </table:table-cell>
          <table:table-cell office:value-type="string">
            <text:p>Loveless, Pat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adonn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anilow, Barr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anson, Marily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arley, Bob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artin, Rick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edeski Martin and Woo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egadet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ighty Mighty Bosston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inogue, Kyli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M</text:p>
          </table:table-cell>
          <table:table-cell office:value-type="string">
            <text:p>Monster Magne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N</text:p>
          </table:table-cell>
          <table:table-cell office:value-type="string">
            <text:p>New Kids on the Bloc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N</text:p>
          </table:table-cell>
          <table:table-cell office:value-type="string">
            <text:p>Nicks, Stevi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N</text:p>
          </table:table-cell>
          <table:table-cell office:value-type="string">
            <text:p>'N Syn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O</text:p>
          </table:table-cell>
          <table:table-cell office:value-type="string">
            <text:p>Offspr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O</text:p>
          </table:table-cell>
          <table:table-cell office:value-type="string">
            <text:p>Ol' Dirty Bastar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O</text:p>
          </table:table-cell>
          <table:table-cell office:value-type="string">
            <text:p>Org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O</text:p>
          </table:table-cell>
          <table:table-cell office:value-type="string">
            <text:p>Osbourne, Ozzy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anter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apa Roac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earl Ja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etty, To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his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iazzolla, Asto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lanet X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ois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owerman 5000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resley, Elvi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rimu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P</text:p>
          </table:table-cell>
          <table:table-cell office:value-type="string">
            <text:p>Princ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Q</text:p>
          </table:table-cell>
          <table:table-cell office:value-type="string">
            <text:p>Quee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adiohea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anci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ed Hot Chili Pepp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eed, Lou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eynolds, Ti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ichard, Clif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obbins, Mar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obert Bradley's Blackwater Surpris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ockwell Churc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olling Ston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oxy Mus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R</text:p>
          </table:table-cell>
          <table:table-cell office:value-type="string">
            <text:p>Rus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antan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emison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evendust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ex Pisto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ilverchai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lay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onic Yout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oul Cough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pringfield, Ric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tabbing Westwar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tai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tatic-X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tep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tone Temple Pilo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treisand, Barbr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ublim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ued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ugar Ra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unny Day Real Estat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weet, Matthew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S</text:p>
          </table:table-cell>
          <table:table-cell office:value-type="string">
            <text:p>System of a Dow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T</text:p>
          </table:table-cell>
          <table:table-cell office:value-type="string">
            <text:p>The Th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T</text:p>
          </table:table-cell>
          <table:table-cell office:value-type="string">
            <text:p>Throwing Mus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T</text:p>
          </table:table-cell>
          <table:table-cell office:value-type="string">
            <text:p>Tillis, Pa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T</text:p>
          </table:table-cell>
          <table:table-cell office:value-type="string">
            <text:p>Tot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T</text:p>
          </table:table-cell>
          <table:table-cell office:value-type="string">
            <text:p>Troop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T</text:p>
          </table:table-cell>
          <table:table-cell office:value-type="string">
            <text:p>Turner, Tin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U</text:p>
          </table:table-cell>
          <table:table-cell office:value-type="string">
            <text:p>U2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U</text:p>
          </table:table-cell>
          <table:table-cell office:value-type="string">
            <text:p>Underworl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V</text:p>
          </table:table-cell>
          <table:table-cell office:value-type="string">
            <text:p>Van Hale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V</text:p>
          </table:table-cell>
          <table:table-cell office:value-type="string">
            <text:p>Vaughan, Stevie Ra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W</text:p>
          </table:table-cell>
          <table:table-cell office:value-type="string">
            <text:p>West, Eric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W</text:p>
          </table:table-cell>
          <table:table-cell office:value-type="string">
            <text:p>Who, The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W</text:p>
          </table:table-cell>
          <table:table-cell office:value-type="string">
            <text:p>Williams, Robbi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Y</text:p>
          </table:table-cell>
          <table:table-cell office:value-type="string">
            <text:p>Yoakam, Dwigh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Y</text:p>
          </table:table-cell>
          <table:table-cell office:value-type="string">
            <text:p>Yorn, Pet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Y</text:p>
          </table:table-cell>
          <table:table-cell office:value-type="string">
            <text:p>Young, Nei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Z</text:p>
          </table:table-cell>
          <table:table-cell office:value-type="string">
            <text:p>Zappa, Fran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Z</text:p>
          </table:table-cell>
          <table:table-cell office:value-type="string">
            <text:p>Zebrahea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Z</text:p>
          </table:table-cell>
          <table:table-cell office:value-type="string">
            <text:p>Zombie, Rob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Artist Specific</text:p>
          </table:table-cell>
          <table:table-cell office:value-type="string">
            <text:p>Z</text:p>
          </table:table-cell>
          <table:table-cell office:value-type="string">
            <text:p>ZZ Top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Cloth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Gif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Gifts</text:p>
          </table:table-cell>
          <table:table-cell office:value-type="string">
            <text:p>Music Box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Memorabili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Personaliz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Photograph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Related Merchandise</text:p>
          </table:table-cell>
          <table:table-cell office:value-type="string">
            <text:p>Pos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Band and Ensemb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Barbershop Harmon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Chor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Choral</text:p>
          </table:table-cell>
          <table:table-cell office:value-type="string">
            <text:p>Hym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Christ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Class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Keyboar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Strin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Strings</text:p>
          </table:table-cell>
          <table:table-cell office:value-type="string">
            <text:p>Guit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Strings</text:p>
          </table:table-cell>
          <table:table-cell office:value-type="string">
            <text:p>Guitar</text:p>
          </table:table-cell>
          <table:table-cell office:value-type="string">
            <text:p>Classica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Wedding Music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Music</text:p>
          </table:table-cell>
          <table:table-cell office:value-type="string">
            <text:p>Sheet Music</text:p>
          </table:table-cell>
          <table:table-cell office:value-type="string">
            <text:p>Win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Niche</text:p>
          </table:table-cell>
          <table:table-cell table:number-columns-repeated="8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Bodyar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Bodyart</text:p>
          </table:table-cell>
          <table:table-cell office:value-type="string">
            <text:p>Bodypain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Bodyart</text:p>
          </table:table-cell>
          <table:table-cell office:value-type="string">
            <text:p>Bodypainting</text:p>
          </table:table-cell>
          <table:table-cell office:value-type="string">
            <text:p>Mehnd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Bodyart</text:p>
          </table:table-cell>
          <table:table-cell office:value-type="string">
            <text:p>Tatto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Bodyart</text:p>
          </table:table-cell>
          <table:table-cell office:value-type="string">
            <text:p>Tattoo</text:p>
          </table:table-cell>
          <table:table-cell office:value-type="string">
            <text:p>Fla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Bodyart</text:p>
          </table:table-cell>
          <table:table-cell office:value-type="string">
            <text:p>Tattoo</text:p>
          </table:table-cell>
          <table:table-cell office:value-type="string">
            <text:p>Tempora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ay, Lesbian, and Bisexu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ay, Lesbian, and Bisexual</text:p>
          </table:table-cell>
          <table:table-cell office:value-type="string">
            <text:p>Clothing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ay, Lesbian, and Bisexual</text:p>
          </table:table-cell>
          <table:table-cell office:value-type="string">
            <text:p>Clothing and Accessories</text:p>
          </table:table-cell>
          <table:table-cell office:value-type="string">
            <text:p>T-Shi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ay, Lesbian, and Bisexual</text:p>
          </table:table-cell>
          <table:table-cell office:value-type="string">
            <text:p>Commitment Ceremon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ay, Lesbian, and Bisexual</text:p>
          </table:table-cell>
          <table:table-cell office:value-type="string">
            <text:p>Jewel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ay, Lesbian, and Bisexual</text:p>
          </table:table-cell>
          <table:table-cell office:value-type="string">
            <text:p>Pride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ay, Lesbian, and Bisexual</text:p>
          </table:table-cell>
          <table:table-cell office:value-type="string">
            <text:p>Visual 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othic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othic</text:p>
          </table:table-cell>
          <table:table-cell office:value-type="string">
            <text:p>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othic</text:p>
          </table:table-cell>
          <table:table-cell office:value-type="string">
            <text:p>Jewel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othic</text:p>
          </table:table-cell>
          <table:table-cell office:value-type="string">
            <text:p>Makeu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reen Liv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reen Living</text:p>
          </table:table-cell>
          <table:table-cell office:value-type="string">
            <text:p>Direct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reen Living</text:p>
          </table:table-cell>
          <table:table-cell office:value-type="string">
            <text:p>Hemp Produ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Green Living</text:p>
          </table:table-cell>
          <table:table-cell office:value-type="string">
            <text:p>Reusable Ba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Hip-Hop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Hip-Hop</text:p>
          </table:table-cell>
          <table:table-cell office:value-type="string">
            <text:p>Graffit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Hippi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Left-Handed Produc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Militar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Military</text:p>
          </table:table-cell>
          <table:table-cell office:value-type="string">
            <text:p>Dog Ta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Military</text:p>
          </table:table-cell>
          <table:table-cell office:value-type="string">
            <text:p>Surplu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Mo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Occupation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Occupations</text:p>
          </table:table-cell>
          <table:table-cell office:value-type="string">
            <text:p>Fire Fighting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Politic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Politics</text:p>
          </table:table-cell>
          <table:table-cell office:value-type="string">
            <text:p>Anarchis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Politics</text:p>
          </table:table-cell>
          <table:table-cell office:value-type="string">
            <text:p>Conservatis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Politics</text:p>
          </table:table-cell>
          <table:table-cell office:value-type="string">
            <text:p>Left Liberalis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Politics</text:p>
          </table:table-cell>
          <table:table-cell office:value-type="string">
            <text:p>Libertarianis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Politics</text:p>
          </table:table-cell>
          <table:table-cell office:value-type="string">
            <text:p>Socialis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Politics</text:p>
          </table:table-cell>
          <table:table-cell office:value-type="string">
            <text:p>United Stat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Politics</text:p>
          </table:table-cell>
          <table:table-cell office:value-type="string">
            <text:p>United States</text:p>
          </table:table-cell>
          <table:table-cell office:value-type="string">
            <text:p>Democratic Par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Politics</text:p>
          </table:table-cell>
          <table:table-cell office:value-type="string">
            <text:p>United States</text:p>
          </table:table-cell>
          <table:table-cell office:value-type="string">
            <text:p>Republican Par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Rav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Transgendere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Transgendered</text:p>
          </table:table-cell>
          <table:table-cell office:value-type="string">
            <text:p>Female to Ma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Transgendered</text:p>
          </table:table-cell>
          <table:table-cell office:value-type="string">
            <text:p>Hormo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Transgendered</text:p>
          </table:table-cell>
          <table:table-cell office:value-type="string">
            <text:p>Male to Fema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Vampir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Niche</text:p>
          </table:table-cell>
          <table:table-cell office:value-type="string">
            <text:p>Veg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Equipmen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Equipment</text:p>
          </table:table-cell>
          <table:table-cell office:value-type="string">
            <text:p>Computer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Furnitur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Furniture</text:p>
          </table:table-cell>
          <table:table-cell office:value-type="string">
            <text:p>Chai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Furniture</text:p>
          </table:table-cell>
          <table:table-cell office:value-type="string">
            <text:p>Ergonom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Furniture</text:p>
          </table:table-cell>
          <table:table-cell office:value-type="string">
            <text:p>Home Offi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Furniture</text:p>
          </table:table-cell>
          <table:table-cell office:value-type="string">
            <text:p>Ligh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Furniture</text:p>
          </table:table-cell>
          <table:table-cell office:value-type="string">
            <text:p>Work Sta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Suppl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Supplies</text:p>
          </table:table-cell>
          <table:table-cell office:value-type="string">
            <text:p>Calenda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Supplies</text:p>
          </table:table-cell>
          <table:table-cell office:value-type="string">
            <text:p>Corporate Ki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Supplies</text:p>
          </table:table-cell>
          <table:table-cell office:value-type="string">
            <text:p>Rubber Stam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Supplies</text:p>
          </table:table-cell>
          <table:table-cell office:value-type="string">
            <text:p>Stationery and Pap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Supplies</text:p>
          </table:table-cell>
          <table:table-cell office:value-type="string">
            <text:p>Stationery and Paper</text:p>
          </table:table-cell>
          <table:table-cell office:value-type="string">
            <text:p>Business Card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Supplies</text:p>
          </table:table-cell>
          <table:table-cell office:value-type="string">
            <text:p>Stationery and Paper</text:p>
          </table:table-cell>
          <table:table-cell office:value-type="string">
            <text:p>Envelop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Supplies</text:p>
          </table:table-cell>
          <table:table-cell office:value-type="string">
            <text:p>Writing Instrum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Office Products</text:p>
          </table:table-cell>
          <table:table-cell office:value-type="string">
            <text:p>Supplies</text:p>
          </table:table-cell>
          <table:table-cell office:value-type="string">
            <text:p>Writing Instruments</text:p>
          </table:table-cell>
          <table:table-cell office:value-type="string">
            <text:p>Handmad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Bir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Bird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Birds</text:p>
          </table:table-cell>
          <table:table-cell office:value-type="string">
            <text:p>Accessories</text:p>
          </table:table-cell>
          <table:table-cell office:value-type="string">
            <text:p>Ban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Birds</text:p>
          </table:table-cell>
          <table:table-cell office:value-type="string">
            <text:p>Accessories</text:p>
          </table:table-cell>
          <table:table-cell office:value-type="string">
            <text:p>Cag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Birds</text:p>
          </table:table-cell>
          <table:table-cell office:value-type="string">
            <text:p>Accessories</text:p>
          </table:table-cell>
          <table:table-cell office:value-type="string">
            <text:p>Toy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Birds</text:p>
          </table:table-cell>
          <table:table-cell office:value-type="string">
            <text:p>Fo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Birds</text:p>
          </table:table-cell>
          <table:table-cell office:value-type="string">
            <text:p>Pige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Breeders and Deale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By Reg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Beds and Furni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Beds and Furniture</text:p>
          </table:table-cell>
          <table:table-cell office:value-type="string">
            <text:p>C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Beds and Furniture</text:p>
          </table:table-cell>
          <table:table-cell office:value-type="string">
            <text:p>Do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ats</text:p>
          </table:table-cell>
          <table:table-cell office:value-type="string">
            <text:p>Foo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ats</text:p>
          </table:table-cell>
          <table:table-cell office:value-type="string">
            <text:p>Litter Box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ats</text:p>
          </table:table-cell>
          <table:table-cell office:value-type="string">
            <text:p>Toy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ats</text:p>
          </table:table-cell>
          <table:table-cell office:value-type="string">
            <text:p>Toys</text:p>
          </table:table-cell>
          <table:table-cell office:value-type="string">
            <text:p>Catnip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lothing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lothing and Accessories</text:p>
          </table:table-cell>
          <table:table-cell office:value-type="string">
            <text:p>Do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lothing and Accessories</text:p>
          </table:table-cell>
          <table:table-cell office:value-type="string">
            <text:p>Jewel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ollars, Leads and Harnes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ollars, Leads and Harnesses</text:p>
          </table:table-cell>
          <table:table-cell office:value-type="string">
            <text:p>C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ollars, Leads and Harnesses</text:p>
          </table:table-cell>
          <table:table-cell office:value-type="string">
            <text:p>Do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ollars, Leads and Harnesses</text:p>
          </table:table-cell>
          <table:table-cell office:value-type="string">
            <text:p>Dogs</text:p>
          </table:table-cell>
          <table:table-cell office:value-type="string">
            <text:p>Illuminated and Reflectiv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ollars, Leads and Harnesses</text:p>
          </table:table-cell>
          <table:table-cell office:value-type="string">
            <text:p>Dogs</text:p>
          </table:table-cell>
          <table:table-cell office:value-type="string">
            <text:p>Train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Collars, Leads and Harnesses</text:p>
          </table:table-cell>
          <table:table-cell office:value-type="string">
            <text:p>Identity Ta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Activities</text:p>
          </table:table-cell>
          <table:table-cell office:value-type="string">
            <text:p>Agil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Activities</text:p>
          </table:table-cell>
          <table:table-cell office:value-type="string">
            <text:p>Gun Dog and Hunt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Activities</text:p>
          </table:table-cell>
          <table:table-cell office:value-type="string">
            <text:p>Herd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Activities</text:p>
          </table:table-cell>
          <table:table-cell office:value-type="string">
            <text:p>Lure Coursing and Rac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Activities</text:p>
          </table:table-cell>
          <table:table-cell office:value-type="string">
            <text:p>Protecti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Activities</text:p>
          </table:table-cell>
          <table:table-cell office:value-type="string">
            <text:p>Sledd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Activities</text:p>
          </table:table-cell>
          <table:table-cell office:value-type="string">
            <text:p>Weight Pull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Clea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Cleaning</text:p>
          </table:table-cell>
          <table:table-cell office:value-type="string">
            <text:p>Bags and Scoop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Cleaning</text:p>
          </table:table-cell>
          <table:table-cell office:value-type="string">
            <text:p>Housebreak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Cleaning</text:p>
          </table:table-cell>
          <table:table-cell office:value-type="string">
            <text:p>Housebreaking</text:p>
          </table:table-cell>
          <table:table-cell office:value-type="string">
            <text:p>Diaper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Foo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Food</text:p>
          </table:table-cell>
          <table:table-cell office:value-type="string">
            <text:p>Trea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Pedigree Servi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Toy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Trai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Training</text:p>
          </table:table-cell>
          <table:table-cell office:value-type="string">
            <text:p>Advice and Instructi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Dogs</text:p>
          </table:table-cell>
          <table:table-cell office:value-type="string">
            <text:p>Transpo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Enclosu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Enclosures</text:p>
          </table:table-cell>
          <table:table-cell office:value-type="string">
            <text:p>Do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Feeding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Feeding Accessories</text:p>
          </table:table-cell>
          <table:table-cell office:value-type="string">
            <text:p>Do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Fo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Food</text:p>
          </table:table-cell>
          <table:table-cell office:value-type="string">
            <text:p>Tre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Cats and Dogs</text:p>
          </table:table-cell>
          <table:table-cell office:value-type="string">
            <text:p>Toy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Fo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Freshwat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Freshwater</text:p>
          </table:table-cell>
          <table:table-cell office:value-type="string">
            <text:p>Bett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Freshwater</text:p>
          </table:table-cell>
          <table:table-cell office:value-type="string">
            <text:p>Cichlid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Freshwater</text:p>
          </table:table-cell>
          <table:table-cell office:value-type="string">
            <text:p>Cichlids</text:p>
          </table:table-cell>
          <table:table-cell office:value-type="string">
            <text:p>Discus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Freshwater</text:p>
          </table:table-cell>
          <table:table-cell office:value-type="string">
            <text:p>Goldfis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Freshwater</text:p>
          </table:table-cell>
          <table:table-cell office:value-type="string">
            <text:p>Gupp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Saltwat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Saltwater</text:p>
          </table:table-cell>
          <table:table-cell office:value-type="string">
            <text:p>Cora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Saltwater</text:p>
          </table:table-cell>
          <table:table-cell office:value-type="string">
            <text:p>Reef Aquar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Livestock</text:p>
          </table:table-cell>
          <table:table-cell office:value-type="string">
            <text:p>Saltwater</text:p>
          </table:table-cell>
          <table:table-cell office:value-type="string">
            <text:p>Sea Hors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Suppl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Supplies</text:p>
          </table:table-cell>
          <table:table-cell office:value-type="string">
            <text:p>Decora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Supplies</text:p>
          </table:table-cell>
          <table:table-cell office:value-type="string">
            <text:p>Hard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Supplies</text:p>
          </table:table-cell>
          <table:table-cell office:value-type="string">
            <text:p>Hardware</text:p>
          </table:table-cell>
          <table:table-cell office:value-type="string">
            <text:p>Aquarium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Fish</text:p>
          </table:table-cell>
          <table:table-cell office:value-type="string">
            <text:p>Supplies</text:p>
          </table:table-cell>
          <table:table-cell office:value-type="string">
            <text:p>Pla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Identificat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Los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Loss</text:p>
          </table:table-cell>
          <table:table-cell office:value-type="string">
            <text:p>Caskets and Ur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Loss</text:p>
          </table:table-cell>
          <table:table-cell office:value-type="string">
            <text:p>Markers and Monum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Loss</text:p>
          </table:table-cell>
          <table:table-cell office:value-type="string">
            <text:p>Memori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Reptiles and Amphibian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Reptiles and Amphibians</text:p>
          </table:table-cell>
          <table:table-cell office:value-type="string">
            <text:p>Breeders and Deal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Reptiles and Amphibians</text:p>
          </table:table-cell>
          <table:table-cell office:value-type="string">
            <text:p>Breeders and Dealers</text:p>
          </table:table-cell>
          <table:table-cell office:value-type="string">
            <text:p>Amphibia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Reptiles and Amphibians</text:p>
          </table:table-cell>
          <table:table-cell office:value-type="string">
            <text:p>Breeders and Dealers</text:p>
          </table:table-cell>
          <table:table-cell office:value-type="string">
            <text:p>Liz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Reptiles and Amphibians</text:p>
          </table:table-cell>
          <table:table-cell office:value-type="string">
            <text:p>Breeders and Dealers</text:p>
          </table:table-cell>
          <table:table-cell office:value-type="string">
            <text:p>Snak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Reptiles and Amphibians</text:p>
          </table:table-cell>
          <table:table-cell office:value-type="string">
            <text:p>Breeders and Dealers</text:p>
          </table:table-cell>
          <table:table-cell office:value-type="string">
            <text:p>Turtles and Tortoi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Reptiles and Amphibians</text:p>
          </table:table-cell>
          <table:table-cell office:value-type="string">
            <text:p>Fo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Reptiles and Amphibians</text:p>
          </table:table-cell>
          <table:table-cell office:value-type="string">
            <text:p>Suppl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Reptiles and Amphibians</text:p>
          </table:table-cell>
          <table:table-cell office:value-type="string">
            <text:p>Supplies</text:p>
          </table:table-cell>
          <table:table-cell office:value-type="string">
            <text:p>Enclosur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Breeders and Deal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Chinchilla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Enclosu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Ferr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Food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Prairie Dog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Rabbi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Rabbits</text:p>
          </table:table-cell>
          <table:table-cell office:value-type="string">
            <text:p>Enclosur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Rats and Mi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mall Mammals</text:p>
          </table:table-cell>
          <table:table-cell office:value-type="string">
            <text:p>Sugar Gli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oftwar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oftware</text:p>
          </table:table-cell>
          <table:table-cell office:value-type="string">
            <text:p>Bir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oftware</text:p>
          </table:table-cell>
          <table:table-cell office:value-type="string">
            <text:p>Birds</text:p>
          </table:table-cell>
          <table:table-cell office:value-type="string">
            <text:p>Pige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oftware</text:p>
          </table:table-cell>
          <table:table-cell office:value-type="string">
            <text:p>Rabbi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Beds and Furni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Clean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Cleaning</text:p>
          </table:table-cell>
          <table:table-cell office:value-type="string">
            <text:p>Hair Remov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Cleaning</text:p>
          </table:table-cell>
          <table:table-cell office:value-type="string">
            <text:p>Stain and Odor Remov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Clothing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Collars, Leads and Harnes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Collars, Leads and Harnesses</text:p>
          </table:table-cell>
          <table:table-cell office:value-type="string">
            <text:p>Identity Ta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Electronic Produ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Enclosu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Feeding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Foo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Food</text:p>
          </table:table-cell>
          <table:table-cell office:value-type="string">
            <text:p>Tre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Groom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Healt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Health</text:p>
          </table:table-cell>
          <table:table-cell office:value-type="string">
            <text:p>Dietary Supple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Health</text:p>
          </table:table-cell>
          <table:table-cell office:value-type="string">
            <text:p>Flea and Tick Remed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Health</text:p>
          </table:table-cell>
          <table:table-cell office:value-type="string">
            <text:p>Natural and Herb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Health</text:p>
          </table:table-cell>
          <table:table-cell office:value-type="string">
            <text:p>Natural and Herbal</text:p>
          </table:table-cell>
          <table:table-cell office:value-type="string">
            <text:p>Aromatherap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Mobility Ai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Natural and Organ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Toy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Supplies</text:p>
          </table:table-cell>
          <table:table-cell office:value-type="string">
            <text:p>Varied Merchandis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Ca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Bichon Fris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Border Colli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Bulldo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Dachshu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French Bulldo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Golden Retriev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Great Pyrene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Greyhou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Labrador Retriev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Newfoundl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Old English Sheepdo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Pomeran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Pu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Terri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Dogs</text:p>
          </table:table-cell>
          <table:table-cell office:value-type="string">
            <text:p>Breeds</text:p>
          </table:table-cell>
          <table:table-cell office:value-type="string">
            <text:p>Terriers</text:p>
          </table:table-cell>
          <table:table-cell office:value-type="string">
            <text:p>American Pit Bull Terrie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ets</text:p>
          </table:table-cell>
          <table:table-cell office:value-type="string">
            <text:p>Theme Merchandise</text:p>
          </table:table-cell>
          <table:table-cell office:value-type="string">
            <text:p>Reptiles and Amphibia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Access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Accessories</text:p>
          </table:table-cell>
          <table:table-cell office:value-type="string">
            <text:p>3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Accessories</text:p>
          </table:table-cell>
          <table:table-cell office:value-type="string">
            <text:p>Bags and Ca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Accessories</text:p>
          </table:table-cell>
          <table:table-cell office:value-type="string">
            <text:p>Batteries and Charg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Accessories</text:p>
          </table:table-cell>
          <table:table-cell office:value-type="string">
            <text:p>Lamps and Ligh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Accessories</text:p>
          </table:table-cell>
          <table:table-cell office:value-type="string">
            <text:p>Photofinishing 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Albums and Fram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Albums and Frames</text:p>
          </table:table-cell>
          <table:table-cell office:value-type="string">
            <text:p>Wed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Backgrounds and Prop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Cameras and Camcorde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Cameras and Camcorders</text:p>
          </table:table-cell>
          <table:table-cell office:value-type="string">
            <text:p>Camera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Cameras and Camcorders</text:p>
          </table:table-cell>
          <table:table-cell office:value-type="string">
            <text:p>Digital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Cameras and Camcorders</text:p>
          </table:table-cell>
          <table:table-cell office:value-type="string">
            <text:p>Digital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Cameras and Camcorders</text:p>
          </table:table-cell>
          <table:table-cell office:value-type="string">
            <text:p>Digital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Cameras and Camcorders</text:p>
          </table:table-cell>
          <table:table-cell office:value-type="string">
            <text:p>Repai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Film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Film</text:p>
          </table:table-cell>
          <table:table-cell office:value-type="string">
            <text:p>Disposable Camera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Securit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Servic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Services</text:p>
          </table:table-cell>
          <table:table-cell office:value-type="string">
            <text:p>Custom Lab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Services</text:p>
          </table:table-cell>
          <table:table-cell office:value-type="string">
            <text:p>Digit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Services</text:p>
          </table:table-cell>
          <table:table-cell office:value-type="string">
            <text:p>Digital</text:p>
          </table:table-cell>
          <table:table-cell office:value-type="string">
            <text:p>Photo Scan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Services</text:p>
          </table:table-cell>
          <table:table-cell office:value-type="string">
            <text:p>Photofinish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Services</text:p>
          </table:table-cell>
          <table:table-cell office:value-type="string">
            <text:p>Photofinishing</text:p>
          </table:table-cell>
          <table:table-cell office:value-type="string">
            <text:p>Confidenti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Services</text:p>
          </table:table-cell>
          <table:table-cell office:value-type="string">
            <text:p>Restor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Services</text:p>
          </table:table-cell>
          <table:table-cell office:value-type="string">
            <text:p>Restoration</text:p>
          </table:table-cell>
          <table:table-cell office:value-type="string">
            <text:p>Digit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Underwate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hotography</text:p>
          </table:table-cell>
          <table:table-cell office:value-type="string">
            <text:p>Used Equipmen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ccessories</text:p>
          </table:table-cell>
          <table:table-cell office:value-type="string">
            <text:p>Bookmar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ccessories</text:p>
          </table:table-cell>
          <table:table-cell office:value-type="string">
            <text:p>Hold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ntiques and Collec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ntiques and Collecting</text:p>
          </table:table-cell>
          <table:table-cell office:value-type="string">
            <text:p>China, Porcelain, and Gla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ntiques and Collecting</text:p>
          </table:table-cell>
          <table:table-cell office:value-type="string">
            <text:p>Clocks and Watch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ntiques and Collecting</text:p>
          </table:table-cell>
          <table:table-cell office:value-type="string">
            <text:p>Ephemer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ntiques and Collecting</text:p>
          </table:table-cell>
          <table:table-cell office:value-type="string">
            <text:p>Numismat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ntiques and Collecting</text:p>
          </table:table-cell>
          <table:table-cell office:value-type="string">
            <text:p>Toys and Gam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Architectu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Craf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Crafts</text:p>
          </table:table-cell>
          <table:table-cell office:value-type="string">
            <text:p>Needlework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Crafts</text:p>
          </table:table-cell>
          <table:table-cell office:value-type="string">
            <text:p>Quilting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Crafts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Mus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Music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Performing 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Performing Arts</text:p>
          </table:table-cell>
          <table:table-cell office:value-type="string">
            <text:p>Danc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Photograph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Photography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Poet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Poetry</text:p>
          </table:table-cell>
          <table:table-cell office:value-type="string">
            <text:p>Specific Poe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Poetry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Visu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rts</text:p>
          </table:table-cell>
          <table:table-cell office:value-type="string">
            <text:p>Visual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udi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udio</text:p>
          </table:table-cell>
          <table:table-cell office:value-type="string">
            <text:p>Childre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udio</text:p>
          </table:table-cell>
          <table:table-cell office:value-type="string">
            <text:p>Fic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udio</text:p>
          </table:table-cell>
          <table:table-cell office:value-type="string">
            <text:p>Personal Growt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udio</text:p>
          </table:table-cell>
          <table:table-cell office:value-type="string">
            <text:p>Rent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Audio</text:p>
          </table:table-cell>
          <table:table-cell office:value-type="string">
            <text:p>Trave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iograph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iographies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lank Boo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ook Club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rail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Consultanc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E-Commer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Financi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Financial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Human Resour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Human Resources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Investing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Management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Management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Marke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Marketing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Opportunit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Opportunities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Real Estat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Real Estate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Salesmanshi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Start-U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Business</text:p>
          </table:table-cell>
          <table:table-cell office:value-type="string">
            <text:p>Start-Up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Activi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Animal St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Animal Stories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Biograph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Blank Boo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Book Club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Ethnic and Cultur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Fantas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Folklo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Languag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Personaliz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Poet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Se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Specific Auth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Spo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hildren</text:p>
          </table:table-cell>
          <table:table-cell office:value-type="string">
            <text:p>True St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Classifie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Disabilit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Disabilities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Educ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Entertain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Ethnici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Ethnicity</text:p>
          </table:table-cell>
          <table:table-cell office:value-type="string">
            <text:p>African-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Ethnicity</text:p>
          </table:table-cell>
          <table:table-cell office:value-type="string">
            <text:p>Native 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amily and Relationshi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amily and Relationships</text:p>
          </table:table-cell>
          <table:table-cell office:value-type="string">
            <text:p>Adop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amily and Relationships</text:p>
          </table:table-cell>
          <table:table-cell office:value-type="string">
            <text:p>Deat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amily and Relationships</text:p>
          </table:table-cell>
          <table:table-cell office:value-type="string">
            <text:p>Divor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amily and Relationships</text:p>
          </table:table-cell>
          <table:table-cell office:value-type="string">
            <text:p>Marria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amily and Relationships</text:p>
          </table:table-cell>
          <table:table-cell office:value-type="string">
            <text:p>Paren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amily and Relationships</text:p>
          </table:table-cell>
          <table:table-cell office:value-type="string">
            <text:p>Weddin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Espionage and W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Historical Nov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Holiday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Humo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Myste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Mystery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Myths and Folkta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Roman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Romance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Science Fiction, Fantasy and Horro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Science Fiction, Fantasy and Horror</text:p>
          </table:table-cell>
          <table:table-cell office:value-type="string">
            <text:p>Specific Fantasy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Science Fiction, Fantasy and Horror</text:p>
          </table:table-cell>
          <table:table-cell office:value-type="string">
            <text:p>Specific Horror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Science Fiction, Fantasy and Horror</text:p>
          </table:table-cell>
          <table:table-cell office:value-type="string">
            <text:p>Specific Science Fiction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Short St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Thrill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iction</text:p>
          </table:table-cell>
          <table:table-cell office:value-type="string">
            <text:p>Wester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Baking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Barbecue and Grill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Australi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Caribbe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Halal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Jewish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Junior League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Southern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Fish and Seafoo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Frui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Recip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Special Die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Special Diets</text:p>
          </table:table-cell>
          <table:table-cell office:value-type="string">
            <text:p>Allergen Fre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Special Diets</text:p>
          </table:table-cell>
          <table:table-cell office:value-type="string">
            <text:p>Diabetic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Special Diets</text:p>
          </table:table-cell>
          <table:table-cell office:value-type="string">
            <text:p>Low-Fa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Special Diets</text:p>
          </table:table-cell>
          <table:table-cell office:value-type="string">
            <text:p>Low Fibe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Special Diets</text:p>
          </table:table-cell>
          <table:table-cell office:value-type="string">
            <text:p>Low Sodium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Special Diets</text:p>
          </table:table-cell>
          <table:table-cell office:value-type="string">
            <text:p>Weight Los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Vegetar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Food and Drink</text:p>
          </table:table-cell>
          <table:table-cell office:value-type="string">
            <text:p>Cookbooks</text:p>
          </table:table-cell>
          <table:table-cell office:value-type="string">
            <text:p>Wild Gam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ay, Lesbian, and Bisexu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General Interest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g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ging</text:p>
          </table:table-cell>
          <table:table-cell office:value-type="string">
            <text:p>Life Extensi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Acupuncture and Chinese Medicin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Aromatherap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Ayurved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Herb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Holistic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Hypnosis and Hypnotherap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Hypnosis and Hypnotherapy</text:p>
          </table:table-cell>
          <table:table-cell office:value-type="string">
            <text:p>Specific Titl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Magnetic Therap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Massag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Nutriti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Reik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Relaxati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Alternative Medicine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Beau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Blank Boo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hildren's Healt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Autis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Autism</text:p>
          </table:table-cell>
          <table:table-cell office:value-type="string">
            <text:p>Specific Titl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anc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ancer</text:p>
          </table:table-cell>
          <table:table-cell office:value-type="string">
            <text:p>Breas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ancer</text:p>
          </table:table-cell>
          <table:table-cell office:value-type="string">
            <text:p>Specific Titl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ardiovascula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Cardiovascular</text:p>
          </table:table-cell>
          <table:table-cell office:value-type="string">
            <text:p>Specific Titl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Diabet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Immune Disord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Musculoskeletal Disord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Neurological Disord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Respiratory Conditi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peech and Languag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Conditions and Diseases</text:p>
          </table:table-cell>
          <table:table-cell office:value-type="string">
            <text:p>Speech and Language</text:p>
          </table:table-cell>
          <table:table-cell office:value-type="string">
            <text:p>Stutter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's Healt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isord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isorders</text:p>
          </table:table-cell>
          <table:table-cell office:value-type="string">
            <text:p>ADD and ADHD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isorders</text:p>
          </table:table-cell>
          <table:table-cell office:value-type="string">
            <text:p>Anxiety</text:p>
          </table:table-cell>
          <table:table-cell table:number-columns-repeated="3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isorders</text:p>
          </table:table-cell>
          <table:table-cell office:value-type="string">
            <text:p>Anxiety</text:p>
          </table:table-cell>
          <table:table-cell office:value-type="string">
            <text:p>Specific Title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isorders</text:p>
          </table:table-cell>
          <table:table-cell office:value-type="string">
            <text:p>Autism Spectrum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isorders</text:p>
          </table:table-cell>
          <table:table-cell office:value-type="string">
            <text:p>Eat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isorders</text:p>
          </table:table-cell>
          <table:table-cell office:value-type="string">
            <text:p>Mood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isorders</text:p>
          </table:table-cell>
          <table:table-cell office:value-type="string">
            <text:p>Mood</text:p>
          </table:table-cell>
          <table:table-cell office:value-type="string">
            <text:p>Specific Title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Disorders</text:p>
          </table:table-cell>
          <table:table-cell office:value-type="string">
            <text:p>Personalit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Grief, Loss, and Bereavemen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Grief, Loss, and Bereavement</text:p>
          </table:table-cell>
          <table:table-cell office:value-type="string">
            <text:p>Specific Titl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Self Help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Self Help</text:p>
          </table:table-cell>
          <table:table-cell office:value-type="string">
            <text:p>Specific Titl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Mental Health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Nutrition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Self Hel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Sexuali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Substance Abu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Substance Abuse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Surge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ealth</text:p>
          </table:table-cell>
          <table:table-cell office:value-type="string">
            <text:p>Women's Healt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isto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istory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istory</text:p>
          </table:table-cell>
          <table:table-cell office:value-type="string">
            <text:p>Wars and Confli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ome and Gard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ome and Garden</text:p>
          </table:table-cell>
          <table:table-cell office:value-type="string">
            <text:p>Emergency Preparedne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ome and Garden</text:p>
          </table:table-cell>
          <table:table-cell office:value-type="string">
            <text:p>Garde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ome and Garden</text:p>
          </table:table-cell>
          <table:table-cell office:value-type="string">
            <text:p>Hom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Humo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anguag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anguages</text:p>
          </table:table-cell>
          <table:table-cell office:value-type="string">
            <text:p>Arab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anguages</text:p>
          </table:table-cell>
          <table:table-cell office:value-type="string">
            <text:p>Bangl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anguages</text:p>
          </table:table-cell>
          <table:table-cell office:value-type="string">
            <text:p>Germa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anguages</text:p>
          </table:table-cell>
          <table:table-cell office:value-type="string">
            <text:p>Italia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anguages</text:p>
          </table:table-cell>
          <table:table-cell office:value-type="string">
            <text:p>Pers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anguages</text:p>
          </table:table-cell>
          <table:table-cell office:value-type="string">
            <text:p>Portugue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anguages</text:p>
          </table:table-cell>
          <table:table-cell office:value-type="string">
            <text:p>Russ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anguages</text:p>
          </table:table-cell>
          <table:table-cell office:value-type="string">
            <text:p>Span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Afr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As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Asia</text:p>
          </table:table-cell>
          <table:table-cell office:value-type="string">
            <text:p>Ind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Asia</text:p>
          </table:table-cell>
          <table:table-cell office:value-type="string">
            <text:p>Malaysi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Caribbe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Central Amer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Europ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Europe</text:p>
          </table:table-cell>
          <table:table-cell office:value-type="string">
            <text:p>Irelan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Europe</text:p>
          </table:table-cell>
          <table:table-cell office:value-type="string">
            <text:p>Ital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Europe</text:p>
          </table:table-cell>
          <table:table-cell office:value-type="string">
            <text:p>United Kingdo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Middle Eas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North Amer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North America</text:p>
          </table:table-cell>
          <table:table-cell office:value-type="string">
            <text:p>Canad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North America</text:p>
          </table:table-cell>
          <table:table-cell office:value-type="string">
            <text:p>Mexic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North America</text:p>
          </table:table-cell>
          <table:table-cell office:value-type="string">
            <text:p>United Stat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Ocean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Polar Reg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Local Interest</text:p>
          </table:table-cell>
          <table:table-cell office:value-type="string">
            <text:p>South Amer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Milita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Military</text:p>
          </table:table-cell>
          <table:table-cell office:value-type="string">
            <text:p>Civil W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Military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Fina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Career Plan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Communica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Motivatio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Recovery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Retire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Roman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Romance</text:p>
          </table:table-cell>
          <table:table-cell office:value-type="string">
            <text:p>Dat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Romance</text:p>
          </table:table-cell>
          <table:table-cell office:value-type="string">
            <text:p>Dating</text:p>
          </table:table-cell>
          <table:table-cell office:value-type="string">
            <text:p>For Me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Romance</text:p>
          </table:table-cell>
          <table:table-cell office:value-type="string">
            <text:p>Dating</text:p>
          </table:table-cell>
          <table:table-cell office:value-type="string">
            <text:p>For Wome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Self-Hel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rsonal Growth</text:p>
          </table:table-cell>
          <table:table-cell office:value-type="string">
            <text:p>Sexuali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ts</text:p>
          </table:table-cell>
          <table:table-cell office:value-type="string">
            <text:p>Bi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ts</text:p>
          </table:table-cell>
          <table:table-cell office:value-type="string">
            <text:p>Blank Boo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ts</text:p>
          </table:table-cell>
          <table:table-cell office:value-type="string">
            <text:p>C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ts</text:p>
          </table:table-cell>
          <table:table-cell office:value-type="string">
            <text:p>Do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ts</text:p>
          </table:table-cell>
          <table:table-cell office:value-type="string">
            <text:p>Dogs</text:p>
          </table:table-cell>
          <table:table-cell office:value-type="string">
            <text:p>Train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ets</text:p>
          </table:table-cell>
          <table:table-cell office:value-type="string">
            <text:p>Fish and Aquar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olit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olitics</text:p>
          </table:table-cell>
          <table:table-cell office:value-type="string">
            <text:p>Anarch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olitics</text:p>
          </table:table-cell>
          <table:table-cell office:value-type="string">
            <text:p>Conservat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olitics</text:p>
          </table:table-cell>
          <table:table-cell office:value-type="string">
            <text:p>Libertarian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olitics</text:p>
          </table:table-cell>
          <table:table-cell office:value-type="string">
            <text:p>Libertarianism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olitics</text:p>
          </table:table-cell>
          <table:table-cell office:value-type="string">
            <text:p>Social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olitics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Avi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Compu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Computers</text:p>
          </table:table-cell>
          <table:table-cell office:value-type="string">
            <text:p>Interne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Computers</text:p>
          </table:table-cell>
          <table:table-cell office:value-type="string">
            <text:p>Programm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Computers</text:p>
          </table:table-cell>
          <table:table-cell office:value-type="string">
            <text:p>Softwar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Construc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Electron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Engineer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Health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Health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Health</text:p>
          </table:table-cell>
          <table:table-cell office:value-type="string">
            <text:p>Veterinar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Nautic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rofessional and Technical</text:p>
          </table:table-cell>
          <table:table-cell office:value-type="string">
            <text:p>Wri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Publishers' Overstoc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Refere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Religion and Spirituali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cie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cience</text:p>
          </table:table-cell>
          <table:table-cell office:value-type="string">
            <text:p>Anomalies and Alternative Scien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cience</text:p>
          </table:table-cell>
          <table:table-cell office:value-type="string">
            <text:p>Earth Scien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cience</text:p>
          </table:table-cell>
          <table:table-cell office:value-type="string">
            <text:p>Earth Sciences</text:p>
          </table:table-cell>
          <table:table-cell office:value-type="string">
            <text:p>Paleontolog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cience</text:p>
          </table:table-cell>
          <table:table-cell office:value-type="string">
            <text:p>Life Scien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cience</text:p>
          </table:table-cell>
          <table:table-cell office:value-type="string">
            <text:p>Social Scien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K</text:p>
          </table:table-cell>
          <table:table-cell office:value-type="string">
            <text:p>King, Stephe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ecific Authors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Adventu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American Footba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Amusement Par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Avi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Baseba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Basketba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Box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Climb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Cycl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Equestr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Fis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Fitne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Gam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Gol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Gu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Hocke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Motorspo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Outdo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Run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Self Defens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Tenni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Sports and Recreation</text:p>
          </table:table-cell>
          <table:table-cell office:value-type="string">
            <text:p>Wrestl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Trav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Travel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Antiques and Collec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Biograph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Book Auc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Childre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Compu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Entertain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Facsimi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Fic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Fiction</text:p>
          </table:table-cell>
          <table:table-cell office:value-type="string">
            <text:p>Myster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Fiction</text:p>
          </table:table-cell>
          <table:table-cell office:value-type="string">
            <text:p>Paperback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Fiction</text:p>
          </table:table-cell>
          <table:table-cell office:value-type="string">
            <text:p>Romanc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Fiction</text:p>
          </table:table-cell>
          <table:table-cell office:value-type="string">
            <text:p>Science Fiction, Fantasy and Horro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First Edi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Foo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Gay, Lesbian, and Bisexu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Genealog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Histo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La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Local Interes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Milita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Organiza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Recre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Relig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Scien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Search, Off-li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Search, On-li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Servi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Services</text:p>
          </table:table-cell>
          <table:table-cell office:value-type="string">
            <text:p>Book Buy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Spor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Textboo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Transport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Trave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Wome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Used and Rare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Vehic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Vehicles</text:p>
          </table:table-cell>
          <table:table-cell office:value-type="string">
            <text:p>Boating and Sail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Vehicles</text:p>
          </table:table-cell>
          <table:table-cell office:value-type="string">
            <text:p>Boating and Sailing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Vehicles</text:p>
          </table:table-cell>
          <table:table-cell office:value-type="string">
            <text:p>Railroa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Vehicles</text:p>
          </table:table-cell>
          <table:table-cell office:value-type="string">
            <text:p>Tract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Wom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Books</text:p>
          </table:table-cell>
          <table:table-cell office:value-type="string">
            <text:p>Women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Calenda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Calendars</text:p>
          </table:table-cell>
          <table:table-cell office:value-type="string">
            <text:p>Peop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Calendars</text:p>
          </table:table-cell>
          <table:table-cell office:value-type="string">
            <text:p>Personaliz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Calendars</text:p>
          </table:table-cell>
          <table:table-cell office:value-type="string">
            <text:p>Vehic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Catalog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Comic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Comics</text:p>
          </table:table-cell>
          <table:table-cell office:value-type="string">
            <text:p>Aucti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Comics</text:p>
          </table:table-cell>
          <table:table-cell office:value-type="string">
            <text:p>Mang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Antiques and Collec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Architectur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Ar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Arts</text:p>
          </table:table-cell>
          <table:table-cell office:value-type="string">
            <text:p>Craf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Busine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Business</text:p>
          </table:table-cell>
          <table:table-cell office:value-type="string">
            <text:p>Marke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Business</text:p>
          </table:table-cell>
          <table:table-cell office:value-type="string">
            <text:p>Marketing</text:p>
          </table:table-cell>
          <table:table-cell office:value-type="string">
            <text:p>Specific Tit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Compu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Cookboo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Educ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Entertain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Family and Relationshi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Fic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Fiction</text:p>
          </table:table-cell>
          <table:table-cell office:value-type="string">
            <text:p>Myste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Fiction</text:p>
          </table:table-cell>
          <table:table-cell office:value-type="string">
            <text:p>Romanc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Fiction</text:p>
          </table:table-cell>
          <table:table-cell office:value-type="string">
            <text:p>Science Fiction and Fantas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Fiction</text:p>
          </table:table-cell>
          <table:table-cell office:value-type="string">
            <text:p>Specific Tit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Gay, Lesbian, and Bisexu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Healt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Histo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Home and Gard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Languag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Personal Fina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Personal Growt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P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Polit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Professional and Techn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Religion and Spirituali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Sports and Recre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Trav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Digital</text:p>
          </table:table-cell>
          <table:table-cell office:value-type="string">
            <text:p>Vehic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Magazines and E-zin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Map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Maps</text:p>
          </table:table-cell>
          <table:table-cell office:value-type="string">
            <text:p>Publisher-direct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Maps</text:p>
          </table:table-cell>
          <table:table-cell office:value-type="string">
            <text:p>Publisher-direct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Newslette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Publications</text:p>
          </table:table-cell>
          <table:table-cell office:value-type="string">
            <text:p>University Press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office:value-type="string">
            <text:p>Cloth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office:value-type="string">
            <text:p>Manu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office:value-type="string">
            <text:p>Pilot Sho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office:value-type="string">
            <text:p>Simul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office:value-type="string">
            <text:p>Skydi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office:value-type="string">
            <text:p>Soft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office:value-type="string">
            <text:p>Software</text:p>
          </table:table-cell>
          <table:table-cell office:value-type="string">
            <text:p>Soar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office:value-type="string">
            <text:p>Software</text:p>
          </table:table-cell>
          <table:table-cell office:value-type="string">
            <text:p>Trai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Aviation</text:p>
          </table:table-cell>
          <table:table-cell office:value-type="string">
            <text:p>Windsoc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Drug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Drugs</text:p>
          </table:table-cell>
          <table:table-cell office:value-type="string">
            <text:p>Cannabi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Drugs</text:p>
          </table:table-cell>
          <table:table-cell office:value-type="string">
            <text:p>Detox Produ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Drugs</text:p>
          </table:table-cell>
          <table:table-cell office:value-type="string">
            <text:p>Head Sho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Drugs</text:p>
          </table:table-cell>
          <table:table-cell office:value-type="string">
            <text:p>Head Shops</text:p>
          </table:table-cell>
          <table:table-cell office:value-type="string">
            <text:p>Glass Pip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Drugs</text:p>
          </table:table-cell>
          <table:table-cell office:value-type="string">
            <text:p>Herbal Alternativ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Drugs</text:p>
          </table:table-cell>
          <table:table-cell office:value-type="string">
            <text:p>Mushroom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Drugs</text:p>
          </table:table-cell>
          <table:table-cell office:value-type="string">
            <text:p>Salvia divinoru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office:value-type="string">
            <text:p>Boo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office:value-type="string">
            <text:p>Books</text:p>
          </table:table-cell>
          <table:table-cell office:value-type="string">
            <text:p>CD Boo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office:value-type="string">
            <text:p>CD-ROM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office:value-type="string">
            <text:p>CD-ROMs</text:p>
          </table:table-cell>
          <table:table-cell office:value-type="string">
            <text:p>Censu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office:value-type="string">
            <text:p>Ch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office:value-type="string">
            <text:p>Herald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office:value-type="string">
            <text:p>Keepsakes and Remembran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office:value-type="string">
            <text:p>Map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enealogy</text:p>
          </table:table-cell>
          <table:table-cell office:value-type="string">
            <text:p>Nobility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Blackpowd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Cabinets and Saf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Cleaning Produ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Clips and Magazi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Clot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rips and Stoc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 Leather and Ca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 Parts Suppli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 Parts Suppliers</text:p>
          </table:table-cell>
          <table:table-cell office:value-type="float" office:value="1911">
            <text:p>1911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 Parts Suppliers</text:p>
          </table:table-cell>
          <table:table-cell office:value-type="string">
            <text:p>AK, AKS, Kalashnikov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 Parts Suppliers</text:p>
          </table:table-cell>
          <table:table-cell office:value-type="string">
            <text:p>Barre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 Parts Suppliers</text:p>
          </table:table-cell>
          <table:table-cell office:value-type="string">
            <text:p>Gloc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 Parts Suppliers</text:p>
          </table:table-cell>
          <table:table-cell office:value-type="string">
            <text:p>Heckler and Koc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 Parts Suppliers</text:p>
          </table:table-cell>
          <table:table-cell office:value-type="string">
            <text:p>M1, M14, M16, A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 Parts Suppliers</text:p>
          </table:table-cell>
          <table:table-cell office:value-type="string">
            <text:p>Sigh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Gunsmit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Hearing and Eye Protec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Opt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Safety Devic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Slings and Suppo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Softw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Targ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ccessories</text:p>
          </table:table-cell>
          <table:table-cell office:value-type="string">
            <text:p>Timers and Chronograph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irgu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mmuni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mmunition</text:p>
          </table:table-cell>
          <table:table-cell office:value-type="string">
            <text:p>Reload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ntiques and Collecti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ntiques and Collectibles</text:p>
          </table:table-cell>
          <table:table-cell office:value-type="string">
            <text:p>20th Century Milita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Antiques and Collectibles</text:p>
          </table:table-cell>
          <table:table-cell office:value-type="string">
            <text:p>Replicas and Miniatur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Competition Shoo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Competition Shooting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Competition Shooting</text:p>
          </table:table-cell>
          <table:table-cell office:value-type="string">
            <text:p>Cowbo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Competition Shooting</text:p>
          </table:table-cell>
          <table:table-cell office:value-type="string">
            <text:p>Cowboy</text:p>
          </table:table-cell>
          <table:table-cell office:value-type="string">
            <text:p>Cowboy Bullets and Moul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Competition Shooting</text:p>
          </table:table-cell>
          <table:table-cell office:value-type="string">
            <text:p>Cowboy</text:p>
          </table:table-cell>
          <table:table-cell office:value-type="string">
            <text:p>Cowboy Gunsmith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Custom Gu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Guns</text:p>
          </table:table-cell>
          <table:table-cell office:value-type="string">
            <text:p>Shotguns and Smoothbo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Kit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Kites</text:p>
          </table:table-cell>
          <table:table-cell office:value-type="string">
            <text:p>Classifie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Kniv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Knives</text:p>
          </table:table-cell>
          <table:table-cell office:value-type="string">
            <text:p>Custom and Specialty Kniv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Knives</text:p>
          </table:table-cell>
          <table:table-cell office:value-type="string">
            <text:p>Custom and Specialty Knives</text:p>
          </table:table-cell>
          <table:table-cell office:value-type="string">
            <text:p>Classifi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Living Histor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Living History</text:p>
          </table:table-cell>
          <table:table-cell office:value-type="string">
            <text:p>American Civil Wa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Living History</text:p>
          </table:table-cell>
          <table:table-cell office:value-type="string">
            <text:p>LAR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Living History</text:p>
          </table:table-cell>
          <table:table-cell office:value-type="string">
            <text:p>Medieval and Renaissa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Living History</text:p>
          </table:table-cell>
          <table:table-cell office:value-type="string">
            <text:p>Weap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Living History</text:p>
          </table:table-cell>
          <table:table-cell office:value-type="string">
            <text:p>Weapons</text:p>
          </table:table-cell>
          <table:table-cell office:value-type="string">
            <text:p>Custom Forg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Aircraf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Boats and Shi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Ca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Cars</text:p>
          </table:table-cell>
          <table:table-cell office:value-type="string">
            <text:p>Slot C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Figu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Hor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lita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niatures and Dollhou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niatures and Dollhouses</text:p>
          </table:table-cell>
          <table:table-cell office:value-type="string">
            <text:p>A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niatures and Dollhouses</text:p>
          </table:table-cell>
          <table:table-cell office:value-type="string">
            <text:p>Ceramic and Gla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niatures and Dollhouses</text:p>
          </table:table-cell>
          <table:table-cell office:value-type="string">
            <text:p>Dollhou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niatures and Dollhouses</text:p>
          </table:table-cell>
          <table:table-cell office:value-type="string">
            <text:p>Foo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niatures and Dollhouses</text:p>
          </table:table-cell>
          <table:table-cell office:value-type="string">
            <text:p>Furnitur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niatures and Dollhouses</text:p>
          </table:table-cell>
          <table:table-cell office:value-type="string">
            <text:p>Landscaping and Flor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niatures and Dollhouses</text:p>
          </table:table-cell>
          <table:table-cell office:value-type="string">
            <text:p>Ligh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Miniatures and Dollhouses</text:p>
          </table:table-cell>
          <table:table-cell office:value-type="string">
            <text:p>Textiles and Stitche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Pap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dio Contro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dio Control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dio Control</text:p>
          </table:table-cell>
          <table:table-cell office:value-type="string">
            <text:p>Airpla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dio Control</text:p>
          </table:table-cell>
          <table:table-cell office:value-type="string">
            <text:p>Bo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dio Control</text:p>
          </table:table-cell>
          <table:table-cell office:value-type="string">
            <text:p>Cars and Truc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dio Control</text:p>
          </table:table-cell>
          <table:table-cell office:value-type="string">
            <text:p>Cars and Trucks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dio Control</text:p>
          </table:table-cell>
          <table:table-cell office:value-type="string">
            <text:p>Helicop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ilroa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ilroad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ilroad</text:p>
          </table:table-cell>
          <table:table-cell office:value-type="string">
            <text:p>American Fly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ilroad</text:p>
          </table:table-cell>
          <table:table-cell office:value-type="string">
            <text:p>HO Scal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ilroad</text:p>
          </table:table-cell>
          <table:table-cell office:value-type="string">
            <text:p>Large Scal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ilroad</text:p>
          </table:table-cell>
          <table:table-cell office:value-type="string">
            <text:p>Live Stea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ilroad</text:p>
          </table:table-cell>
          <table:table-cell office:value-type="string">
            <text:p>N Scal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ailroad</text:p>
          </table:table-cell>
          <table:table-cell office:value-type="string">
            <text:p>O Gau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Rock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Science Fic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Steam Engi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Models</text:p>
          </table:table-cell>
          <table:table-cell office:value-type="string">
            <text:p>Tools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amp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amping</text:p>
          </table:table-cell>
          <table:table-cell office:value-type="string">
            <text:p>Shelters and Bedd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amping</text:p>
          </table:table-cell>
          <table:table-cell office:value-type="string">
            <text:p>Shelters and Bedding</text:p>
          </table:table-cell>
          <table:table-cell office:value-type="string">
            <text:p>Tipi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amping</text:p>
          </table:table-cell>
          <table:table-cell office:value-type="string">
            <text:p>Toil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a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aving</text:p>
          </table:table-cell>
          <table:table-cell office:value-type="string">
            <text:p>Publica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limbing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loth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lothing</text:p>
          </table:table-cell>
          <table:table-cell office:value-type="string">
            <text:p>Boa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Cook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Antique Tackle and 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Bai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Bait Contain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Clot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Electron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ish Attracta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lo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office:value-type="string">
            <text:p>Fl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office:value-type="string">
            <text:p>Flies</text:p>
          </table:table-cell>
          <table:table-cell office:value-type="string">
            <text:p>Tying Suppli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office:value-type="string">
            <text:p>Lines and Lead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office:value-type="string">
            <text:p>Ree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office:value-type="string">
            <text:p>Ro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Fly Fishing</text:p>
          </table:table-cell>
          <table:table-cell office:value-type="string">
            <text:p>Rods</text:p>
          </table:table-cell>
          <table:table-cell office:value-type="string">
            <text:p>Cane and Bamboo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Hook Remov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Hoo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Ice Fis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Knot Tying Too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Li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Lur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Lures</text:p>
          </table:table-cell>
          <table:table-cell office:value-type="string">
            <text:p>Freshwat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Lures</text:p>
          </table:table-cell>
          <table:table-cell office:value-type="string">
            <text:p>Saltwat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Ma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N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Re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Rod Holder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Rod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Rods</text:p>
          </table:table-cell>
          <table:table-cell office:value-type="string">
            <text:p>Componen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Spearfis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Theme Merchandi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Theme Merchandise</text:p>
          </table:table-cell>
          <table:table-cell office:value-type="string">
            <text:p>Fly Fish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Fishing</text:p>
          </table:table-cell>
          <table:table-cell office:value-type="string">
            <text:p>Troll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Geocach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iking Stic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Blin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Bowhun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Bowhunting</text:p>
          </table:table-cell>
          <table:table-cell office:value-type="string">
            <text:p>Arrow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Bowhunting</text:p>
          </table:table-cell>
          <table:table-cell office:value-type="string">
            <text:p>Bow Sigh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Bowhunting</text:p>
          </table:table-cell>
          <table:table-cell office:value-type="string">
            <text:p>Broadhea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Bowhunting</text:p>
          </table:table-cell>
          <table:table-cell office:value-type="string">
            <text:p>Compound Bow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Bowhunting</text:p>
          </table:table-cell>
          <table:table-cell office:value-type="string">
            <text:p>Releas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Bowhunting</text:p>
          </table:table-cell>
          <table:table-cell office:value-type="string">
            <text:p>Targets and Decoy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Bowhunting</text:p>
          </table:table-cell>
          <table:table-cell office:value-type="string">
            <text:p>Traditional Bow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Clot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Decoy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Feed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Game Cal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Guns and 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Hols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Holsters</text:p>
          </table:table-cell>
          <table:table-cell office:value-type="string">
            <text:p>Western Gun Rig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Kniv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Lures and Sc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Opt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Hunting</text:p>
          </table:table-cell>
          <table:table-cell office:value-type="string">
            <text:p>Trapp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Insect Repell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Ligh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Metal Detector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Optic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Powered Sports Vehic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Sle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Varied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Outdoors</text:p>
          </table:table-cell>
          <table:table-cell office:value-type="string">
            <text:p>Water Purifi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Archaeolog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Astronom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Astronomy</text:p>
          </table:table-cell>
          <table:table-cell office:value-type="string">
            <text:p>Space Memorabil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Astronomy</text:p>
          </table:table-cell>
          <table:table-cell office:value-type="string">
            <text:p>Space Novelt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Astronomy</text:p>
          </table:table-cell>
          <table:table-cell office:value-type="string">
            <text:p>Space Novelties</text:p>
          </table:table-cell>
          <table:table-cell office:value-type="string">
            <text:p>Star Nam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nimal-Them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nimal-Themed</text:p>
          </table:table-cell>
          <table:table-cell office:value-type="string">
            <text:p>Bir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nimal-Themed</text:p>
          </table:table-cell>
          <table:table-cell office:value-type="string">
            <text:p>Birds</text:p>
          </table:table-cell>
          <table:table-cell office:value-type="string">
            <text:p>Flamingo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nimal-Themed</text:p>
          </table:table-cell>
          <table:table-cell office:value-type="string">
            <text:p>Cow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nimal-Themed</text:p>
          </table:table-cell>
          <table:table-cell office:value-type="string">
            <text:p>Marin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nimal-Themed</text:p>
          </table:table-cell>
          <table:table-cell office:value-type="string">
            <text:p>Pig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rthropo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rthropods</text:p>
          </table:table-cell>
          <table:table-cell office:value-type="string">
            <text:p>Insec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rthropods</text:p>
          </table:table-cell>
          <table:table-cell office:value-type="string">
            <text:p>Insects</text:p>
          </table:table-cell>
          <table:table-cell office:value-type="string">
            <text:p>Beekeep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Arthropods</text:p>
          </table:table-cell>
          <table:table-cell office:value-type="string">
            <text:p>Insects</text:p>
          </table:table-cell>
          <table:table-cell office:value-type="string">
            <text:p>Butterfli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Shel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Biology</text:p>
          </table:table-cell>
          <table:table-cell office:value-type="string">
            <text:p>Shells</text:p>
          </table:table-cell>
          <table:table-cell office:value-type="string">
            <text:p>Gif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Earth Scie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Earth Science</text:p>
          </table:table-cell>
          <table:table-cell office:value-type="string">
            <text:p>Amb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Earth Science</text:p>
          </table:table-cell>
          <table:table-cell office:value-type="string">
            <text:p>Fossi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Earth Science</text:p>
          </table:table-cell>
          <table:table-cell office:value-type="string">
            <text:p>Fossils</text:p>
          </table:table-cell>
          <table:table-cell office:value-type="string">
            <text:p>Shark Teet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Earth Science</text:p>
          </table:table-cell>
          <table:table-cell office:value-type="string">
            <text:p>Lapida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Earth Science</text:p>
          </table:table-cell>
          <table:table-cell office:value-type="string">
            <text:p>Meteorolog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Recreation</text:p>
          </table:table-cell>
          <table:table-cell office:value-type="string">
            <text:p>Science and Nature</text:p>
          </table:table-cell>
          <table:table-cell office:value-type="string">
            <text:p>Educ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table:number-columns-repeated="8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irsoft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pparel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pparel</text:p>
          </table:table-cell>
          <table:table-cell office:value-type="string">
            <text:p>Bodybuil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pparel</text:p>
          </table:table-cell>
          <table:table-cell office:value-type="string">
            <text:p>Professional and Collegiat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pparel</text:p>
          </table:table-cell>
          <table:table-cell office:value-type="string">
            <text:p>Uniform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pparel</text:p>
          </table:table-cell>
          <table:table-cell office:value-type="string">
            <text:p>Women'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rcher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rchery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rchery</text:p>
          </table:table-cell>
          <table:table-cell office:value-type="string">
            <text:p>Crossbow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rchery</text:p>
          </table:table-cell>
          <table:table-cell office:value-type="string">
            <text:p>Traditional 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Awar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dmint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office:value-type="string">
            <text:p>Coaching and Instruc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office:value-type="string">
            <text:p>Collecti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office:value-type="string">
            <text:p>Collectibles</text:p>
          </table:table-cell>
          <table:table-cell office:value-type="string">
            <text:p>C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office:value-type="string">
            <text:p>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office:value-type="string">
            <text:p>Equipment</text:p>
          </table:table-cell>
          <table:table-cell office:value-type="string">
            <text:p>B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office:value-type="string">
            <text:p>Equipment</text:p>
          </table:table-cell>
          <table:table-cell office:value-type="string">
            <text:p>Glov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eball</text:p>
          </table:table-cell>
          <table:table-cell office:value-type="string">
            <text:p>Equipment</text:p>
          </table:table-cell>
          <table:table-cell office:value-type="string">
            <text:p>Train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Apparel</text:p>
          </table:table-cell>
          <table:table-cell office:value-type="string">
            <text:p>Footwe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Apparel</text:p>
          </table:table-cell>
          <table:table-cell office:value-type="string">
            <text:p>T-Shi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Apparel</text:p>
          </table:table-cell>
          <table:table-cell office:value-type="string">
            <text:p>Uniform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Basketbal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Book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Books and Videos</text:p>
          </table:table-cell>
          <table:table-cell office:value-type="string">
            <text:p>Video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Collecti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Equipment and Cou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Equipment and Courts</text:p>
          </table:table-cell>
          <table:table-cell office:value-type="string">
            <text:p>Backboard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Equipment and Courts</text:p>
          </table:table-cell>
          <table:table-cell office:value-type="string">
            <text:p>Floor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Equipment and Courts</text:p>
          </table:table-cell>
          <table:table-cell office:value-type="string">
            <text:p>N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Equipment and Courts</text:p>
          </table:table-cell>
          <table:table-cell office:value-type="string">
            <text:p>Scorebo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Equipment and Courts</text:p>
          </table:table-cell>
          <table:table-cell office:value-type="string">
            <text:p>Whitebo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office:value-type="string">
            <text:p>Training Too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All-Terrain Boar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Classifie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kateboar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kateboarding</text:p>
          </table:table-cell>
          <table:table-cell office:value-type="string">
            <text:p>Clot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kateboarding</text:p>
          </table:table-cell>
          <table:table-cell office:value-type="string">
            <text:p>Longboard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kateboarding</text:p>
          </table:table-cell>
          <table:table-cell office:value-type="string">
            <text:p>Parts and 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kateboarding</text:p>
          </table:table-cell>
          <table:table-cell office:value-type="string">
            <text:p>Ram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kateboarding</text:p>
          </table:table-cell>
          <table:table-cell office:value-type="string">
            <text:p>Scoo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kateboarding</text:p>
          </table:table-cell>
          <table:table-cell office:value-type="string">
            <text:p>Scooters</text:p>
          </table:table-cell>
          <table:table-cell office:value-type="string">
            <text:p>Electr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kateboarding</text:p>
          </table:table-cell>
          <table:table-cell office:value-type="string">
            <text:p>Scooters</text:p>
          </table:table-cell>
          <table:table-cell office:value-type="string">
            <text:p>Parts and 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nowboar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arding</text:p>
          </table:table-cell>
          <table:table-cell office:value-type="string">
            <text:p>Snowboarding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cc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oks, Audio and Video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oks, Audio and Video</text:p>
          </table:table-cell>
          <table:table-cell office:value-type="string">
            <text:p>Book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omera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wl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wling</text:p>
          </table:table-cell>
          <table:table-cell office:value-type="string">
            <text:p>Lawn Bow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x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Boxing</text:p>
          </table:table-cell>
          <table:table-cell office:value-type="string">
            <text:p>Collecti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heerlead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heerleading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lassifie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A</text:p>
          </table:table-cell>
          <table:table-cell office:value-type="string">
            <text:p>Alabama, University of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A</text:p>
          </table:table-cell>
          <table:table-cell office:value-type="string">
            <text:p>American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A</text:p>
          </table:table-cell>
          <table:table-cell office:value-type="string">
            <text:p>Arizona Stat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A</text:p>
          </table:table-cell>
          <table:table-cell office:value-type="string">
            <text:p>Arkansas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C</text:p>
          </table:table-cell>
          <table:table-cell office:value-type="string">
            <text:p>California-Los Angeles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C</text:p>
          </table:table-cell>
          <table:table-cell office:value-type="string">
            <text:p>Central Florida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C</text:p>
          </table:table-cell>
          <table:table-cell office:value-type="string">
            <text:p>Connecticut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C</text:p>
          </table:table-cell>
          <table:table-cell office:value-type="string">
            <text:p>Cornell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D</text:p>
          </table:table-cell>
          <table:table-cell office:value-type="string">
            <text:p>Dayton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D</text:p>
          </table:table-cell>
          <table:table-cell office:value-type="string">
            <text:p>Duk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E</text:p>
          </table:table-cell>
          <table:table-cell office:value-type="string">
            <text:p>East Carolina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E</text:p>
          </table:table-cell>
          <table:table-cell office:value-type="string">
            <text:p>Eastern Connecticut Stat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F</text:p>
          </table:table-cell>
          <table:table-cell office:value-type="string">
            <text:p>Florida Stat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F</text:p>
          </table:table-cell>
          <table:table-cell office:value-type="string">
            <text:p>Florida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G</text:p>
          </table:table-cell>
          <table:table-cell office:value-type="string">
            <text:p>Georgia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H</text:p>
          </table:table-cell>
          <table:table-cell office:value-type="string">
            <text:p>Harvard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I</text:p>
          </table:table-cell>
          <table:table-cell office:value-type="string">
            <text:p>Illinois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K</text:p>
          </table:table-cell>
          <table:table-cell office:value-type="string">
            <text:p>Kansas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K</text:p>
          </table:table-cell>
          <table:table-cell office:value-type="string">
            <text:p>Kentucky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L</text:p>
          </table:table-cell>
          <table:table-cell office:value-type="string">
            <text:p>Louisiana Tech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M</text:p>
          </table:table-cell>
          <table:table-cell office:value-type="string">
            <text:p>Memphis, University of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M</text:p>
          </table:table-cell>
          <table:table-cell office:value-type="string">
            <text:p>Michigan Stat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M</text:p>
          </table:table-cell>
          <table:table-cell office:value-type="string">
            <text:p>Michigan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M</text:p>
          </table:table-cell>
          <table:table-cell office:value-type="string">
            <text:p>Military Academy, United Stat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M</text:p>
          </table:table-cell>
          <table:table-cell office:value-type="string">
            <text:p>Mississippi Stat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N</text:p>
          </table:table-cell>
          <table:table-cell office:value-type="string">
            <text:p>Naval Academy, U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N</text:p>
          </table:table-cell>
          <table:table-cell office:value-type="string">
            <text:p>Nebraska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N</text:p>
          </table:table-cell>
          <table:table-cell office:value-type="string">
            <text:p>Nevada-Las Vegas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N</text:p>
          </table:table-cell>
          <table:table-cell office:value-type="string">
            <text:p>North Carolina-Chapel Hill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N</text:p>
          </table:table-cell>
          <table:table-cell office:value-type="string">
            <text:p>North Carolina Stat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N</text:p>
          </table:table-cell>
          <table:table-cell office:value-type="string">
            <text:p>Northwestern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N</text:p>
          </table:table-cell>
          <table:table-cell office:value-type="string">
            <text:p>Notre Dame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O</text:p>
          </table:table-cell>
          <table:table-cell office:value-type="string">
            <text:p>Ohio Stat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O</text:p>
          </table:table-cell>
          <table:table-cell office:value-type="string">
            <text:p>Oklahoma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O</text:p>
          </table:table-cell>
          <table:table-cell office:value-type="string">
            <text:p>Oregon Stat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P</text:p>
          </table:table-cell>
          <table:table-cell office:value-type="string">
            <text:p>Pennsylvania Stat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R</text:p>
          </table:table-cell>
          <table:table-cell office:value-type="string">
            <text:p>Rutgers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S</text:p>
          </table:table-cell>
          <table:table-cell office:value-type="string">
            <text:p>South Carolina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S</text:p>
          </table:table-cell>
          <table:table-cell office:value-type="string">
            <text:p>South Florida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S</text:p>
          </table:table-cell>
          <table:table-cell office:value-type="string">
            <text:p>Stanford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S</text:p>
          </table:table-cell>
          <table:table-cell office:value-type="string">
            <text:p>Syracus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T</text:p>
          </table:table-cell>
          <table:table-cell office:value-type="string">
            <text:p>Tennessee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T</text:p>
          </table:table-cell>
          <table:table-cell office:value-type="string">
            <text:p>Texas A&amp;M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T</text:p>
          </table:table-cell>
          <table:table-cell office:value-type="string">
            <text:p>Texas Tech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T</text:p>
          </table:table-cell>
          <table:table-cell office:value-type="string">
            <text:p>Texas, University of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V</text:p>
          </table:table-cell>
          <table:table-cell office:value-type="string">
            <text:p>Virginia Tec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V</text:p>
          </table:table-cell>
          <table:table-cell office:value-type="string">
            <text:p>Virginia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W</text:p>
          </table:table-cell>
          <table:table-cell office:value-type="string">
            <text:p>Western Illinois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W</text:p>
          </table:table-cell>
          <table:table-cell office:value-type="string">
            <text:p>Wisconsin, University o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Y</text:p>
          </table:table-cell>
          <table:table-cell office:value-type="string">
            <text:p>Yale Universit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ollege</text:p>
          </table:table-cell>
          <table:table-cell office:value-type="string">
            <text:p>Schools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ricke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ricket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ricket</text:p>
          </table:table-cell>
          <table:table-cell office:value-type="string">
            <text:p>Books, Audio and Vide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ricket</text:p>
          </table:table-cell>
          <table:table-cell office:value-type="string">
            <text:p>Collecti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ricket</text:p>
          </table:table-cell>
          <table:table-cell office:value-type="string">
            <text:p>Collectibles</text:p>
          </table:table-cell>
          <table:table-cell office:value-type="string">
            <text:p>Trading C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ricket</text:p>
          </table:table-cell>
          <table:table-cell office:value-type="string">
            <text:p>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ricket</text:p>
          </table:table-cell>
          <table:table-cell office:value-type="string">
            <text:p>Equipment</text:p>
          </table:table-cell>
          <table:table-cell office:value-type="string">
            <text:p>Ground 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roque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roquet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ue Spor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ue Sports</text:p>
          </table:table-cell>
          <table:table-cell office:value-type="string">
            <text:p>Book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ue Sports</text:p>
          </table:table-cell>
          <table:table-cell office:value-type="string">
            <text:p>Cues and Cue Ca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ue Sports</text:p>
          </table:table-cell>
          <table:table-cell office:value-type="string">
            <text:p>Snook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ue Sports</text:p>
          </table:table-cell>
          <table:table-cell office:value-type="string">
            <text:p>Ta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url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BM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Book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Children'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Classifie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Compone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Electr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Handcyc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Lowrid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Mountain Bik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Recumb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Roa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Cycling</text:p>
          </table:table-cell>
          <table:table-cell office:value-type="string">
            <text:p>Unicyc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Dar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Apparel</text:p>
          </table:table-cell>
          <table:table-cell office:value-type="string">
            <text:p>Footwea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Apparel</text:p>
          </table:table-cell>
          <table:table-cell office:value-type="string">
            <text:p>Show Appare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Arena 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Ar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Art</text:p>
          </table:table-cell>
          <table:table-cell office:value-type="string">
            <text:p>Photograph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Art</text:p>
          </table:table-cell>
          <table:table-cell office:value-type="string">
            <text:p>Sculptu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Book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Books and Videos</text:p>
          </table:table-cell>
          <table:table-cell office:value-type="string">
            <text:p>Video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Carriage Dri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Carriage Driving</text:p>
          </table:table-cell>
          <table:table-cell office:value-type="string">
            <text:p>Appoint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Carriage Driving</text:p>
          </table:table-cell>
          <table:table-cell office:value-type="string">
            <text:p>Europ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Carriage Driving</text:p>
          </table:table-cell>
          <table:table-cell office:value-type="string">
            <text:p>North Americ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Healthcare and Groom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Healthcare and Grooming</text:p>
          </table:table-cell>
          <table:table-cell office:value-type="string">
            <text:p>Alternative Therap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Healthcare and Grooming</text:p>
          </table:table-cell>
          <table:table-cell office:value-type="string">
            <text:p>Alternative Therapies</text:p>
          </table:table-cell>
          <table:table-cell office:value-type="string">
            <text:p>Ligh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Healthcare and Grooming</text:p>
          </table:table-cell>
          <table:table-cell office:value-type="string">
            <text:p>Alternative Therapies</text:p>
          </table:table-cell>
          <table:table-cell office:value-type="string">
            <text:p>Magnet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Healthcare and Grooming</text:p>
          </table:table-cell>
          <table:table-cell office:value-type="string">
            <text:p>Farrier and Hoof C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Healthcare and Grooming</text:p>
          </table:table-cell>
          <table:table-cell office:value-type="string">
            <text:p>Feed and Supple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Healthcare and Grooming</text:p>
          </table:table-cell>
          <table:table-cell office:value-type="string">
            <text:p>Feed and Supplements</text:p>
          </table:table-cell>
          <table:table-cell office:value-type="string">
            <text:p>Herba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Healthcare and Grooming</text:p>
          </table:table-cell>
          <table:table-cell office:value-type="string">
            <text:p>Feed and Supplements</text:p>
          </table:table-cell>
          <table:table-cell office:value-type="string">
            <text:p>Treat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Polo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Show Suppl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Show Supplies</text:p>
          </table:table-cell>
          <table:table-cell office:value-type="string">
            <text:p>Aw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Show Supplies</text:p>
          </table:table-cell>
          <table:table-cell office:value-type="string">
            <text:p>Tac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Stalls and Stable Produ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Stalls and Stable Products</text:p>
          </table:table-cell>
          <table:table-cell office:value-type="string">
            <text:p>Stall Plat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Stalls and Stable Products</text:p>
          </table:table-cell>
          <table:table-cell office:value-type="string">
            <text:p>Waterers and Feed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Tac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Tack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Tack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Tack</text:p>
          </table:table-cell>
          <table:table-cell office:value-type="string">
            <text:p>West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Theme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Theme Merchandise</text:p>
          </table:table-cell>
          <table:table-cell office:value-type="string">
            <text:p>Rac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Equestrian</text:p>
          </table:table-cell>
          <table:table-cell office:value-type="string">
            <text:p>Trail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antas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antasy</text:p>
          </table:table-cell>
          <table:table-cell office:value-type="string">
            <text:p>Soft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antasy</text:p>
          </table:table-cell>
          <table:table-cell office:value-type="string">
            <text:p>Software</text:p>
          </table:table-cell>
          <table:table-cell office:value-type="string">
            <text:p>Footba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enc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Accessories</text:p>
          </table:table-cell>
          <table:table-cell office:value-type="string">
            <text:p>Abdominal Exercis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Accessories</text:p>
          </table:table-cell>
          <table:table-cell office:value-type="string">
            <text:p>Flexibility 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Accessories</text:p>
          </table:table-cell>
          <table:table-cell office:value-type="string">
            <text:p>Heart Monit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Aerob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Books, Audio and Vide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Books, Audio and Video</text:p>
          </table:table-cell>
          <table:table-cell office:value-type="string">
            <text:p>Journa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Books, Audio and Video</text:p>
          </table:table-cell>
          <table:table-cell office:value-type="string">
            <text:p>Pilates Metho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Equipment</text:p>
          </table:table-cell>
          <table:table-cell office:value-type="string">
            <text:p>Pilates Metho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itness</text:p>
          </table:table-cell>
          <table:table-cell office:value-type="string">
            <text:p>Music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lying Disc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g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Coaching and Instruc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Atlanta Falc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Baltimore Rave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Cleveland Brow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Dallas Cowboy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Denver Bronco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Green Bay Pack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Houston Texa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Indianapolis Col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Jacksonville Jagua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Kansas City Chief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Miami Dolphi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Minnesota Viking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New England Patrio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New Orleans Sain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New York Gian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Oakland Raid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Pittsburgh Steel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San Diego Charg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Tampa Bay Buccane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Tennessee Tita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merican</text:p>
          </table:table-cell>
          <table:table-cell office:value-type="string">
            <text:p>NFL</text:p>
          </table:table-cell>
          <table:table-cell office:value-type="string">
            <text:p>Washington Redski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Australian Ru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Rugb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Rugby</text:p>
          </table:table-cell>
          <table:table-cell office:value-type="string">
            <text:p>Appare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Rugby</text:p>
          </table:table-cell>
          <table:table-cell office:value-type="string">
            <text:p>Books and Video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Rugby</text:p>
          </table:table-cell>
          <table:table-cell office:value-type="string">
            <text:p>Collectibl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Rugby</text:p>
          </table:table-cell>
          <table:table-cell office:value-type="string">
            <text:p>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office:value-type="string">
            <text:p>Rugby</text:p>
          </table:table-cell>
          <table:table-cell office:value-type="string">
            <text:p>Trave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aelic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Accessories</text:p>
          </table:table-cell>
          <table:table-cell office:value-type="string">
            <text:p>Bags and Travel Cas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Accessories</text:p>
          </table:table-cell>
          <table:table-cell office:value-type="string">
            <text:p>Ca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Accessories</text:p>
          </table:table-cell>
          <table:table-cell office:value-type="string">
            <text:p>Powered Cadd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Antiques and Collecti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Apparel</text:p>
          </table:table-cell>
          <table:table-cell office:value-type="string">
            <text:p>Women'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Bal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Book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office:value-type="string">
            <text:p>Compon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office:value-type="string">
            <text:p>Custo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office:value-type="string">
            <text:p>Put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Clubs</text:p>
          </table:table-cell>
          <table:table-cell office:value-type="string">
            <text:p>Us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Servi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Theme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Training Ai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Training Aids</text:p>
          </table:table-cell>
          <table:table-cell office:value-type="string">
            <text:p>Mats and N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Training Aids</text:p>
          </table:table-cell>
          <table:table-cell office:value-type="string">
            <text:p>Put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olf</text:p>
          </table:table-cell>
          <table:table-cell office:value-type="string">
            <text:p>Training Aids</text:p>
          </table:table-cell>
          <table:table-cell office:value-type="string">
            <text:p>The Sw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office:value-type="string">
            <text:p>Book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office:value-type="string">
            <text:p>Gri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office:value-type="string">
            <text:p>M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office:value-type="string">
            <text:p>Mus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office:value-type="string">
            <text:p>Rhythmic Suppl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office:value-type="string">
            <text:p>Softwa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office:value-type="string">
            <text:p>Theme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Gymnastics</text:p>
          </table:table-cell>
          <table:table-cell office:value-type="string">
            <text:p>Trampolin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Fiel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Floorbal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Apparel and Memorabil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Art and Photograph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Collectib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Dry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Equipment</text:p>
          </table:table-cell>
          <table:table-cell office:value-type="string">
            <text:p>Goalie Specialis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Equipment</text:p>
          </table:table-cell>
          <table:table-cell office:value-type="string">
            <text:p>Jersey Specialis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Equipment Repai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Equipment</text:p>
          </table:table-cell>
          <table:table-cell office:value-type="string">
            <text:p>Stick Specialis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Tap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Hockey</text:p>
          </table:table-cell>
          <table:table-cell office:value-type="string">
            <text:p>Ice and Roller</text:p>
          </table:table-cell>
          <table:table-cell office:value-type="string">
            <text:p>Training Ai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Lacros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Book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Books and Videos</text:p>
          </table:table-cell>
          <table:table-cell office:value-type="string">
            <text:p>Boo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Books and Videos</text:p>
          </table:table-cell>
          <table:table-cell office:value-type="string">
            <text:p>Video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Books and Videos</text:p>
          </table:table-cell>
          <table:table-cell office:value-type="string">
            <text:p>Videos</text:p>
          </table:table-cell>
          <table:table-cell office:value-type="string">
            <text:p>Fitness and Condition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Capoeir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Filipino 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Grapp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Japanese Sword 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Jujutsu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Jujutsu</text:p>
          </table:table-cell>
          <table:table-cell office:value-type="string">
            <text:p>Aikido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Jujutsu</text:p>
          </table:table-cell>
          <table:table-cell office:value-type="string">
            <text:p>Jud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Karat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Karate</text:p>
          </table:table-cell>
          <table:table-cell office:value-type="string">
            <text:p>Isshin Ryu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Karate</text:p>
          </table:table-cell>
          <table:table-cell office:value-type="string">
            <text:p>Shotok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Kenp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Kickbox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Kung Fu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Kung Fu</text:p>
          </table:table-cell>
          <table:table-cell office:value-type="string">
            <text:p>Tai Ch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Kung Fu</text:p>
          </table:table-cell>
          <table:table-cell office:value-type="string">
            <text:p>Wing Chu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Kyud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Submission Fighting and MM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Tae Kwon D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artial Arts</text:p>
          </table:table-cell>
          <table:table-cell office:value-type="string">
            <text:p>Weapo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emorabilia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emorabilia</text:p>
          </table:table-cell>
          <table:table-cell office:value-type="string">
            <text:p>Autograph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Build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Builders</text:p>
          </table:table-cell>
          <table:table-cell office:value-type="string">
            <text:p>Car and Chassi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Builders</text:p>
          </table:table-cell>
          <table:table-cell office:value-type="string">
            <text:p>Engin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Classifi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Communication Produc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Fan Merchandi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Fan Merchandise</text:p>
          </table:table-cell>
          <table:table-cell office:value-type="string">
            <text:p>Formula On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Fan Merchandise</text:p>
          </table:table-cell>
          <table:table-cell office:value-type="string">
            <text:p>NASCA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Newspapers and Magazin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Parts and 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Parts and Accessories</text:p>
          </table:table-cell>
          <table:table-cell office:value-type="string">
            <text:p>Lubrican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Parts and Accessories</text:p>
          </table:table-cell>
          <table:table-cell office:value-type="string">
            <text:p>Wheels and Tir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Safety 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Tools, Pit and Team Ne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Transportatio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Auto Racing</text:p>
          </table:table-cell>
          <table:table-cell office:value-type="string">
            <text:p>Varied Merchandi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Classifie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Kar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Karting</text:p>
          </table:table-cell>
          <table:table-cell office:value-type="string">
            <text:p>Classifie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Karting</text:p>
          </table:table-cell>
          <table:table-cell office:value-type="string">
            <text:p>Fun K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Karting</text:p>
          </table:table-cell>
          <table:table-cell office:value-type="string">
            <text:p>Rac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Personal Watercraf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Motorsports</text:p>
          </table:table-cell>
          <table:table-cell office:value-type="string">
            <text:p>Snowmobi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Officiat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Olympic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Paintbal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Paintball</text:p>
          </table:table-cell>
          <table:table-cell office:value-type="string">
            <text:p>Apparel and Gea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Paintball</text:p>
          </table:table-cell>
          <table:table-cell office:value-type="string">
            <text:p>Mark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Petanqu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Powerlift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Racquetbal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Rodeo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Rodeo</text:p>
          </table:table-cell>
          <table:table-cell office:value-type="string">
            <text:p>Buck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Rodeo</text:p>
          </table:table-cell>
          <table:table-cell office:value-type="string">
            <text:p>Photograph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Rodeo</text:p>
          </table:table-cell>
          <table:table-cell office:value-type="string">
            <text:p>Sadd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Rope Skipp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Runn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Running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at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ating</text:p>
          </table:table-cell>
          <table:table-cell office:value-type="string">
            <text:p>Clothes and Costu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ating</text:p>
          </table:table-cell>
          <table:table-cell office:value-type="string">
            <text:p>Ice Ska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ating</text:p>
          </table:table-cell>
          <table:table-cell office:value-type="string">
            <text:p>Ice Skating</text:p>
          </table:table-cell>
          <table:table-cell office:value-type="string">
            <text:p>Skate Sharpen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ating</text:p>
          </table:table-cell>
          <table:table-cell office:value-type="string">
            <text:p>Inline Ska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ating</text:p>
          </table:table-cell>
          <table:table-cell office:value-type="string">
            <text:p>Roller Ska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ating</text:p>
          </table:table-cell>
          <table:table-cell office:value-type="string">
            <text:p>Shoe Skat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ating</text:p>
          </table:table-cell>
          <table:table-cell office:value-type="string">
            <text:p>Speed Ska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ating</text:p>
          </table:table-cell>
          <table:table-cell office:value-type="string">
            <text:p>Training and Instructional Ai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iing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iing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iing</text:p>
          </table:table-cell>
          <table:table-cell office:value-type="string">
            <text:p>Accessories</text:p>
          </table:table-cell>
          <table:table-cell office:value-type="string">
            <text:p>Gogg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iing</text:p>
          </table:table-cell>
          <table:table-cell office:value-type="string">
            <text:p>Accessories</text:p>
          </table:table-cell>
          <table:table-cell office:value-type="string">
            <text:p>Skibo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iing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iing</text:p>
          </table:table-cell>
          <table:table-cell office:value-type="string">
            <text:p>Backcount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iing</text:p>
          </table:table-cell>
          <table:table-cell office:value-type="string">
            <text:p>Books, Audio and Vide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kiing</text:p>
          </table:table-cell>
          <table:table-cell office:value-type="string">
            <text:p>Nordi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Book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Club Shop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Collectib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Collectibles</text:p>
          </table:table-cell>
          <table:table-cell office:value-type="string">
            <text:p>Boo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Collectibles</text:p>
          </table:table-cell>
          <table:table-cell office:value-type="string">
            <text:p>Match Issu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Collectibles</text:p>
          </table:table-cell>
          <table:table-cell office:value-type="string">
            <text:p>Match Issue</text:p>
          </table:table-cell>
          <table:table-cell office:value-type="string">
            <text:p>Replic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Collectibles</text:p>
          </table:table-cell>
          <table:table-cell office:value-type="string">
            <text:p>Match Issue</text:p>
          </table:table-cell>
          <table:table-cell office:value-type="string">
            <text:p>Ticke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Collectibles</text:p>
          </table:table-cell>
          <table:table-cell office:value-type="string">
            <text:p>Programm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Collectibles</text:p>
          </table:table-cell>
          <table:table-cell office:value-type="string">
            <text:p>Trading C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Equip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office:value-type="string">
            <text:p>Trav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bal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Basebal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Basketbal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Bow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Cricke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Cue Spo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Cyc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D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Equestr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Fitnes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Football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Golf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Hocke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Martial A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Motorspor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Runn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Scuba Di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Socce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Softbal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Swimming and Di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Team and League Managemen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Tenni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oftware</text:p>
          </table:table-cell>
          <table:table-cell office:value-type="string">
            <text:p>Wrest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Squash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able Footbal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able Tenni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enni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ennis</text:p>
          </table:table-cell>
          <table:table-cell office:value-type="string">
            <text:p>Cloth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ennis</text:p>
          </table:table-cell>
          <table:table-cell office:value-type="string">
            <text:p>Courts and Surfa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ennis</text:p>
          </table:table-cell>
          <table:table-cell office:value-type="string">
            <text:p>Racqu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ennis</text:p>
          </table:table-cell>
          <table:table-cell office:value-type="string">
            <text:p>Scor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ennis</text:p>
          </table:table-cell>
          <table:table-cell office:value-type="string">
            <text:p>Train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heme Merchandi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heme Merchandise</text:p>
          </table:table-cell>
          <table:table-cell office:value-type="string">
            <text:p>Pos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rack and Field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rading Car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rading Cards</text:p>
          </table:table-cell>
          <table:table-cell office:value-type="string">
            <text:p>Basketbal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riathl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Triathlon</text:p>
          </table:table-cell>
          <table:table-cell office:value-type="string">
            <text:p>Appare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Varied Merchandis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Volleybal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lking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Canoeing and Kayaking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Canoeing and Kayaking</text:p>
          </table:table-cell>
          <table:table-cell office:value-type="string">
            <text:p>Outrigg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Canoeing and Kayaking</text:p>
          </table:table-cell>
          <table:table-cell office:value-type="string">
            <text:p>Outrigger</text:p>
          </table:table-cell>
          <table:table-cell office:value-type="string">
            <text:p>Paddl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Canoeing and Kayaking</text:p>
          </table:table-cell>
          <table:table-cell office:value-type="string">
            <text:p>Paddles and O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Drysuits and Wetsui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Kitesurf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cuba Di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cuba Diving</text:p>
          </table:table-cell>
          <table:table-cell office:value-type="string">
            <text:p>Clot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cuba Diving</text:p>
          </table:table-cell>
          <table:table-cell office:value-type="string">
            <text:p>Do-It-Yourself Dive Equipment Pla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cuba Diving</text:p>
          </table:table-cell>
          <table:table-cell office:value-type="string">
            <text:p>Masks, Snorkels and Fi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urf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urfing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urfing</text:p>
          </table:table-cell>
          <table:table-cell office:value-type="string">
            <text:p>Bodyboard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urfing</text:p>
          </table:table-cell>
          <table:table-cell office:value-type="string">
            <text:p>Books and Mov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urfing</text:p>
          </table:table-cell>
          <table:table-cell office:value-type="string">
            <text:p>Skimboard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urfing</text:p>
          </table:table-cell>
          <table:table-cell office:value-type="string">
            <text:p>Stand Up Paddle SU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urfing</text:p>
          </table:table-cell>
          <table:table-cell office:value-type="string">
            <text:p>Surfbo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urfing</text:p>
          </table:table-cell>
          <table:table-cell office:value-type="string">
            <text:p>Surfboards</text:p>
          </table:table-cell>
          <table:table-cell office:value-type="string">
            <text:p>Shaping and Glassin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Swimming and Di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Underwater Hocke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Water Skiing and Wakeboard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Water Skiing and Wakeboarding</text:p>
          </table:table-cell>
          <table:table-cell office:value-type="string">
            <text:p>Wakeboard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ater Sports</text:p>
          </table:table-cell>
          <table:table-cell office:value-type="string">
            <text:p>Windsurf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restl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restling</text:p>
          </table:table-cell>
          <table:table-cell office:value-type="string">
            <text:p>M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restling</text:p>
          </table:table-cell>
          <table:table-cell office:value-type="string">
            <text:p>Profession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restling</text:p>
          </table:table-cell>
          <table:table-cell office:value-type="string">
            <text:p>Professional</text:p>
          </table:table-cell>
          <table:table-cell office:value-type="string">
            <text:p>Rin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Sports</text:p>
          </table:table-cell>
          <table:table-cell office:value-type="string">
            <text:p>Wrestling</text:p>
          </table:table-cell>
          <table:table-cell office:value-type="string">
            <text:p>Professional</text:p>
          </table:table-cell>
          <table:table-cell office:value-type="string">
            <text:p>Video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Access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Accessories</text:p>
          </table:table-cell>
          <table:table-cell office:value-type="string">
            <text:p>Lighter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Cigarett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Cigarettes</text:p>
          </table:table-cell>
          <table:table-cell office:value-type="string">
            <text:p>Electronic Cigarett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Cigarettes</text:p>
          </table:table-cell>
          <table:table-cell office:value-type="string">
            <text:p>Roll Your Ow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Cigar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Cigars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Cigars</text:p>
          </table:table-cell>
          <table:table-cell office:value-type="string">
            <text:p>Cub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Cigars</text:p>
          </table:table-cell>
          <table:table-cell office:value-type="string">
            <text:p>Humido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Hookah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Pip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Pipes</text:p>
          </table:table-cell>
          <table:table-cell office:value-type="string">
            <text:p>Estat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Pipes</text:p>
          </table:table-cell>
          <table:table-cell office:value-type="string">
            <text:p>Non-Bria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Pipes</text:p>
          </table:table-cell>
          <table:table-cell office:value-type="string">
            <text:p>Repairs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Pipes</text:p>
          </table:table-cell>
          <table:table-cell office:value-type="string">
            <text:p>Tobacc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bacco</text:p>
          </table:table-cell>
          <table:table-cell office:value-type="string">
            <text:p>Smokeles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Garden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Gardening</text:p>
          </table:table-cell>
          <table:table-cell office:value-type="string">
            <text:p>Hand Too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Gardening</text:p>
          </table:table-cell>
          <table:table-cell office:value-type="string">
            <text:p>Power Too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Gardening</text:p>
          </table:table-cell>
          <table:table-cell office:value-type="string">
            <text:p>Power Tools</text:p>
          </table:table-cell>
          <table:table-cell office:value-type="string">
            <text:p>P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Gardening</text:p>
          </table:table-cell>
          <table:table-cell office:value-type="string">
            <text:p>Tool Storag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Gardening</text:p>
          </table:table-cell>
          <table:table-cell office:value-type="string">
            <text:p>Wheelbarrow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Industri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Power Too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Tooling and Consumabl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Trade Specific and Specialt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Vehicle Repair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Vehicle Repair</text:p>
          </table:table-cell>
          <table:table-cell office:value-type="string">
            <text:p>Motorcycl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Woodwork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Woodworking</text:p>
          </table:table-cell>
          <table:table-cell office:value-type="string">
            <text:p>Hand Too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Woodworking</text:p>
          </table:table-cell>
          <table:table-cell office:value-type="string">
            <text:p>Wood Carv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ols</text:p>
          </table:table-cell>
          <table:table-cell office:value-type="string">
            <text:p>Woodworking</text:p>
          </table:table-cell>
          <table:table-cell office:value-type="string">
            <text:p>Woodturn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table:number-columns-repeated="8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Action Figur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Action Figures</text:p>
          </table:table-cell>
          <table:table-cell office:value-type="string">
            <text:p>G.I. Jo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Action Figures</text:p>
          </table:table-cell>
          <table:table-cell office:value-type="string">
            <text:p>Meg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Action Figures</text:p>
          </table:table-cell>
          <table:table-cell office:value-type="string">
            <text:p>Wrest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Bab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Construct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Construction</text:p>
          </table:table-cell>
          <table:table-cell office:value-type="string">
            <text:p>Leg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Dol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Dolls</text:p>
          </table:table-cell>
          <table:table-cell office:value-type="string">
            <text:p>Barbi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Dolls</text:p>
          </table:table-cell>
          <table:table-cell office:value-type="string">
            <text:p>Barbie</text:p>
          </table:table-cell>
          <table:table-cell office:value-type="string">
            <text:p>Customiz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Dolls</text:p>
          </table:table-cell>
          <table:table-cell office:value-type="string">
            <text:p>Barbie</text:p>
          </table:table-cell>
          <table:table-cell office:value-type="string">
            <text:p>Moder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Dolls</text:p>
          </table:table-cell>
          <table:table-cell office:value-type="string">
            <text:p>Barbie</text:p>
          </table:table-cell>
          <table:table-cell office:value-type="string">
            <text:p>Vinta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Dolls</text:p>
          </table:table-cell>
          <table:table-cell office:value-type="string">
            <text:p>Bobble Hea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Dolls</text:p>
          </table:table-cell>
          <table:table-cell office:value-type="string">
            <text:p>Clothes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Educational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ing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Backgamm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Carro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Ches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Chess</text:p>
          </table:table-cell>
          <table:table-cell office:value-type="string">
            <text:p>Boards and Tabl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Chess</text:p>
          </table:table-cell>
          <table:table-cell office:value-type="string">
            <text:p>Piec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Chess</text:p>
          </table:table-cell>
          <table:table-cell office:value-type="string">
            <text:p>Set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Chess</text:p>
          </table:table-cell>
          <table:table-cell office:value-type="string">
            <text:p>Softwar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Chess</text:p>
          </table:table-cell>
          <table:table-cell office:value-type="string">
            <text:p>Tournament Suppli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G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Monopol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Classics</text:p>
          </table:table-cell>
          <table:table-cell office:value-type="string">
            <text:p>Scrabbl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Decorativ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Kids and Educational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Ne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New and Us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Sing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Us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Board Games</text:p>
          </table:table-cell>
          <table:table-cell office:value-type="string">
            <text:p>Wargam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Card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Cards</text:p>
          </table:table-cell>
          <table:table-cell office:value-type="string">
            <text:p>Brid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Cards</text:p>
          </table:table-cell>
          <table:table-cell office:value-type="string">
            <text:p>Cribbage Bo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Casino Ga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Coin-O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Coin-Op</text:p>
          </table:table-cell>
          <table:table-cell office:value-type="string">
            <text:p>Pinbal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Dice Ga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Miniatu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Party Ga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Puzz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Puzzles</text:p>
          </table:table-cell>
          <table:table-cell office:value-type="string">
            <text:p>3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Puzzles</text:p>
          </table:table-cell>
          <table:table-cell office:value-type="string">
            <text:p>Jigsa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Puzzles</text:p>
          </table:table-cell>
          <table:table-cell office:value-type="string">
            <text:p>Jigsaw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Puzzles</text:p>
          </table:table-cell>
          <table:table-cell office:value-type="string">
            <text:p>Jigsaw</text:p>
          </table:table-cell>
          <table:table-cell office:value-type="string">
            <text:p>Personaliz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Puzzles</text:p>
          </table:table-cell>
          <table:table-cell office:value-type="string">
            <text:p>Woode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Recreation Room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Recreation Rooms</text:p>
          </table:table-cell>
          <table:table-cell office:value-type="string">
            <text:p>Shuffleboar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Roleplay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Roleplaying</text:p>
          </table:table-cell>
          <table:table-cell office:value-type="string">
            <text:p>Equipment and Suppl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Roleplaying</text:p>
          </table:table-cell>
          <table:table-cell office:value-type="string">
            <text:p>Used Games and RPG Collectab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Tile Ga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Tile Games</text:p>
          </table:table-cell>
          <table:table-cell office:value-type="string">
            <text:p>Domino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Tile Games</text:p>
          </table:table-cell>
          <table:table-cell office:value-type="string">
            <text:p>Mah Jong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aried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mputer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Accessories</text:p>
          </table:table-cell>
          <table:table-cell office:value-type="string">
            <text:p>Dance Pad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Accessories</text:p>
          </table:table-cell>
          <table:table-cell office:value-type="string">
            <text:p>Mod Chip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Accessories</text:p>
          </table:table-cell>
          <table:table-cell office:value-type="string">
            <text:p>Mod Chips</text:p>
          </table:table-cell>
          <table:table-cell office:value-type="string">
            <text:p>Sega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Accessories</text:p>
          </table:table-cell>
          <table:table-cell office:value-type="string">
            <text:p>Mod Chips</text:p>
          </table:table-cell>
          <table:table-cell office:value-type="string">
            <text:p>Sony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Atar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Classi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New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Nintend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Nintendo</text:p>
          </table:table-cell>
          <table:table-cell office:value-type="string">
            <text:p>Game Boy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Renta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Son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Us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Console</text:p>
          </table:table-cell>
          <table:table-cell office:value-type="string">
            <text:p>Xbox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Guides and Document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Video Games</text:p>
          </table:table-cell>
          <table:table-cell office:value-type="string">
            <text:p>Use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Yard, Deck, and Table Ga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Yard, Deck, and Table Games</text:p>
          </table:table-cell>
          <table:table-cell office:value-type="string">
            <text:p>Bean Ba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Yard, Deck, and Table Games</text:p>
          </table:table-cell>
          <table:table-cell office:value-type="string">
            <text:p>Horsesho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Yard, Deck, and Table Games</text:p>
          </table:table-cell>
          <table:table-cell office:value-type="string">
            <text:p>Kubb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Games</text:p>
          </table:table-cell>
          <table:table-cell office:value-type="string">
            <text:p>Yard, Deck, and Table Games</text:p>
          </table:table-cell>
          <table:table-cell office:value-type="string">
            <text:p>Washer Pitch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Hobby Stor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Novelt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Novelty</text:p>
          </table:table-cell>
          <table:table-cell office:value-type="string">
            <text:p>Glow in the Dar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Novelty</text:p>
          </table:table-cell>
          <table:table-cell office:value-type="string">
            <text:p>Lottery Tick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Novelty</text:p>
          </table:table-cell>
          <table:table-cell office:value-type="string">
            <text:p>Luc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Novelty</text:p>
          </table:table-cell>
          <table:table-cell office:value-type="string">
            <text:p>Mone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Novelty</text:p>
          </table:table-cell>
          <table:table-cell office:value-type="string">
            <text:p>Stick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Novelty</text:p>
          </table:table-cell>
          <table:table-cell office:value-type="string">
            <text:p>Teet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Novelty</text:p>
          </table:table-cell>
          <table:table-cell office:value-type="string">
            <text:p>Them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Outdoor Play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Puppet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Puppets</text:p>
          </table:table-cell>
          <table:table-cell office:value-type="string">
            <text:p>Marionett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cienc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cience</text:p>
          </table:table-cell>
          <table:table-cell office:value-type="string">
            <text:p>Dinosau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cience</text:p>
          </table:table-cell>
          <table:table-cell office:value-type="string">
            <text:p>Sundi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Beanie Bab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Beanie Babies</text:p>
          </table:table-cell>
          <table:table-cell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Teddy Bea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Teddy Bears</text:p>
          </table:table-cell>
          <table:table-cell office:value-type="string">
            <text:p>Boy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Teddy Bears</text:p>
          </table:table-cell>
          <table:table-cell office:value-type="string">
            <text:p>Gan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Teddy Bears</text:p>
          </table:table-cell>
          <table:table-cell office:value-type="string">
            <text:p>Gun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Teddy Bears</text:p>
          </table:table-cell>
          <table:table-cell office:value-type="string">
            <text:p>Holy Be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Teddy Bears</text:p>
          </table:table-cell>
          <table:table-cell office:value-type="string">
            <text:p>Russ Berri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Teddy Bears</text:p>
          </table:table-cell>
          <table:table-cell office:value-type="string">
            <text:p>Sally Wine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Teddy Bears</text:p>
          </table:table-cell>
          <table:table-cell office:value-type="string">
            <text:p>Steif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Teddy Bears</text:p>
          </table:table-cell>
          <table:table-cell office:value-type="string">
            <text:p>Winnie The Poo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Stuffed Animals</text:p>
          </table:table-cell>
          <table:table-cell office:value-type="string">
            <text:p>Webkinz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ding Car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ding Cards</text:p>
          </table:table-cell>
          <table:table-cell office:value-type="string">
            <text:p>Magic the Gather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ding Cards</text:p>
          </table:table-cell>
          <table:table-cell office:value-type="string">
            <text:p>Magic the Gathering</text:p>
          </table:table-cell>
          <table:table-cell office:value-type="string">
            <text:p>Online Card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ding Cards</text:p>
          </table:table-cell>
          <table:table-cell office:value-type="string">
            <text:p>Movies and Televis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ding Cards</text:p>
          </table:table-cell>
          <table:table-cell office:value-type="string">
            <text:p>Pokém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ding Cards</text:p>
          </table:table-cell>
          <table:table-cell office:value-type="string">
            <text:p>Science Fiction, Fantasy and Horro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ding Cards</text:p>
          </table:table-cell>
          <table:table-cell office:value-type="string">
            <text:p>Science Fiction, Fantasy and Horror</text:p>
          </table:table-cell>
          <table:table-cell office:value-type="string">
            <text:p>Star W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ding Cards</text:p>
          </table:table-cell>
          <table:table-cell office:value-type="string">
            <text:p>Yu-Gi-O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nsportatio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nsportation</text:p>
          </table:table-cell>
          <table:table-cell office:value-type="string">
            <text:p>Ride On Toy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nsportation</text:p>
          </table:table-cell>
          <table:table-cell office:value-type="string">
            <text:p>Ride On Toys</text:p>
          </table:table-cell>
          <table:table-cell office:value-type="string">
            <text:p>Wag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nsportation</text:p>
          </table:table-cell>
          <table:table-cell office:value-type="string">
            <text:p>Train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Transportation</text:p>
          </table:table-cell>
          <table:table-cell office:value-type="string">
            <text:p>Trains</text:p>
          </table:table-cell>
          <table:table-cell office:value-type="string">
            <text:p>Thomas the Tank Engi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B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J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Q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Varied Merchandise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Wooden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Yo-Yo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oys and Games</text:p>
          </table:table-cell>
          <table:table-cell office:value-type="string">
            <text:p>Yo-Yos</text:p>
          </table:table-cell>
          <table:table-cell office:value-type="string">
            <text:p>Book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ravel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ravel</text:p>
          </table:table-cell>
          <table:table-cell office:value-type="string">
            <text:p>Access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ravel</text:p>
          </table:table-cell>
          <table:table-cell office:value-type="string">
            <text:p>Health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ravel</text:p>
          </table:table-cell>
          <table:table-cell office:value-type="string">
            <text:p>Luggage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ravel</text:p>
          </table:table-cell>
          <table:table-cell office:value-type="string">
            <text:p>Luggage</text:p>
          </table:table-cell>
          <table:table-cell office:value-type="string">
            <text:p>Accessori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Travel</text:p>
          </table:table-cell>
          <table:table-cell office:value-type="string">
            <text:p>Luggage</text:p>
          </table:table-cell>
          <table:table-cell office:value-type="string">
            <text:p>Accessories</text:p>
          </table:table-cell>
          <table:table-cell office:value-type="string">
            <text:p>Identific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ravel</text:p>
          </table:table-cell>
          <table:table-cell office:value-type="string">
            <text:p>Luggage</text:p>
          </table:table-cell>
          <table:table-cell office:value-type="string">
            <text:p>Busine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ravel</text:p>
          </table:table-cell>
          <table:table-cell office:value-type="string">
            <text:p>Luggage</text:p>
          </table:table-cell>
          <table:table-cell office:value-type="string">
            <text:p>Leather Produc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ravel</text:p>
          </table:table-cell>
          <table:table-cell office:value-type="string">
            <text:p>Luggage</text:p>
          </table:table-cell>
          <table:table-cell office:value-type="string">
            <text:p>Travel Gea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Travel</text:p>
          </table:table-cell>
          <table:table-cell office:value-type="string">
            <text:p>Luggage</text:p>
          </table:table-cell>
          <table:table-cell office:value-type="string">
            <text:p>Travel Gear</text:p>
          </table:table-cell>
          <table:table-cell office:value-type="string">
            <text:p>Backpack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office:value-type="string">
            <text:p>Glid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office:value-type="string">
            <text:p>Paramoto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office:value-type="string">
            <text:p>Parts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office:value-type="string">
            <text:p>Parts and Accessories</text:p>
          </table:table-cell>
          <table:table-cell office:value-type="string">
            <text:p>Communication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office:value-type="string">
            <text:p>Parts and Accessories</text:p>
          </table:table-cell>
          <table:table-cell office:value-type="string">
            <text:p>Instrumen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office:value-type="string">
            <text:p>Parts and Accessories</text:p>
          </table:table-cell>
          <table:table-cell office:value-type="string">
            <text:p>Restor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office:value-type="string">
            <text:p>Parts and Accessories</text:p>
          </table:table-cell>
          <table:table-cell office:value-type="string">
            <text:p>Ultraligh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ircraft</text:p>
          </table:table-cell>
          <table:table-cell office:value-type="string">
            <text:p>Ultraligh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Apprais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Appraisers</text:p>
          </table:table-cell>
          <table:table-cell office:value-type="string">
            <text:p>Pre-purchase Condition Repo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Buyer Servic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By Reg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Custom and Collector Ca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Custom and Collector Cars</text:p>
          </table:table-cell>
          <table:table-cell office:value-type="string">
            <text:p>Antique and Class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Custom and Collector Cars</text:p>
          </table:table-cell>
          <table:table-cell office:value-type="string">
            <text:p>Antique and Classic</text:p>
          </table:table-cell>
          <table:table-cell office:value-type="string">
            <text:p>Parts and Accessori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Custom and Collector Cars</text:p>
          </table:table-cell>
          <table:table-cell office:value-type="string">
            <text:p>Customized C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Custom and Collector Cars</text:p>
          </table:table-cell>
          <table:table-cell office:value-type="string">
            <text:p>Customized Cars</text:p>
          </table:table-cell>
          <table:table-cell office:value-type="string">
            <text:p>Rod and Custo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Custom and Collector Cars</text:p>
          </table:table-cell>
          <table:table-cell office:value-type="string">
            <text:p>Customized Cars</text:p>
          </table:table-cell>
          <table:table-cell office:value-type="string">
            <text:p>Sport Compac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Custom and Collector Cars</text:p>
          </table:table-cell>
          <table:table-cell office:value-type="string">
            <text:p>Muscle C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Internet Sa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Warran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Warranty</text:p>
          </table:table-cell>
          <table:table-cell office:value-type="string">
            <text:p>Ford ESP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Autos</text:p>
          </table:table-cell>
          <table:table-cell office:value-type="string">
            <text:p>Warranty</text:p>
          </table:table-cell>
          <table:table-cell office:value-type="string">
            <text:p>Honda Care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Direct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Calendars and Video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Calendars and Videos</text:p>
          </table:table-cell>
          <table:table-cell office:value-type="string">
            <text:p>Calendars and Post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Calendars and Videos</text:p>
          </table:table-cell>
          <table:table-cell office:value-type="string">
            <text:p>Video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Buel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office:value-type="string">
            <text:p>Cloth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office:value-type="string">
            <text:p>Collectibles and Toy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office:value-type="string">
            <text:p>Custom Frame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office:value-type="string">
            <text:p>Customiz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office:value-type="string">
            <text:p>Customizing</text:p>
          </table:table-cell>
          <table:table-cell office:value-type="string">
            <text:p>Custom Paint and Powdercoating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office:value-type="string">
            <text:p>Exhaust System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office:value-type="string">
            <text:p>Raci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office:value-type="string">
            <text:p>Seats and Saddle Bag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Harley-Davidson</text:p>
          </table:table-cell>
          <table:table-cell office:value-type="string">
            <text:p>Used Part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merican</text:p>
          </table:table-cell>
          <table:table-cell office:value-type="string">
            <text:p>Ind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pparel and Helme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pparel and Helmets</text:p>
          </table:table-cell>
          <table:table-cell office:value-type="string">
            <text:p>Helme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pparel and Helmets</text:p>
          </table:table-cell>
          <table:table-cell office:value-type="string">
            <text:p>Women'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ATV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Bags and Lugga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Bodywork, Fairings and Fibregla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Bodywork, Fairings and Fibreglass</text:p>
          </table:table-cell>
          <table:table-cell office:value-type="string">
            <text:p>Airbrushing and Paintwor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Brakes, Tires and Whe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Brakes, Tires and Wheels</text:p>
          </table:table-cell>
          <table:table-cell office:value-type="string">
            <text:p>Brak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Covers and Car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Engine, Transmission and Exhaus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Engine, Transmission and Exhaust</text:p>
          </table:table-cell>
          <table:table-cell office:value-type="string">
            <text:p>Exhaust System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Europea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European</text:p>
          </table:table-cell>
          <table:table-cell office:value-type="string">
            <text:p>BMW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European</text:p>
          </table:table-cell>
          <table:table-cell office:value-type="string">
            <text:p>BMW</text:p>
          </table:table-cell>
          <table:table-cell office:value-type="string">
            <text:p>Electric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European</text:p>
          </table:table-cell>
          <table:table-cell office:value-type="string">
            <text:p>BMW</text:p>
          </table:table-cell>
          <table:table-cell office:value-type="string">
            <text:p>Fairings, Windshield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European</text:p>
          </table:table-cell>
          <table:table-cell office:value-type="string">
            <text:p>BMW</text:p>
          </table:table-cell>
          <table:table-cell office:value-type="string">
            <text:p>Saddles, Luggag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European</text:p>
          </table:table-cell>
          <table:table-cell office:value-type="string">
            <text:p>BMW</text:p>
          </table:table-cell>
          <table:table-cell office:value-type="string">
            <text:p>Suspension, Shocks, Brakes, and Wheel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Fuel Syste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Haulage and Storag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High Performance and Rac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Japane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Lights and Electric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Off-Roa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Saddles and Se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Salvage Yards - Used P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Securit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Parts and Accessories</text:p>
          </table:table-cell>
          <table:table-cell office:value-type="string">
            <text:p>Suspens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Scoo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Sidecars and Trail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Sidecars and Trailers</text:p>
          </table:table-cell>
          <table:table-cell office:value-type="string">
            <text:p>Sideca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Sidecars and Trailers</text:p>
          </table:table-cell>
          <table:table-cell office:value-type="string">
            <text:p>Trail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Three Wheel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Vintage and Evolution Motocros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Motorcycles</text:p>
          </table:table-cell>
          <table:table-cell office:value-type="string">
            <text:p>Vintage and Evolution Motocross</text:p>
          </table:table-cell>
          <table:table-cell office:value-type="string">
            <text:p>Parts and 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Air Condition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Brak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Detailing Suppl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Drive Trai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Drive Train</text:p>
          </table:table-cell>
          <table:table-cell office:value-type="string">
            <text:p>Rebuil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lectric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lectronic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lectronics</text:p>
          </table:table-cell>
          <table:table-cell office:value-type="string">
            <text:p>Alarm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lectronics</text:p>
          </table:table-cell>
          <table:table-cell office:value-type="string">
            <text:p>Audio and Video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lectronics</text:p>
          </table:table-cell>
          <table:table-cell office:value-type="string">
            <text:p>Audio and Video</text:p>
          </table:table-cell>
          <table:table-cell office:value-type="string">
            <text:p>Repairs and Servic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lectronics</text:p>
          </table:table-cell>
          <table:table-cell office:value-type="string">
            <text:p>Radar 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ngin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ngine</text:p>
          </table:table-cell>
          <table:table-cell office:value-type="string">
            <text:p>Cool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ngine</text:p>
          </table:table-cell>
          <table:table-cell office:value-type="string">
            <text:p>Fue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ngine</text:p>
          </table:table-cell>
          <table:table-cell office:value-type="string">
            <text:p>Fuel</text:p>
          </table:table-cell>
          <table:table-cell office:value-type="string">
            <text:p>Biodiese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ngine</text:p>
          </table:table-cell>
          <table:table-cell office:value-type="string">
            <text:p>Rebuil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haus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Aerodynam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Auto Body Par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Auto Graphics and Letter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Covers and To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License Plat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License Plates</text:p>
          </table:table-cell>
          <table:table-cell office:value-type="string">
            <text:p>Genuine and Expir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License Plates</text:p>
          </table:table-cell>
          <table:table-cell office:value-type="string">
            <text:p>Novelty and Reproducti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License Plates</text:p>
          </table:table-cell>
          <table:table-cell office:value-type="string">
            <text:p>Personalized and Cherished Registrati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Ligh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Roof Racks and Carrie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Roof Racks and Carriers</text:p>
          </table:table-cell>
          <table:table-cell office:value-type="string">
            <text:p>Bicycl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Exterior</text:p>
          </table:table-cell>
          <table:table-cell office:value-type="string">
            <text:p>Wheel Covers and Hub Cap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Interio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Interior</text:p>
          </table:table-cell>
          <table:table-cell office:value-type="string">
            <text:p>Dash Covers and Floor Ma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Interior</text:p>
          </table:table-cell>
          <table:table-cell office:value-type="string">
            <text:p>Gaug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Interior</text:p>
          </table:table-cell>
          <table:table-cell office:value-type="string">
            <text:p>Seats and Upholste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Interior</text:p>
          </table:table-cell>
          <table:table-cell office:value-type="string">
            <text:p>Steering Wheels and Shift Knob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Interior</text:p>
          </table:table-cell>
          <table:table-cell office:value-type="string">
            <text:p>Tri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Lubrica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Lubricants</text:p>
          </table:table-cell>
          <table:table-cell office:value-type="string">
            <text:p>Additiv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AMC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Chrysle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Dodg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For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Ford</text:p>
          </table:table-cell>
          <table:table-cell office:value-type="string">
            <text:p>Mustan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Ford</text:p>
          </table:table-cell>
          <table:table-cell office:value-type="string">
            <text:p>Thunderbird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General Moto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General Motors</text:p>
          </table:table-cell>
          <table:table-cell office:value-type="string">
            <text:p>Cadillac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General Motors</text:p>
          </table:table-cell>
          <table:table-cell office:value-type="string">
            <text:p>Chevrole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General Motors</text:p>
          </table:table-cell>
          <table:table-cell office:value-type="string">
            <text:p>Chevrolet</text:p>
          </table:table-cell>
          <table:table-cell office:value-type="string">
            <text:p>Camaro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General Motors</text:p>
          </table:table-cell>
          <table:table-cell office:value-type="string">
            <text:p>Chevrolet</text:p>
          </table:table-cell>
          <table:table-cell office:value-type="string">
            <text:p>Corvette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American</text:p>
          </table:table-cell>
          <table:table-cell office:value-type="string">
            <text:p>General Motors</text:p>
          </table:table-cell>
          <table:table-cell office:value-type="string">
            <text:p>Pontiac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Austi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DeLore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Jagua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Land Rove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Lotu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MG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Morga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Morri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Triumph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Vauxhall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office:value-type="string">
            <text:p>BMW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office:value-type="string">
            <text:p>BMW</text:p>
          </table:table-cell>
          <table:table-cell office:value-type="string">
            <text:p>BMW Tuners</text:p>
          </table:table-cell>
          <table:table-cell table:number-columns-repeated="2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office:value-type="string">
            <text:p>Mercedes-Benz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office:value-type="string">
            <text:p>Porsch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office:value-type="string">
            <text:p>Volkswagen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office:value-type="string">
            <text:p>Volkswagen</text:p>
          </table:table-cell>
          <table:table-cell office:value-type="string">
            <text:p>Aircooled</text:p>
          </table:table-cell>
          <table:table-cell table:number-columns-repeated="2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German</text:p>
          </table:table-cell>
          <table:table-cell office:value-type="string">
            <text:p>Volkswagen</text:p>
          </table:table-cell>
          <table:table-cell office:value-type="string">
            <text:p>Watercooled</text:p>
          </table:table-cell>
          <table:table-cell table:number-columns-repeated="2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office:value-type="string">
            <text:p>Alfa Romeo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Swedis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Swedish</text:p>
          </table:table-cell>
          <table:table-cell office:value-type="string">
            <text:p>Saab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European</text:p>
          </table:table-cell>
          <table:table-cell office:value-type="string">
            <text:p>Swedish</text:p>
          </table:table-cell>
          <table:table-cell office:value-type="string">
            <text:p>Volvo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office:value-type="string">
            <text:p>Hond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office:value-type="string">
            <text:p>Mazd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office:value-type="string">
            <text:p>Mitsubish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office:value-type="string">
            <text:p>Nissa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office:value-type="string">
            <text:p>Subaru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office:value-type="string">
            <text:p>Toyot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office:value-type="string">
            <text:p>Toyota</text:p>
          </table:table-cell>
          <table:table-cell office:value-type="string">
            <text:p>FJ Cruise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office:value-type="string">
            <text:p>Toyota</text:p>
          </table:table-cell>
          <table:table-cell office:value-type="string">
            <text:p>Land Cruiser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Japanese</text:p>
          </table:table-cell>
          <table:table-cell office:value-type="string">
            <text:p>Toyota</text:p>
          </table:table-cell>
          <table:table-cell office:value-type="string">
            <text:p>Supra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Makes and Models</text:p>
          </table:table-cell>
          <table:table-cell office:value-type="string">
            <text:p>Kore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Performanc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Recreational Vehicl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Safe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Suspens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Trail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Trailers</text:p>
          </table:table-cell>
          <table:table-cell office:value-type="string">
            <text:p>Hitch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Trucks, Vans, and Sport Utilit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Trucks, Vans, and Sport Utility</text:p>
          </table:table-cell>
          <table:table-cell office:value-type="string">
            <text:p>4x4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Trucks, Vans, and Sport Utility</text:p>
          </table:table-cell>
          <table:table-cell office:value-type="string">
            <text:p>Bed and Carg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Trucks, Vans, and Sport Utility</text:p>
          </table:table-cell>
          <table:table-cell office:value-type="string">
            <text:p>Bed and Cargo</text:p>
          </table:table-cell>
          <table:table-cell office:value-type="string">
            <text:p>Caps and Tonneau Cov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Trucks, Vans, and Sport Utility</text:p>
          </table:table-cell>
          <table:table-cell office:value-type="string">
            <text:p>Jee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O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Q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Varied Merchandise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Parts and Accessories</text:p>
          </table:table-cell>
          <table:table-cell office:value-type="string">
            <text:p>Wheels and Tir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Trucks, Vans, and Sport Utilit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Boa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Boats</text:p>
          </table:table-cell>
          <table:table-cell office:value-type="string">
            <text:p>Inflatabl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Boats</text:p>
          </table:table-cell>
          <table:table-cell office:value-type="string">
            <text:p>Plans and Ki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Boats</text:p>
          </table:table-cell>
          <table:table-cell office:value-type="string">
            <text:p>Plans and Kits</text:p>
          </table:table-cell>
          <table:table-cell office:value-type="string">
            <text:p>Canoes and Kayak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Boats</text:p>
          </table:table-cell>
          <table:table-cell office:value-type="string">
            <text:p>Plans and Kits</text:p>
          </table:table-cell>
          <table:table-cell office:value-type="string">
            <text:p>Sailboats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Boats</text:p>
          </table:table-cell>
          <table:table-cell office:value-type="string">
            <text:p>Rowing Shell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Ancho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Boat Lifts and Stand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Care and Maintenanc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Carpe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Charts and Publicatio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Covers and Top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Dock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Educatio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Electronic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Electronics</text:p>
          </table:table-cell>
          <table:table-cell office:value-type="string">
            <text:p>Communication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Engines, Drives, Propeller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Engines, Drives, Propellers</text:p>
          </table:table-cell>
          <table:table-cell office:value-type="string">
            <text:p>Propellers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Letters and Graphic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Paints and Resin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Safety Equipmen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ehicles</text:p>
          </table:table-cell>
          <table:table-cell office:value-type="string">
            <text:p>Watercraft</text:p>
          </table:table-cell>
          <table:table-cell office:value-type="string">
            <text:p>Sailing</text:p>
          </table:table-cell>
          <table:table-cell office:value-type="string">
            <text:p>Parts and Accessories</text:p>
          </table:table-cell>
          <table:table-cell office:value-type="string">
            <text:p>Sai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table:number-columns-repeated="8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Artist Created Prin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Artist Created Prints</text:p>
          </table:table-cell>
          <table:table-cell office:value-type="string">
            <text:p>Intagli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Artist Created Prints</text:p>
          </table:table-cell>
          <table:table-cell office:value-type="string">
            <text:p>Limited Edi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Artist Created Prints</text:p>
          </table:table-cell>
          <table:table-cell office:value-type="string">
            <text:p>Limited Edition</text:p>
          </table:table-cell>
          <table:table-cell office:value-type="string">
            <text:p>Galleri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Artist Created Prints</text:p>
          </table:table-cell>
          <table:table-cell office:value-type="string">
            <text:p>Lithograph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Artist Created Prints</text:p>
          </table:table-cell>
          <table:table-cell office:value-type="string">
            <text:p>Relief Techniqu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Artist Created Prints</text:p>
          </table:table-cell>
          <table:table-cell office:value-type="string">
            <text:p>Serigraph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Calligraph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Classified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Collage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Digital Art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Directori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African</text:p>
          </table:table-cell>
          <table:table-cell office:value-type="string">
            <text:p>Egypt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As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Caribb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British</text:p>
          </table:table-cell>
          <table:table-cell office:value-type="string">
            <text:p>Scottis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Frenc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Greek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r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Ital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Russ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European</text:p>
          </table:table-cell>
          <table:table-cell office:value-type="string">
            <text:p>Spanish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Latin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Middle Easter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frican 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African American</text:p>
          </table:table-cell>
          <table:table-cell office:value-type="string">
            <text:p>Artist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Canad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Mex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ative Americ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ative American</text:p>
          </table:table-cell>
          <table:table-cell office:value-type="string">
            <text:p>Native-Inspire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North American</text:p>
          </table:table-cell>
          <table:table-cell office:value-type="string">
            <text:p>Native American</text:p>
          </table:table-cell>
          <table:table-cell office:value-type="string">
            <text:p>Native-Mad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office:value-type="string">
            <text:p>Australi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Ethnic and Regional</text:p>
          </table:table-cell>
          <table:table-cell office:value-type="string">
            <text:p>Oceanian</text:p>
          </table:table-cell>
          <table:table-cell office:value-type="string">
            <text:p>New Zealan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B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J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Q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Galleries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Illustration and Drawing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Illustration and Drawing</text:p>
          </table:table-cell>
          <table:table-cell office:value-type="string">
            <text:p>Caricatur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Illustration and Drawing</text:p>
          </table:table-cell>
          <table:table-cell office:value-type="string">
            <text:p>Cartoon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Illustration and Drawing</text:p>
          </table:table-cell>
          <table:table-cell office:value-type="string">
            <text:p>Nature and Wildlif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Illustration and Drawing</text:p>
          </table:table-cell>
          <table:table-cell office:value-type="string">
            <text:p>Portrai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ixed Media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B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I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J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Q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R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T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ltiple Media Artists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Museum Stor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Abstract Expression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Abstract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Acryl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American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Classical Real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Conceptu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Contemporary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Egg Temper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Encaus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Expression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Figurativ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Impression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Landscap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Nature and Wildlif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Oils</text:p>
          </table:table-cell>
          <table:table-cell office:value-type="string">
            <text:p>Z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Past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Pop A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Portrai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Post Modern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Real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Seascap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Still Lif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Surreal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Symbolism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Artists</text:p>
          </table:table-cell>
          <table:table-cell office:value-type="string">
            <text:p>Watercolors</text:p>
          </table:table-cell>
          <table:table-cell office:value-type="string">
            <text:p>Z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ainting</text:p>
          </table:table-cell>
          <table:table-cell office:value-type="string">
            <text:p>Galle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Art Galler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Art Galleries</text:p>
          </table:table-cell>
          <table:table-cell office:value-type="string">
            <text:p>Virtu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Abstract and Experiment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Abstract and Experimental</text:p>
          </table:table-cell>
          <table:table-cell office:value-type="string">
            <text:p>Black and Whit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Digit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Fine Ar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Fine Art</text:p>
          </table:table-cell>
          <table:table-cell office:value-type="string">
            <text:p>Black and Whit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Nature and Wildlif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Nature and Wildlife</text:p>
          </table:table-cell>
          <table:table-cell office:value-type="string">
            <text:p>Animal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Nature and Wildlife</text:p>
          </table:table-cell>
          <table:table-cell office:value-type="string">
            <text:p>Landscapes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Nature and Wildlife</text:p>
          </table:table-cell>
          <table:table-cell office:value-type="string">
            <text:p>Landscapes</text:p>
          </table:table-cell>
          <table:table-cell office:value-type="string">
            <text:p>Fine Art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Nature and Wildlife</text:p>
          </table:table-cell>
          <table:table-cell office:value-type="string">
            <text:p>Landscapes</text:p>
          </table:table-cell>
          <table:table-cell office:value-type="string">
            <text:p>Fine Art</text:p>
          </table:table-cell>
          <table:table-cell office:value-type="string">
            <text:p>Black and White</text:p>
          </table:table-cell>
          <table:table-cell table:number-columns-repeated="2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Nature and Wildlife</text:p>
          </table:table-cell>
          <table:table-cell office:value-type="string">
            <text:p>Underwater</text:p>
          </table:table-cell>
          <table:table-cell table:number-columns-repeated="4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Nautic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Panoramic and 360°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Peopl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People</text:p>
          </table:table-cell>
          <table:table-cell office:value-type="string">
            <text:p>Figure and Nud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People</text:p>
          </table:table-cell>
          <table:table-cell office:value-type="string">
            <text:p>Fine Art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People</text:p>
          </table:table-cell>
          <table:table-cell office:value-type="string">
            <text:p>Fine Art</text:p>
          </table:table-cell>
          <table:table-cell office:value-type="string">
            <text:p>Black and White</text:p>
          </table:table-cell>
          <table:table-cell table:number-columns-repeated="3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Travel and Loca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Urba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hotography</text:p>
          </table:table-cell>
          <table:table-cell office:value-type="string">
            <text:p>Photographers</text:p>
          </table:table-cell>
          <table:table-cell office:value-type="string">
            <text:p>Urban</text:p>
          </table:table-cell>
          <table:table-cell office:value-type="string">
            <text:p>Black and White</text:p>
          </table:table-cell>
          <table:table-cell table:number-columns-repeated="4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Celebriti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Childre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Digital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Hous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Painting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Paste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Pe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Pets</text:p>
          </table:table-cell>
          <table:table-cell office:value-type="string">
            <text:p>Digit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Pets</text:p>
          </table:table-cell>
          <table:table-cell office:value-type="string">
            <text:p>Painting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Pets</text:p>
          </table:table-cell>
          <table:table-cell office:value-type="string">
            <text:p>Paste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rtraits From Photos</text:p>
          </table:table-cell>
          <table:table-cell office:value-type="string">
            <text:p>Pets</text:p>
          </table:table-cell>
          <table:table-cell office:value-type="string">
            <text:p>Penci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sters and Print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sters and Prints</text:p>
          </table:table-cell>
          <table:table-cell office:value-type="string">
            <text:p>Nature and Wildlif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sters and Prints</text:p>
          </table:table-cell>
          <table:table-cell office:value-type="string">
            <text:p>On Canva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sters and Prints</text:p>
          </table:table-cell>
          <table:table-cell office:value-type="string">
            <text:p>Poste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sters and Prints</text:p>
          </table:table-cell>
          <table:table-cell office:value-type="string">
            <text:p>Print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sters and Prints</text:p>
          </table:table-cell>
          <table:table-cell office:value-type="string">
            <text:p>Prints</text:p>
          </table:table-cell>
          <table:table-cell office:value-type="string">
            <text:p>Giclé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Posters and Prints</text:p>
          </table:table-cell>
          <table:table-cell office:value-type="string">
            <text:p>Prints</text:p>
          </table:table-cell>
          <table:table-cell office:value-type="string">
            <text:p>Limited Edition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Reproduction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Reproductions</text:p>
          </table:table-cell>
          <table:table-cell office:value-type="string">
            <text:p>Hand Painted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Reproductions</text:p>
          </table:table-cell>
          <table:table-cell office:value-type="string">
            <text:p>Theme Merchandis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Nature and Wildlif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office:value-type="string">
            <text:p>Cast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office:value-type="string">
            <text:p>Ceramic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office:value-type="string">
            <text:p>Glas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office:value-type="string">
            <text:p>Kinetic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office:value-type="string">
            <text:p>Metal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office:value-type="string">
            <text:p>Mixed Media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office:value-type="string">
            <text:p>Paper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office:value-type="string">
            <text:p>Stone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culpture</text:p>
          </table:table-cell>
          <table:table-cell office:value-type="string">
            <text:p>Sculptors</text:p>
          </table:table-cell>
          <table:table-cell office:value-type="string">
            <text:p>Wood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Conservation and Preserv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Drawing and Paint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Easels and Art Furni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Frame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Frames</text:p>
          </table:table-cell>
          <table:table-cell office:value-type="string">
            <text:p>Custom and Ki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Frames</text:p>
          </table:table-cell>
          <table:table-cell office:value-type="string">
            <text:p>Digital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Frames</text:p>
          </table:table-cell>
          <table:table-cell office:value-type="string">
            <text:p>Diploma Fram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Frames</text:p>
          </table:table-cell>
          <table:table-cell office:value-type="string">
            <text:p>Framing Supplies and Equipment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Frames</text:p>
          </table:table-cell>
          <table:table-cell office:value-type="string">
            <text:p>Hanging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Frames</text:p>
          </table:table-cell>
          <table:table-cell office:value-type="string">
            <text:p>Poster Frame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Graphic Arts and Illustration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Pigments, Mediums, and Raw Materials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Printmaking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Supplies</text:p>
          </table:table-cell>
          <table:table-cell office:value-type="string">
            <text:p>Sculptur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table:number-columns-repeated="7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Automotive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Aviation and Military</text:p>
          </table:table-cell>
          <table:table-cell table:number-columns-repeated="6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Aviation and Military</text:p>
          </table:table-cell>
          <table:table-cell office:value-type="string">
            <text:p>Artists</text:p>
          </table:table-cell>
          <table:table-cell table:number-columns-repeated="5"/>
        </table:table-row>
        <table:table-row table:style-name="ro2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Folk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Folk</text:p>
          </table:table-cell>
          <table:table-cell office:value-type="string">
            <text:p>Artis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Marin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Marine</text:p>
          </table:table-cell>
          <table:table-cell office:value-type="string">
            <text:p>Artis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Nature and Wildlife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Pe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Religious and Spiritual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Science Fiction and Fantasy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Sport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Sports</text:p>
          </table:table-cell>
          <table:table-cell office:value-type="string">
            <text:p>Artis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Trains and Railroa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Wester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Visual Arts</text:p>
          </table:table-cell>
          <table:table-cell office:value-type="string">
            <text:p>Thematic</text:p>
          </table:table-cell>
          <table:table-cell office:value-type="string">
            <text:p>Western</text:p>
          </table:table-cell>
          <table:table-cell office:value-type="string">
            <text:p>Artist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table:number-columns-repeated="8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Accessori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Cak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Cakes</text:p>
          </table:table-cell>
          <table:table-cell office:value-type="string">
            <text:p>Cake Top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Gift Registry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Invitations and Announcement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Invitations and Announcements</text:p>
          </table:table-cell>
          <table:table-cell office:value-type="string">
            <text:p>Map Card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Invitations and Announcements</text:p>
          </table:table-cell>
          <table:table-cell office:value-type="string">
            <text:p>RSVP Servic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Keepsak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Keepsakes</text:p>
          </table:table-cell>
          <table:table-cell office:value-type="string">
            <text:p>Gown Preservation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Music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Reception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Reception</text:p>
          </table:table-cell>
          <table:table-cell office:value-type="string">
            <text:p>Favor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Reception</text:p>
          </table:table-cell>
          <table:table-cell office:value-type="string">
            <text:p>Favors</text:p>
          </table:table-cell>
          <table:table-cell office:value-type="string">
            <text:p>Candy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Reception</text:p>
          </table:table-cell>
          <table:table-cell office:value-type="string">
            <text:p>Tosses and Releases</text:p>
          </table:table-cell>
          <table:table-cell table:number-columns-repeated="6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Reception</text:p>
          </table:table-cell>
          <table:table-cell office:value-type="string">
            <text:p>Tosses and Releases</text:p>
          </table:table-cell>
          <table:table-cell office:value-type="string">
            <text:p>Bird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Reception</text:p>
          </table:table-cell>
          <table:table-cell office:value-type="string">
            <text:p>Tosses and Releases</text:p>
          </table:table-cell>
          <table:table-cell office:value-type="string">
            <text:p>Butterflies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Showers and Parties</text:p>
          </table:table-cell>
          <table:table-cell table:number-columns-repeated="7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Weddings</text:p>
          </table:table-cell>
          <table:table-cell office:value-type="string">
            <text:p>Softwar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0T10:37:50.20</meta:creation-date>
    <dc:date>2013-12-30T10:38:14.76</dc:date>
    <meta:editing-duration>P0D</meta:editing-duration>
    <meta:editing-cycles>1</meta:editing-cycles>
    <meta:document-statistic meta:table-count="1" meta:cell-count="25665" meta:object-count="0"/>
    <meta:generator>LibreOffice/4.0.2.2$Windows_x86 LibreOffice_project/4c82dcdd6efcd48b1d8bba66bfe1989deee49c3</meta:generator>
  </office:meta>
</office:document-meta>
</file>